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5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  <style:map style:condition="cell-content()=1" style:apply-style-name="無題1" style:base-cell-address="'Number font'.A1"/>
    </style:style>
    <style:style style:name="ce2" style:family="table-cell" style:parent-style-name="Default">
      <style:table-cell-properties fo:border-bottom="none" fo:border-left="0.74pt solid #000000" fo:border-right="none" fo:border-top="0.74pt solid #000000"/>
      <style:map style:condition="cell-content()=1" style:apply-style-name="無題1" style:base-cell-address="'Number font'.A2"/>
    </style:style>
    <style:style style:name="ce3" style:family="table-cell" style:parent-style-name="Default">
      <style:table-cell-properties fo:border-bottom="none" fo:border-left="0.74pt solid #000000" fo:border-right="none" fo:border-top="none"/>
      <style:map style:condition="cell-content()=1" style:apply-style-name="無題1" style:base-cell-address="'Number font'.A1"/>
    </style:style>
    <style:style style:name="ce4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5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6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7" style:family="table-cell" style:parent-style-name="Default">
      <style:table-cell-properties fo:border-bottom="0.74pt solid #000000" fo:border-left="0.74pt solid #000000" fo:border-right="none" fo:border-top="none"/>
      <style:map style:condition="cell-content()=1" style:apply-style-name="無題1" style:base-cell-address="'Number font'.A1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  <style:map style:condition="cell-content()=1" style:apply-style-name="無題1" style:base-cell-address="'Number font'.A1"/>
    </style:style>
    <style:style style:name="ce9" style:family="table-cell" style:parent-style-name="Default">
      <style:table-cell-properties fo:border-bottom="none" fo:border-left="none" fo:border-right="none" fo:border-top="0.74pt solid #000000"/>
      <style:map style:condition="cell-content()=1" style:apply-style-name="無題1" style:base-cell-address="'Number font'.A19"/>
    </style:style>
    <style:style style:name="ce10" style:family="table-cell" style:parent-style-name="Default">
      <style:table-cell-properties fo:border="none"/>
      <style:map style:condition="cell-content()=1" style:apply-style-name="無題1" style:base-cell-address="'Number font'.A19"/>
    </style:style>
    <style:style style:name="ce11" style:family="table-cell" style:parent-style-name="Default">
      <style:table-cell-properties fo:border="none"/>
      <style:map style:condition="cell-content()=1" style:apply-style-name="無題1" style:base-cell-address="'Number font'.A31"/>
    </style:style>
    <style:style style:name="ce12" style:family="table-cell" style:parent-style-name="Default">
      <style:table-cell-properties fo:border="none"/>
      <style:map style:condition="cell-content()=1" style:apply-style-name="無題1" style:base-cell-address="'Number font'.A32"/>
    </style:style>
    <style:style style:name="ce13" style:family="table-cell" style:parent-style-name="Default">
      <style:table-cell-properties fo:border="none"/>
      <style:map style:condition="cell-content()=1" style:apply-style-name="無題1" style:base-cell-address="'Number font'.A33"/>
    </style:style>
    <style:style style:name="ce14" style:family="table-cell" style:parent-style-name="Default">
      <style:table-cell-properties fo:border-bottom="0.74pt solid #000000" fo:border-left="0.74pt solid #000000" fo:border-right="none" fo:border-top="none"/>
      <style:map style:condition="cell-content()=1" style:apply-style-name="無題1" style:base-cell-address="'Number font'.A19"/>
    </style:style>
    <style:style style:name="ce15" style:family="table-cell" style:parent-style-name="Default">
      <style:table-cell-properties fo:border-bottom="none" fo:border-left="0.74pt solid #000000" fo:border-right="none" fo:border-top="0.74pt solid #000000"/>
      <style:map style:condition="cell-content()=1" style:apply-style-name="無題1" style:base-cell-address="'Number font'.A36"/>
    </style:style>
    <style:style style:name="ce16" style:family="table-cell" style:parent-style-name="Default">
      <style:table-cell-properties fo:border-bottom="none" fo:border-left="0.74pt solid #000000" fo:border-right="none" fo:border-top="none"/>
      <style:map style:condition="cell-content()=1" style:apply-style-name="無題1" style:base-cell-address="'Number font'.A1"/>
    </style:style>
    <style:style style:name="ce17" style:family="table-cell" style:parent-style-name="Default">
      <style:table-cell-properties fo:border-bottom="none" fo:border-left="0.74pt solid #000000" fo:border-right="none" fo:border-top="none"/>
      <style:map style:condition="cell-content()=1" style:apply-style-name="無題1" style:base-cell-address="'Number font'.A41"/>
    </style:style>
    <style:style style:name="ce18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19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20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21" style:family="table-cell" style:parent-style-name="Default">
      <style:table-cell-properties fo:border-bottom="0.74pt solid #000000" fo:border-left="0.74pt solid #000000" fo:border-right="none" fo:border-top="none"/>
      <style:map style:condition="cell-content()=1" style:apply-style-name="無題1" style:base-cell-address="'Number font'.A1"/>
    </style:style>
    <style:style style:name="ce22" style:family="table-cell" style:parent-style-name="Default">
      <style:table-cell-properties fo:border-bottom="none" fo:border-left="0.74pt solid #000000" fo:border-right="none" fo:border-top="0.74pt solid #000000"/>
      <style:map style:condition="cell-content()=1" style:apply-style-name="無題1" style:base-cell-address="'Number font'.A53"/>
    </style:style>
    <style:style style:name="ce23" style:family="table-cell" style:parent-style-name="Default">
      <style:table-cell-properties fo:border-bottom="none" fo:border-left="0.74pt solid #000000" fo:border-right="none" fo:border-top="none"/>
      <style:map style:condition="cell-content()=1" style:apply-style-name="無題1" style:base-cell-address="'Number font'.A1"/>
    </style:style>
    <style:style style:name="ce24" style:family="table-cell" style:parent-style-name="Default">
      <style:table-cell-properties fo:border-bottom="none" fo:border-left="0.74pt solid #000000" fo:border-right="none" fo:border-top="none"/>
      <style:map style:condition="cell-content()=1" style:apply-style-name="無題1" style:base-cell-address="'Number font'.A56"/>
    </style:style>
    <style:style style:name="ce25" style:family="table-cell" style:parent-style-name="Default">
      <style:table-cell-properties fo:border-bottom="none" fo:border-left="0.74pt solid #000000" fo:border-right="none" fo:border-top="none"/>
      <style:map style:condition="cell-content()=1" style:apply-style-name="無題1" style:base-cell-address="'Number font'.A58"/>
    </style:style>
    <style:style style:name="ce26" style:family="table-cell" style:parent-style-name="Default">
      <style:table-cell-properties fo:border-bottom="none" fo:border-left="0.74pt solid #000000" fo:border-right="none" fo:border-top="none"/>
      <style:map style:condition="cell-content()=1" style:apply-style-name="無題1" style:base-cell-address="'Number font'.A62"/>
    </style:style>
    <style:style style:name="ce27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28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29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30" style:family="table-cell" style:parent-style-name="Default">
      <style:table-cell-properties fo:border-bottom="0.74pt solid #000000" fo:border-left="0.74pt solid #000000" fo:border-right="none" fo:border-top="none"/>
      <style:map style:condition="cell-content()=1" style:apply-style-name="無題1" style:base-cell-address="'Number font'.A1"/>
    </style:style>
    <style:style style:name="ce31" style:family="table-cell" style:parent-style-name="Default">
      <style:table-cell-properties fo:border-bottom="none" fo:border-left="0.74pt solid #000000" fo:border-right="none" fo:border-top="0.74pt solid #000000"/>
      <style:map style:condition="cell-content()=1" style:apply-style-name="無題1" style:base-cell-address="'Number font'.A70"/>
    </style:style>
    <style:style style:name="ce32" style:family="table-cell" style:parent-style-name="Default">
      <style:table-cell-properties fo:border-bottom="none" fo:border-left="0.74pt solid #000000" fo:border-right="none" fo:border-top="none"/>
      <style:map style:condition="cell-content()=1" style:apply-style-name="無題1" style:base-cell-address="'Number font'.A70"/>
    </style:style>
    <style:style style:name="ce33" style:family="table-cell" style:parent-style-name="Default">
      <style:table-cell-properties fo:border="none"/>
      <style:map style:condition="cell-content()=1" style:apply-style-name="無題1" style:base-cell-address="'Number font'.A82"/>
    </style:style>
    <style:style style:name="ce34" style:family="table-cell" style:parent-style-name="Default">
      <style:table-cell-properties fo:border="none"/>
      <style:map style:condition="cell-content()=1" style:apply-style-name="無題1" style:base-cell-address="'Number font'.A83"/>
    </style:style>
    <style:style style:name="ce35" style:family="table-cell" style:parent-style-name="Default">
      <style:table-cell-properties fo:border="none"/>
      <style:map style:condition="cell-content()=1" style:apply-style-name="無題1" style:base-cell-address="'Number font'.A84"/>
    </style:style>
    <style:style style:name="ce36" style:family="table-cell" style:parent-style-name="Default">
      <style:table-cell-properties fo:border-bottom="0.74pt solid #000000" fo:border-left="0.74pt solid #000000" fo:border-right="none" fo:border-top="none"/>
      <style:map style:condition="cell-content()=1" style:apply-style-name="無題1" style:base-cell-address="'Number font'.A70"/>
    </style:style>
    <style:style style:name="ce37" style:family="table-cell" style:parent-style-name="Default">
      <style:table-cell-properties fo:border-bottom="none" fo:border-left="0.74pt solid #000000" fo:border-right="none" fo:border-top="0.74pt solid #000000"/>
      <style:map style:condition="cell-content()=1" style:apply-style-name="無題1" style:base-cell-address="'Number font'.A87"/>
    </style:style>
    <style:style style:name="ce38" style:family="table-cell" style:parent-style-name="Default">
      <style:table-cell-properties fo:border-bottom="none" fo:border-left="0.74pt solid #000000" fo:border-right="none" fo:border-top="none"/>
      <style:map style:condition="cell-content()=1" style:apply-style-name="無題1" style:base-cell-address="'Number font'.A1"/>
    </style:style>
    <style:style style:name="ce39" style:family="table-cell" style:parent-style-name="Default">
      <style:table-cell-properties fo:border-bottom="none" fo:border-left="0.74pt solid #000000" fo:border-right="none" fo:border-top="none"/>
      <style:map style:condition="cell-content()=1" style:apply-style-name="無題1" style:base-cell-address="'Number font'.A96"/>
    </style:style>
    <style:style style:name="ce40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41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42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43" style:family="table-cell" style:parent-style-name="Default">
      <style:table-cell-properties fo:border-bottom="0.74pt solid #000000" fo:border-left="0.74pt solid #000000" fo:border-right="none" fo:border-top="none"/>
      <style:map style:condition="cell-content()=1" style:apply-style-name="無題1" style:base-cell-address="'Number font'.A1"/>
    </style:style>
    <style:style style:name="ce44" style:family="table-cell" style:parent-style-name="Default">
      <style:table-cell-properties fo:border-bottom="none" fo:border-left="0.74pt solid #000000" fo:border-right="none" fo:border-top="0.74pt solid #000000"/>
      <style:map style:condition="cell-content()=1" style:apply-style-name="無題1" style:base-cell-address="'Number font'.A104"/>
    </style:style>
    <style:style style:name="ce45" style:family="table-cell" style:parent-style-name="Default">
      <style:table-cell-properties fo:border-bottom="none" fo:border-left="0.74pt solid #000000" fo:border-right="none" fo:border-top="none"/>
      <style:map style:condition="cell-content()=1" style:apply-style-name="無題1" style:base-cell-address="'Number font'.A104"/>
    </style:style>
    <style:style style:name="ce46" style:family="table-cell" style:parent-style-name="Default">
      <style:table-cell-properties fo:border="none"/>
      <style:map style:condition="cell-content()=1" style:apply-style-name="無題1" style:base-cell-address="'Number font'.A116"/>
    </style:style>
    <style:style style:name="ce47" style:family="table-cell" style:parent-style-name="Default">
      <style:table-cell-properties fo:border="none"/>
      <style:map style:condition="cell-content()=1" style:apply-style-name="無題1" style:base-cell-address="'Number font'.A117"/>
    </style:style>
    <style:style style:name="ce48" style:family="table-cell" style:parent-style-name="Default">
      <style:table-cell-properties fo:border="none"/>
      <style:map style:condition="cell-content()=1" style:apply-style-name="無題1" style:base-cell-address="'Number font'.A118"/>
    </style:style>
    <style:style style:name="ce49" style:family="table-cell" style:parent-style-name="Default">
      <style:table-cell-properties fo:border-bottom="0.74pt solid #000000" fo:border-left="0.74pt solid #000000" fo:border-right="none" fo:border-top="none"/>
      <style:map style:condition="cell-content()=1" style:apply-style-name="無題1" style:base-cell-address="'Number font'.A104"/>
    </style:style>
    <style:style style:name="ce50" style:family="table-cell" style:parent-style-name="Default">
      <style:table-cell-properties fo:border-bottom="none" fo:border-left="0.74pt solid #000000" fo:border-right="none" fo:border-top="0.74pt solid #000000"/>
      <style:map style:condition="cell-content()=1" style:apply-style-name="無題1" style:base-cell-address="'Number font'.A121"/>
    </style:style>
    <style:style style:name="ce51" style:family="table-cell" style:parent-style-name="Default">
      <style:table-cell-properties fo:border-bottom="none" fo:border-left="0.74pt solid #000000" fo:border-right="none" fo:border-top="none"/>
      <style:map style:condition="cell-content()=1" style:apply-style-name="無題1" style:base-cell-address="'Number font'.A121"/>
    </style:style>
    <style:style style:name="ce52" style:family="table-cell" style:parent-style-name="Default">
      <style:table-cell-properties fo:border="none"/>
      <style:map style:condition="cell-content()=1" style:apply-style-name="無題1" style:base-cell-address="'Number font'.A133"/>
    </style:style>
    <style:style style:name="ce53" style:family="table-cell" style:parent-style-name="Default">
      <style:table-cell-properties fo:border="none"/>
      <style:map style:condition="cell-content()=1" style:apply-style-name="無題1" style:base-cell-address="'Number font'.A134"/>
    </style:style>
    <style:style style:name="ce54" style:family="table-cell" style:parent-style-name="Default">
      <style:table-cell-properties fo:border="none"/>
      <style:map style:condition="cell-content()=1" style:apply-style-name="無題1" style:base-cell-address="'Number font'.A135"/>
    </style:style>
    <style:style style:name="ce55" style:family="table-cell" style:parent-style-name="Default">
      <style:table-cell-properties fo:border-bottom="0.74pt solid #000000" fo:border-left="0.74pt solid #000000" fo:border-right="none" fo:border-top="none"/>
      <style:map style:condition="cell-content()=1" style:apply-style-name="無題1" style:base-cell-address="'Number font'.A121"/>
    </style:style>
    <style:style style:name="ce56" style:family="table-cell" style:parent-style-name="Default">
      <style:table-cell-properties fo:border-bottom="none" fo:border-left="0.74pt solid #000000" fo:border-right="none" fo:border-top="0.74pt solid #000000"/>
      <style:map style:condition="cell-content()=1" style:apply-style-name="無題1" style:base-cell-address="'Number font'.A138"/>
    </style:style>
    <style:style style:name="ce57" style:family="table-cell" style:parent-style-name="Default">
      <style:table-cell-properties fo:border-bottom="none" fo:border-left="0.74pt solid #000000" fo:border-right="none" fo:border-top="none"/>
      <style:map style:condition="cell-content()=1" style:apply-style-name="無題1" style:base-cell-address="'Number font'.A138"/>
    </style:style>
    <style:style style:name="ce58" style:family="table-cell" style:parent-style-name="Default">
      <style:table-cell-properties fo:border="none"/>
      <style:map style:condition="cell-content()=1" style:apply-style-name="無題1" style:base-cell-address="'Number font'.A150"/>
    </style:style>
    <style:style style:name="ce59" style:family="table-cell" style:parent-style-name="Default">
      <style:table-cell-properties fo:border="none"/>
      <style:map style:condition="cell-content()=1" style:apply-style-name="無題1" style:base-cell-address="'Number font'.A151"/>
    </style:style>
    <style:style style:name="ce60" style:family="table-cell" style:parent-style-name="Default">
      <style:table-cell-properties fo:border="none"/>
      <style:map style:condition="cell-content()=1" style:apply-style-name="無題1" style:base-cell-address="'Number font'.A152"/>
    </style:style>
    <style:style style:name="ce61" style:family="table-cell" style:parent-style-name="Default">
      <style:table-cell-properties fo:border-bottom="0.74pt solid #000000" fo:border-left="0.74pt solid #000000" fo:border-right="none" fo:border-top="none"/>
      <style:map style:condition="cell-content()=1" style:apply-style-name="無題1" style:base-cell-address="'Number font'.A138"/>
    </style:style>
    <style:style style:name="ce62" style:family="table-cell" style:parent-style-name="Default">
      <style:table-cell-properties fo:border-bottom="none" fo:border-left="0.74pt solid #000000" fo:border-right="none" fo:border-top="none"/>
      <style:map style:condition="cell-content()=1" style:apply-style-name="無題1" style:base-cell-address="'Number font'.A1"/>
    </style:style>
    <style:style style:name="ce63" style:family="table-cell" style:parent-style-name="Default">
      <style:table-cell-properties fo:border-bottom="none" fo:border-left="0.74pt solid #000000" fo:border-right="none" fo:border-top="none"/>
      <style:map style:condition="cell-content()=1" style:apply-style-name="無題1" style:base-cell-address="'Number font'.A165"/>
    </style:style>
    <style:style style:name="ce64" style:family="table-cell" style:parent-style-name="Default">
      <style:table-cell-properties fo:border="none"/>
      <style:map style:condition="cell-content()=1" style:apply-style-name="無題1" style:base-cell-address="'Number font'.A167"/>
    </style:style>
    <style:style style:name="ce65" style:family="table-cell" style:parent-style-name="Default">
      <style:table-cell-properties fo:border="none"/>
      <style:map style:condition="cell-content()=1" style:apply-style-name="無題1" style:base-cell-address="'Number font'.A168"/>
    </style:style>
    <style:style style:name="ce66" style:family="table-cell" style:parent-style-name="Default">
      <style:table-cell-properties fo:border="none"/>
      <style:map style:condition="cell-content()=1" style:apply-style-name="無題1" style:base-cell-address="'Number font'.A169"/>
    </style:style>
    <style:style style:name="ce67" style:family="table-cell" style:parent-style-name="Default">
      <style:map style:condition="cell-content()=1" style:apply-style-name="無題1" style:base-cell-address="'Number font'.A1"/>
    </style:style>
    <style:style style:name="ce68" style:family="table-cell" style:parent-style-name="Default">
      <style:table-cell-properties fo:border-bottom="none" fo:border-left="none" fo:border-right="none" fo:border-top="0.74pt solid #000000"/>
      <style:map style:condition="cell-content()=1" style:apply-style-name="無題1" style:base-cell-address="'Number font'.A1"/>
    </style:style>
    <style:style style:name="ce69" style:family="table-cell" style:parent-style-name="Default">
      <style:table-cell-properties fo:border-bottom="none" fo:border-left="none" fo:border-right="none" fo:border-top="0.74pt solid #000000"/>
      <style:map style:condition="cell-content()=1" style:apply-style-name="無題1" style:base-cell-address="'Number font'.A2"/>
    </style:style>
    <style:style style:name="ce70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71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72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73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74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75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76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77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78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79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80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81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82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83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84" style:family="table-cell" style:parent-style-name="Default">
      <style:table-cell-properties fo:border-bottom="0.74pt solid #000000" fo:border-left="none" fo:border-right="none" fo:border-top="none"/>
      <style:map style:condition="cell-content()=1" style:apply-style-name="無題1" style:base-cell-address="'Number font'.A1"/>
    </style:style>
    <style:style style:name="ce85" style:family="table-cell" style:parent-style-name="Default">
      <style:table-cell-properties fo:border-bottom="0.74pt solid #000000" fo:border-left="none" fo:border-right="none" fo:border-top="none"/>
      <style:map style:condition="cell-content()=1" style:apply-style-name="無題1" style:base-cell-address="'Number font'.A1"/>
    </style:style>
    <style:style style:name="ce86" style:family="table-cell" style:parent-style-name="Default">
      <style:table-cell-properties fo:border-bottom="none" fo:border-left="none" fo:border-right="none" fo:border-top="0.74pt solid #000000"/>
      <style:map style:condition="cell-content()=1" style:apply-style-name="無題1" style:base-cell-address="'Number font'.B19"/>
    </style:style>
    <style:style style:name="ce87" style:family="table-cell" style:parent-style-name="Default">
      <style:table-cell-properties fo:border="none"/>
      <style:map style:condition="cell-content()=1" style:apply-style-name="無題1" style:base-cell-address="'Number font'.B19"/>
    </style:style>
    <style:style style:name="ce88" style:family="table-cell" style:parent-style-name="Default">
      <style:table-cell-properties fo:border="none"/>
      <style:map style:condition="cell-content()=1" style:apply-style-name="無題1" style:base-cell-address="'Number font'.B31"/>
    </style:style>
    <style:style style:name="ce89" style:family="table-cell" style:parent-style-name="Default">
      <style:table-cell-properties fo:border="none"/>
      <style:map style:condition="cell-content()=1" style:apply-style-name="無題1" style:base-cell-address="'Number font'.B32"/>
    </style:style>
    <style:style style:name="ce90" style:family="table-cell" style:parent-style-name="Default">
      <style:table-cell-properties fo:border="none"/>
      <style:map style:condition="cell-content()=1" style:apply-style-name="無題1" style:base-cell-address="'Number font'.B33"/>
    </style:style>
    <style:style style:name="ce91" style:family="table-cell" style:parent-style-name="Default">
      <style:table-cell-properties fo:border-bottom="0.74pt solid #000000" fo:border-left="none" fo:border-right="none" fo:border-top="none"/>
      <style:map style:condition="cell-content()=1" style:apply-style-name="無題1" style:base-cell-address="'Number font'.A19"/>
    </style:style>
    <style:style style:name="ce92" style:family="table-cell" style:parent-style-name="Default">
      <style:table-cell-properties fo:border-bottom="none" fo:border-left="none" fo:border-right="none" fo:border-top="0.74pt solid #000000"/>
      <style:map style:condition="cell-content()=1" style:apply-style-name="無題1" style:base-cell-address="'Number font'.A36"/>
    </style:style>
    <style:style style:name="ce93" style:family="table-cell" style:parent-style-name="Default">
      <style:table-cell-properties fo:border="none"/>
      <style:map style:condition="cell-content()=1" style:apply-style-name="無題1" style:base-cell-address="'Number font'.B37"/>
    </style:style>
    <style:style style:name="ce94" style:family="table-cell" style:parent-style-name="Default">
      <style:table-cell-properties fo:border="none"/>
      <style:map style:condition="cell-content()=1" style:apply-style-name="無題1" style:base-cell-address="'Number font'.B37"/>
    </style:style>
    <style:style style:name="ce95" style:family="table-cell" style:parent-style-name="Default">
      <style:table-cell-properties fo:border="none"/>
      <style:map style:condition="cell-content()=1" style:apply-style-name="無題1" style:base-cell-address="'Number font'.B37"/>
    </style:style>
    <style:style style:name="ce96" style:family="table-cell" style:parent-style-name="Default">
      <style:table-cell-properties fo:border="none"/>
      <style:map style:condition="cell-content()=1" style:apply-style-name="無題1" style:base-cell-address="'Number font'.B37"/>
    </style:style>
    <style:style style:name="ce97" style:family="table-cell" style:parent-style-name="Default">
      <style:table-cell-properties fo:border="none"/>
      <style:map style:condition="cell-content()=1" style:apply-style-name="無題1" style:base-cell-address="'Number font'.A41"/>
    </style:style>
    <style:style style:name="ce98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99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100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101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102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103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104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105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106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107" style:family="table-cell" style:parent-style-name="Default">
      <style:table-cell-properties fo:border-bottom="0.74pt solid #000000" fo:border-left="none" fo:border-right="none" fo:border-top="none"/>
      <style:map style:condition="cell-content()=1" style:apply-style-name="無題1" style:base-cell-address="'Number font'.A1"/>
    </style:style>
    <style:style style:name="ce108" style:family="table-cell" style:parent-style-name="Default">
      <style:table-cell-properties fo:border-bottom="none" fo:border-left="none" fo:border-right="none" fo:border-top="0.74pt solid #000000"/>
      <style:map style:condition="cell-content()=1" style:apply-style-name="無題1" style:base-cell-address="'Number font'.A53"/>
    </style:style>
    <style:style style:name="ce109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110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111" style:family="table-cell" style:parent-style-name="Default">
      <style:table-cell-properties fo:border="none"/>
      <style:map style:condition="cell-content()=1" style:apply-style-name="無題1" style:base-cell-address="'Number font'.A56"/>
    </style:style>
    <style:style style:name="ce112" style:family="table-cell" style:parent-style-name="Default">
      <style:table-cell-properties fo:border="none"/>
      <style:map style:condition="cell-content()=1" style:apply-style-name="無題1" style:base-cell-address="'Number font'.A56"/>
    </style:style>
    <style:style style:name="ce113" style:family="table-cell" style:parent-style-name="Default">
      <style:table-cell-properties fo:border="none"/>
      <style:map style:condition="cell-content()=1" style:apply-style-name="無題1" style:base-cell-address="'Number font'.A58"/>
    </style:style>
    <style:style style:name="ce114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115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116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117" style:family="table-cell" style:parent-style-name="Default">
      <style:table-cell-properties fo:border="none"/>
      <style:map style:condition="cell-content()=1" style:apply-style-name="無題1" style:base-cell-address="'Number font'.A62"/>
    </style:style>
    <style:style style:name="ce118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119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120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121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122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123" style:family="table-cell" style:parent-style-name="Default">
      <style:table-cell-properties fo:border-bottom="0.74pt solid #000000" fo:border-left="none" fo:border-right="none" fo:border-top="none"/>
      <style:map style:condition="cell-content()=1" style:apply-style-name="無題1" style:base-cell-address="'Number font'.A1"/>
    </style:style>
    <style:style style:name="ce124" style:family="table-cell" style:parent-style-name="Default">
      <style:table-cell-properties fo:border-bottom="none" fo:border-left="none" fo:border-right="none" fo:border-top="0.74pt solid #000000"/>
      <style:map style:condition="cell-content()=1" style:apply-style-name="無題1" style:base-cell-address="'Number font'.A70"/>
    </style:style>
    <style:style style:name="ce125" style:family="table-cell" style:parent-style-name="Default">
      <style:table-cell-properties fo:border="none"/>
      <style:map style:condition="cell-content()=1" style:apply-style-name="無題1" style:base-cell-address="'Number font'.B71"/>
    </style:style>
    <style:style style:name="ce126" style:family="table-cell" style:parent-style-name="Default">
      <style:table-cell-properties fo:border="none"/>
      <style:map style:condition="cell-content()=1" style:apply-style-name="無題1" style:base-cell-address="'Number font'.B72"/>
    </style:style>
    <style:style style:name="ce127" style:family="table-cell" style:parent-style-name="Default">
      <style:table-cell-properties fo:border="none"/>
      <style:map style:condition="cell-content()=1" style:apply-style-name="無題1" style:base-cell-address="'Number font'.B73"/>
    </style:style>
    <style:style style:name="ce128" style:family="table-cell" style:parent-style-name="Default">
      <style:table-cell-properties fo:border="none"/>
      <style:map style:condition="cell-content()=1" style:apply-style-name="無題1" style:base-cell-address="'Number font'.B74"/>
    </style:style>
    <style:style style:name="ce129" style:family="table-cell" style:parent-style-name="Default">
      <style:table-cell-properties fo:border="none"/>
      <style:map style:condition="cell-content()=1" style:apply-style-name="無題1" style:base-cell-address="'Number font'.B75"/>
    </style:style>
    <style:style style:name="ce130" style:family="table-cell" style:parent-style-name="Default">
      <style:table-cell-properties fo:border="none"/>
      <style:map style:condition="cell-content()=1" style:apply-style-name="無題1" style:base-cell-address="'Number font'.B76"/>
    </style:style>
    <style:style style:name="ce131" style:family="table-cell" style:parent-style-name="Default">
      <style:table-cell-properties fo:border="none"/>
      <style:map style:condition="cell-content()=1" style:apply-style-name="無題1" style:base-cell-address="'Number font'.B77"/>
    </style:style>
    <style:style style:name="ce132" style:family="table-cell" style:parent-style-name="Default">
      <style:table-cell-properties fo:border="none"/>
      <style:map style:condition="cell-content()=1" style:apply-style-name="無題1" style:base-cell-address="'Number font'.B78"/>
    </style:style>
    <style:style style:name="ce133" style:family="table-cell" style:parent-style-name="Default">
      <style:table-cell-properties fo:border="none"/>
      <style:map style:condition="cell-content()=1" style:apply-style-name="無題1" style:base-cell-address="'Number font'.B79"/>
    </style:style>
    <style:style style:name="ce134" style:family="table-cell" style:parent-style-name="Default">
      <style:table-cell-properties fo:border="none"/>
      <style:map style:condition="cell-content()=1" style:apply-style-name="無題1" style:base-cell-address="'Number font'.B80"/>
    </style:style>
    <style:style style:name="ce135" style:family="table-cell" style:parent-style-name="Default">
      <style:table-cell-properties fo:border="none"/>
      <style:map style:condition="cell-content()=1" style:apply-style-name="無題1" style:base-cell-address="'Number font'.B81"/>
    </style:style>
    <style:style style:name="ce136" style:family="table-cell" style:parent-style-name="Default">
      <style:table-cell-properties fo:border="none"/>
      <style:map style:condition="cell-content()=1" style:apply-style-name="無題1" style:base-cell-address="'Number font'.B82"/>
    </style:style>
    <style:style style:name="ce137" style:family="table-cell" style:parent-style-name="Default">
      <style:table-cell-properties fo:border="none"/>
      <style:map style:condition="cell-content()=1" style:apply-style-name="無題1" style:base-cell-address="'Number font'.B83"/>
    </style:style>
    <style:style style:name="ce138" style:family="table-cell" style:parent-style-name="Default">
      <style:table-cell-properties fo:border="none"/>
      <style:map style:condition="cell-content()=1" style:apply-style-name="無題1" style:base-cell-address="'Number font'.B84"/>
    </style:style>
    <style:style style:name="ce139" style:family="table-cell" style:parent-style-name="Default">
      <style:table-cell-properties fo:border-bottom="0.74pt solid #000000" fo:border-left="none" fo:border-right="none" fo:border-top="none"/>
      <style:map style:condition="cell-content()=1" style:apply-style-name="無題1" style:base-cell-address="'Number font'.A70"/>
    </style:style>
    <style:style style:name="ce140" style:family="table-cell" style:parent-style-name="Default">
      <style:table-cell-properties fo:border-bottom="none" fo:border-left="none" fo:border-right="none" fo:border-top="0.74pt solid #000000"/>
      <style:map style:condition="cell-content()=1" style:apply-style-name="無題1" style:base-cell-address="'Number font'.A87"/>
    </style:style>
    <style:style style:name="ce141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142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143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144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145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146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147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148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149" style:family="table-cell" style:parent-style-name="Default">
      <style:table-cell-properties fo:border="none"/>
      <style:map style:condition="cell-content()=1" style:apply-style-name="無題1" style:base-cell-address="'Number font'.A96"/>
    </style:style>
    <style:style style:name="ce150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151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152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153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154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155" style:family="table-cell" style:parent-style-name="Default">
      <style:table-cell-properties fo:border-bottom="0.74pt solid #000000" fo:border-left="none" fo:border-right="none" fo:border-top="none"/>
      <style:map style:condition="cell-content()=1" style:apply-style-name="無題1" style:base-cell-address="'Number font'.A1"/>
    </style:style>
    <style:style style:name="ce156" style:family="table-cell" style:parent-style-name="Default">
      <style:table-cell-properties fo:border-bottom="none" fo:border-left="none" fo:border-right="none" fo:border-top="0.74pt solid #000000"/>
      <style:map style:condition="cell-content()=1" style:apply-style-name="無題1" style:base-cell-address="'Number font'.A104"/>
    </style:style>
    <style:style style:name="ce157" style:family="table-cell" style:parent-style-name="Default">
      <style:table-cell-properties fo:border="none"/>
      <style:map style:condition="cell-content()=1" style:apply-style-name="無題1" style:base-cell-address="'Number font'.B105"/>
    </style:style>
    <style:style style:name="ce158" style:family="table-cell" style:parent-style-name="Default">
      <style:table-cell-properties fo:border="none"/>
      <style:map style:condition="cell-content()=1" style:apply-style-name="無題1" style:base-cell-address="'Number font'.B106"/>
    </style:style>
    <style:style style:name="ce159" style:family="table-cell" style:parent-style-name="Default">
      <style:table-cell-properties fo:border="none"/>
      <style:map style:condition="cell-content()=1" style:apply-style-name="無題1" style:base-cell-address="'Number font'.B107"/>
    </style:style>
    <style:style style:name="ce160" style:family="table-cell" style:parent-style-name="Default">
      <style:table-cell-properties fo:border="none"/>
      <style:map style:condition="cell-content()=1" style:apply-style-name="無題1" style:base-cell-address="'Number font'.B108"/>
    </style:style>
    <style:style style:name="ce161" style:family="table-cell" style:parent-style-name="Default">
      <style:table-cell-properties fo:border="none"/>
      <style:map style:condition="cell-content()=1" style:apply-style-name="無題1" style:base-cell-address="'Number font'.B109"/>
    </style:style>
    <style:style style:name="ce162" style:family="table-cell" style:parent-style-name="Default">
      <style:table-cell-properties fo:border="none"/>
      <style:map style:condition="cell-content()=1" style:apply-style-name="無題1" style:base-cell-address="'Number font'.B110"/>
    </style:style>
    <style:style style:name="ce163" style:family="table-cell" style:parent-style-name="Default">
      <style:table-cell-properties fo:border="none"/>
      <style:map style:condition="cell-content()=1" style:apply-style-name="無題1" style:base-cell-address="'Number font'.B111"/>
    </style:style>
    <style:style style:name="ce164" style:family="table-cell" style:parent-style-name="Default">
      <style:table-cell-properties fo:border="none"/>
      <style:map style:condition="cell-content()=1" style:apply-style-name="無題1" style:base-cell-address="'Number font'.B112"/>
    </style:style>
    <style:style style:name="ce165" style:family="table-cell" style:parent-style-name="Default">
      <style:table-cell-properties fo:border="none"/>
      <style:map style:condition="cell-content()=1" style:apply-style-name="無題1" style:base-cell-address="'Number font'.B113"/>
    </style:style>
    <style:style style:name="ce166" style:family="table-cell" style:parent-style-name="Default">
      <style:table-cell-properties fo:border="none"/>
      <style:map style:condition="cell-content()=1" style:apply-style-name="無題1" style:base-cell-address="'Number font'.B114"/>
    </style:style>
    <style:style style:name="ce167" style:family="table-cell" style:parent-style-name="Default">
      <style:table-cell-properties fo:border="none"/>
      <style:map style:condition="cell-content()=1" style:apply-style-name="無題1" style:base-cell-address="'Number font'.B115"/>
    </style:style>
    <style:style style:name="ce168" style:family="table-cell" style:parent-style-name="Default">
      <style:table-cell-properties fo:border="none"/>
      <style:map style:condition="cell-content()=1" style:apply-style-name="無題1" style:base-cell-address="'Number font'.B116"/>
    </style:style>
    <style:style style:name="ce169" style:family="table-cell" style:parent-style-name="Default">
      <style:table-cell-properties fo:border="none"/>
      <style:map style:condition="cell-content()=1" style:apply-style-name="無題1" style:base-cell-address="'Number font'.B117"/>
    </style:style>
    <style:style style:name="ce170" style:family="table-cell" style:parent-style-name="Default">
      <style:table-cell-properties fo:border="none"/>
      <style:map style:condition="cell-content()=1" style:apply-style-name="無題1" style:base-cell-address="'Number font'.B118"/>
    </style:style>
    <style:style style:name="ce171" style:family="table-cell" style:parent-style-name="Default">
      <style:table-cell-properties fo:border-bottom="0.74pt solid #000000" fo:border-left="none" fo:border-right="none" fo:border-top="none"/>
      <style:map style:condition="cell-content()=1" style:apply-style-name="無題1" style:base-cell-address="'Number font'.A104"/>
    </style:style>
    <style:style style:name="ce172" style:family="table-cell" style:parent-style-name="Default">
      <style:table-cell-properties fo:border-bottom="none" fo:border-left="none" fo:border-right="none" fo:border-top="0.74pt solid #000000"/>
      <style:map style:condition="cell-content()=1" style:apply-style-name="無題1" style:base-cell-address="'Number font'.A121"/>
    </style:style>
    <style:style style:name="ce173" style:family="table-cell" style:parent-style-name="Default">
      <style:table-cell-properties fo:border="none"/>
      <style:map style:condition="cell-content()=1" style:apply-style-name="無題1" style:base-cell-address="'Number font'.B122"/>
    </style:style>
    <style:style style:name="ce174" style:family="table-cell" style:parent-style-name="Default">
      <style:table-cell-properties fo:border="none"/>
      <style:map style:condition="cell-content()=1" style:apply-style-name="無題1" style:base-cell-address="'Number font'.B123"/>
    </style:style>
    <style:style style:name="ce175" style:family="table-cell" style:parent-style-name="Default">
      <style:table-cell-properties fo:border="none"/>
      <style:map style:condition="cell-content()=1" style:apply-style-name="無題1" style:base-cell-address="'Number font'.B124"/>
    </style:style>
    <style:style style:name="ce176" style:family="table-cell" style:parent-style-name="Default">
      <style:table-cell-properties fo:border="none"/>
      <style:map style:condition="cell-content()=1" style:apply-style-name="無題1" style:base-cell-address="'Number font'.B125"/>
    </style:style>
    <style:style style:name="ce177" style:family="table-cell" style:parent-style-name="Default">
      <style:table-cell-properties fo:border="none"/>
      <style:map style:condition="cell-content()=1" style:apply-style-name="無題1" style:base-cell-address="'Number font'.B126"/>
    </style:style>
    <style:style style:name="ce178" style:family="table-cell" style:parent-style-name="Default">
      <style:table-cell-properties fo:border="none"/>
      <style:map style:condition="cell-content()=1" style:apply-style-name="無題1" style:base-cell-address="'Number font'.B127"/>
    </style:style>
    <style:style style:name="ce179" style:family="table-cell" style:parent-style-name="Default">
      <style:table-cell-properties fo:border="none"/>
      <style:map style:condition="cell-content()=1" style:apply-style-name="無題1" style:base-cell-address="'Number font'.B128"/>
    </style:style>
    <style:style style:name="ce180" style:family="table-cell" style:parent-style-name="Default">
      <style:table-cell-properties fo:border="none"/>
      <style:map style:condition="cell-content()=1" style:apply-style-name="無題1" style:base-cell-address="'Number font'.B129"/>
    </style:style>
    <style:style style:name="ce181" style:family="table-cell" style:parent-style-name="Default">
      <style:table-cell-properties fo:border="none"/>
      <style:map style:condition="cell-content()=1" style:apply-style-name="無題1" style:base-cell-address="'Number font'.B130"/>
    </style:style>
    <style:style style:name="ce182" style:family="table-cell" style:parent-style-name="Default">
      <style:table-cell-properties fo:border="none"/>
      <style:map style:condition="cell-content()=1" style:apply-style-name="無題1" style:base-cell-address="'Number font'.B131"/>
    </style:style>
    <style:style style:name="ce183" style:family="table-cell" style:parent-style-name="Default">
      <style:table-cell-properties fo:border="none"/>
      <style:map style:condition="cell-content()=1" style:apply-style-name="無題1" style:base-cell-address="'Number font'.B132"/>
    </style:style>
    <style:style style:name="ce184" style:family="table-cell" style:parent-style-name="Default">
      <style:table-cell-properties fo:border="none"/>
      <style:map style:condition="cell-content()=1" style:apply-style-name="無題1" style:base-cell-address="'Number font'.B133"/>
    </style:style>
    <style:style style:name="ce185" style:family="table-cell" style:parent-style-name="Default">
      <style:table-cell-properties fo:border="none"/>
      <style:map style:condition="cell-content()=1" style:apply-style-name="無題1" style:base-cell-address="'Number font'.B134"/>
    </style:style>
    <style:style style:name="ce186" style:family="table-cell" style:parent-style-name="Default">
      <style:table-cell-properties fo:border="none"/>
      <style:map style:condition="cell-content()=1" style:apply-style-name="無題1" style:base-cell-address="'Number font'.B135"/>
    </style:style>
    <style:style style:name="ce187" style:family="table-cell" style:parent-style-name="Default">
      <style:table-cell-properties fo:border-bottom="0.74pt solid #000000" fo:border-left="none" fo:border-right="none" fo:border-top="none"/>
      <style:map style:condition="cell-content()=1" style:apply-style-name="無題1" style:base-cell-address="'Number font'.A121"/>
    </style:style>
    <style:style style:name="ce188" style:family="table-cell" style:parent-style-name="Default">
      <style:table-cell-properties fo:border-bottom="none" fo:border-left="none" fo:border-right="none" fo:border-top="0.74pt solid #000000"/>
      <style:map style:condition="cell-content()=1" style:apply-style-name="無題1" style:base-cell-address="'Number font'.A138"/>
    </style:style>
    <style:style style:name="ce189" style:family="table-cell" style:parent-style-name="Default">
      <style:table-cell-properties fo:border="none"/>
      <style:map style:condition="cell-content()=1" style:apply-style-name="無題1" style:base-cell-address="'Number font'.B139"/>
    </style:style>
    <style:style style:name="ce190" style:family="table-cell" style:parent-style-name="Default">
      <style:table-cell-properties fo:border="none"/>
      <style:map style:condition="cell-content()=1" style:apply-style-name="無題1" style:base-cell-address="'Number font'.B140"/>
    </style:style>
    <style:style style:name="ce191" style:family="table-cell" style:parent-style-name="Default">
      <style:table-cell-properties fo:border="none"/>
      <style:map style:condition="cell-content()=1" style:apply-style-name="無題1" style:base-cell-address="'Number font'.B141"/>
    </style:style>
    <style:style style:name="ce192" style:family="table-cell" style:parent-style-name="Default">
      <style:table-cell-properties fo:border="none"/>
      <style:map style:condition="cell-content()=1" style:apply-style-name="無題1" style:base-cell-address="'Number font'.B142"/>
    </style:style>
    <style:style style:name="ce193" style:family="table-cell" style:parent-style-name="Default">
      <style:table-cell-properties fo:border="none"/>
      <style:map style:condition="cell-content()=1" style:apply-style-name="無題1" style:base-cell-address="'Number font'.B143"/>
    </style:style>
    <style:style style:name="ce194" style:family="table-cell" style:parent-style-name="Default">
      <style:table-cell-properties fo:border="none"/>
      <style:map style:condition="cell-content()=1" style:apply-style-name="無題1" style:base-cell-address="'Number font'.B144"/>
    </style:style>
    <style:style style:name="ce195" style:family="table-cell" style:parent-style-name="Default">
      <style:table-cell-properties fo:border="none"/>
      <style:map style:condition="cell-content()=1" style:apply-style-name="無題1" style:base-cell-address="'Number font'.B145"/>
    </style:style>
    <style:style style:name="ce196" style:family="table-cell" style:parent-style-name="Default">
      <style:table-cell-properties fo:border="none"/>
      <style:map style:condition="cell-content()=1" style:apply-style-name="無題1" style:base-cell-address="'Number font'.B146"/>
    </style:style>
    <style:style style:name="ce197" style:family="table-cell" style:parent-style-name="Default">
      <style:table-cell-properties fo:border="none"/>
      <style:map style:condition="cell-content()=1" style:apply-style-name="無題1" style:base-cell-address="'Number font'.B147"/>
    </style:style>
    <style:style style:name="ce198" style:family="table-cell" style:parent-style-name="Default">
      <style:table-cell-properties fo:border="none"/>
      <style:map style:condition="cell-content()=1" style:apply-style-name="無題1" style:base-cell-address="'Number font'.B148"/>
    </style:style>
    <style:style style:name="ce199" style:family="table-cell" style:parent-style-name="Default">
      <style:table-cell-properties fo:border="none"/>
      <style:map style:condition="cell-content()=1" style:apply-style-name="無題1" style:base-cell-address="'Number font'.B149"/>
    </style:style>
    <style:style style:name="ce200" style:family="table-cell" style:parent-style-name="Default">
      <style:table-cell-properties fo:border="none"/>
      <style:map style:condition="cell-content()=1" style:apply-style-name="無題1" style:base-cell-address="'Number font'.B150"/>
    </style:style>
    <style:style style:name="ce201" style:family="table-cell" style:parent-style-name="Default">
      <style:table-cell-properties fo:border="none"/>
      <style:map style:condition="cell-content()=1" style:apply-style-name="無題1" style:base-cell-address="'Number font'.B151"/>
    </style:style>
    <style:style style:name="ce202" style:family="table-cell" style:parent-style-name="Default">
      <style:table-cell-properties fo:border="none"/>
      <style:map style:condition="cell-content()=1" style:apply-style-name="無題1" style:base-cell-address="'Number font'.B152"/>
    </style:style>
    <style:style style:name="ce203" style:family="table-cell" style:parent-style-name="Default">
      <style:table-cell-properties fo:border-bottom="0.74pt solid #000000" fo:border-left="none" fo:border-right="none" fo:border-top="none"/>
      <style:map style:condition="cell-content()=1" style:apply-style-name="無題1" style:base-cell-address="'Number font'.A138"/>
    </style:style>
    <style:style style:name="ce204" style:family="table-cell" style:parent-style-name="Default">
      <style:table-cell-properties fo:border="none"/>
      <style:map style:condition="cell-content()=1" style:apply-style-name="無題1" style:base-cell-address="'Number font'.B156"/>
    </style:style>
    <style:style style:name="ce205" style:family="table-cell" style:parent-style-name="Default">
      <style:table-cell-properties fo:border="none"/>
      <style:map style:condition="cell-content()=1" style:apply-style-name="無題1" style:base-cell-address="'Number font'.B157"/>
    </style:style>
    <style:style style:name="ce206" style:family="table-cell" style:parent-style-name="Default">
      <style:table-cell-properties fo:border="none"/>
      <style:map style:condition="cell-content()=1" style:apply-style-name="無題1" style:base-cell-address="'Number font'.B158"/>
    </style:style>
    <style:style style:name="ce207" style:family="table-cell" style:parent-style-name="Default">
      <style:table-cell-properties fo:border="none"/>
      <style:map style:condition="cell-content()=1" style:apply-style-name="無題1" style:base-cell-address="'Number font'.B159"/>
    </style:style>
    <style:style style:name="ce208" style:family="table-cell" style:parent-style-name="Default">
      <style:table-cell-properties fo:border="none"/>
      <style:map style:condition="cell-content()=1" style:apply-style-name="無題1" style:base-cell-address="'Number font'.B160"/>
    </style:style>
    <style:style style:name="ce209" style:family="table-cell" style:parent-style-name="Default">
      <style:table-cell-properties fo:border="none"/>
      <style:map style:condition="cell-content()=1" style:apply-style-name="無題1" style:base-cell-address="'Number font'.B161"/>
    </style:style>
    <style:style style:name="ce210" style:family="table-cell" style:parent-style-name="Default">
      <style:table-cell-properties fo:border="none"/>
      <style:map style:condition="cell-content()=1" style:apply-style-name="無題1" style:base-cell-address="'Number font'.B162"/>
    </style:style>
    <style:style style:name="ce211" style:family="table-cell" style:parent-style-name="Default">
      <style:table-cell-properties fo:border="none"/>
      <style:map style:condition="cell-content()=1" style:apply-style-name="無題1" style:base-cell-address="'Number font'.B163"/>
    </style:style>
    <style:style style:name="ce212" style:family="table-cell" style:parent-style-name="Default">
      <style:table-cell-properties fo:border="none"/>
      <style:map style:condition="cell-content()=1" style:apply-style-name="無題1" style:base-cell-address="'Number font'.B164"/>
    </style:style>
    <style:style style:name="ce213" style:family="table-cell" style:parent-style-name="Default">
      <style:table-cell-properties fo:border="none"/>
      <style:map style:condition="cell-content()=1" style:apply-style-name="無題1" style:base-cell-address="'Number font'.B165"/>
    </style:style>
    <style:style style:name="ce214" style:family="table-cell" style:parent-style-name="Default">
      <style:table-cell-properties fo:border="none"/>
      <style:map style:condition="cell-content()=1" style:apply-style-name="無題1" style:base-cell-address="'Number font'.B166"/>
    </style:style>
    <style:style style:name="ce215" style:family="table-cell" style:parent-style-name="Default">
      <style:table-cell-properties fo:border="none"/>
      <style:map style:condition="cell-content()=1" style:apply-style-name="無題1" style:base-cell-address="'Number font'.B167"/>
    </style:style>
    <style:style style:name="ce216" style:family="table-cell" style:parent-style-name="Default">
      <style:table-cell-properties fo:border="none"/>
      <style:map style:condition="cell-content()=1" style:apply-style-name="無題1" style:base-cell-address="'Number font'.B168"/>
    </style:style>
    <style:style style:name="ce217" style:family="table-cell" style:parent-style-name="Default">
      <style:table-cell-properties fo:border="none"/>
      <style:map style:condition="cell-content()=1" style:apply-style-name="無題1" style:base-cell-address="'Number font'.B169"/>
    </style:style>
    <style:style style:name="ce218" style:family="table-cell" style:parent-style-name="Default">
      <style:table-cell-properties fo:border="none"/>
      <style:map style:condition="cell-content()=1" style:apply-style-name="無題1" style:base-cell-address="'Number font'.C20"/>
    </style:style>
    <style:style style:name="ce219" style:family="table-cell" style:parent-style-name="Default">
      <style:table-cell-properties fo:border="none"/>
      <style:map style:condition="cell-content()=1" style:apply-style-name="無題1" style:base-cell-address="'Number font'.C21"/>
    </style:style>
    <style:style style:name="ce220" style:family="table-cell" style:parent-style-name="Default">
      <style:table-cell-properties fo:border="none"/>
      <style:map style:condition="cell-content()=1" style:apply-style-name="無題1" style:base-cell-address="'Number font'.C22"/>
    </style:style>
    <style:style style:name="ce221" style:family="table-cell" style:parent-style-name="Default">
      <style:table-cell-properties fo:border="none"/>
      <style:map style:condition="cell-content()=1" style:apply-style-name="無題1" style:base-cell-address="'Number font'.C23"/>
    </style:style>
    <style:style style:name="ce222" style:family="table-cell" style:parent-style-name="Default">
      <style:table-cell-properties fo:border="none"/>
      <style:map style:condition="cell-content()=1" style:apply-style-name="無題1" style:base-cell-address="'Number font'.C24"/>
    </style:style>
    <style:style style:name="ce223" style:family="table-cell" style:parent-style-name="Default">
      <style:table-cell-properties fo:border="none"/>
      <style:map style:condition="cell-content()=1" style:apply-style-name="無題1" style:base-cell-address="'Number font'.C25"/>
    </style:style>
    <style:style style:name="ce224" style:family="table-cell" style:parent-style-name="Default">
      <style:table-cell-properties fo:border="none"/>
      <style:map style:condition="cell-content()=1" style:apply-style-name="無題1" style:base-cell-address="'Number font'.C26"/>
    </style:style>
    <style:style style:name="ce225" style:family="table-cell" style:parent-style-name="Default">
      <style:table-cell-properties fo:border="none"/>
      <style:map style:condition="cell-content()=1" style:apply-style-name="無題1" style:base-cell-address="'Number font'.C27"/>
    </style:style>
    <style:style style:name="ce226" style:family="table-cell" style:parent-style-name="Default">
      <style:table-cell-properties fo:border="none"/>
      <style:map style:condition="cell-content()=1" style:apply-style-name="無題1" style:base-cell-address="'Number font'.C28"/>
    </style:style>
    <style:style style:name="ce227" style:family="table-cell" style:parent-style-name="Default">
      <style:table-cell-properties fo:border="none"/>
      <style:map style:condition="cell-content()=1" style:apply-style-name="無題1" style:base-cell-address="'Number font'.C29"/>
    </style:style>
    <style:style style:name="ce228" style:family="table-cell" style:parent-style-name="Default">
      <style:table-cell-properties fo:border="none"/>
      <style:map style:condition="cell-content()=1" style:apply-style-name="無題1" style:base-cell-address="'Number font'.C30"/>
    </style:style>
    <style:style style:name="ce229" style:family="table-cell" style:parent-style-name="Default">
      <style:table-cell-properties fo:border="none"/>
      <style:map style:condition="cell-content()=1" style:apply-style-name="無題1" style:base-cell-address="'Number font'.C31"/>
    </style:style>
    <style:style style:name="ce230" style:family="table-cell" style:parent-style-name="Default">
      <style:table-cell-properties fo:border="none"/>
      <style:map style:condition="cell-content()=1" style:apply-style-name="無題1" style:base-cell-address="'Number font'.C32"/>
    </style:style>
    <style:style style:name="ce231" style:family="table-cell" style:parent-style-name="Default">
      <style:table-cell-properties fo:border="none"/>
      <style:map style:condition="cell-content()=1" style:apply-style-name="無題1" style:base-cell-address="'Number font'.C33"/>
    </style:style>
    <style:style style:name="ce232" style:family="table-cell" style:parent-style-name="Default">
      <style:table-cell-properties fo:border="none"/>
      <style:map style:condition="cell-content()=1" style:apply-style-name="無題1" style:base-cell-address="'Number font'.C45"/>
    </style:style>
    <style:style style:name="ce233" style:family="table-cell" style:parent-style-name="Default">
      <style:table-cell-properties fo:border="none"/>
      <style:map style:condition="cell-content()=1" style:apply-style-name="無題1" style:base-cell-address="'Number font'.C141"/>
    </style:style>
    <style:style style:name="ce234" style:family="table-cell" style:parent-style-name="Default">
      <style:table-cell-properties fo:border="none"/>
      <style:map style:condition="cell-content()=1" style:apply-style-name="無題1" style:base-cell-address="'Number font'.C149"/>
    </style:style>
    <style:style style:name="ce235" style:family="table-cell" style:parent-style-name="Default">
      <style:table-cell-properties fo:border="none"/>
      <style:map style:condition="cell-content()=1" style:apply-style-name="無題1" style:base-cell-address="'Number font'.C158"/>
    </style:style>
    <style:style style:name="ce236" style:family="table-cell" style:parent-style-name="Default">
      <style:table-cell-properties fo:border-bottom="none" fo:border-left="none" fo:border-right="none" fo:border-top="0.74pt solid #000000"/>
      <style:map style:condition="cell-content()=1" style:apply-style-name="無題1" style:base-cell-address="'Number font'.D19"/>
    </style:style>
    <style:style style:name="ce237" style:family="table-cell" style:parent-style-name="Default">
      <style:table-cell-properties fo:border="none"/>
      <style:map style:condition="cell-content()=1" style:apply-style-name="無題1" style:base-cell-address="'Number font'.D20"/>
    </style:style>
    <style:style style:name="ce238" style:family="table-cell" style:parent-style-name="Default">
      <style:table-cell-properties fo:border="none"/>
      <style:map style:condition="cell-content()=1" style:apply-style-name="無題1" style:base-cell-address="'Number font'.D21"/>
    </style:style>
    <style:style style:name="ce239" style:family="table-cell" style:parent-style-name="Default">
      <style:table-cell-properties fo:border="none"/>
      <style:map style:condition="cell-content()=1" style:apply-style-name="無題1" style:base-cell-address="'Number font'.D22"/>
    </style:style>
    <style:style style:name="ce240" style:family="table-cell" style:parent-style-name="Default">
      <style:table-cell-properties fo:border="none"/>
      <style:map style:condition="cell-content()=1" style:apply-style-name="無題1" style:base-cell-address="'Number font'.D23"/>
    </style:style>
    <style:style style:name="ce241" style:family="table-cell" style:parent-style-name="Default">
      <style:table-cell-properties fo:border="none"/>
      <style:map style:condition="cell-content()=1" style:apply-style-name="無題1" style:base-cell-address="'Number font'.D24"/>
    </style:style>
    <style:style style:name="ce242" style:family="table-cell" style:parent-style-name="Default">
      <style:table-cell-properties fo:border="none"/>
      <style:map style:condition="cell-content()=1" style:apply-style-name="無題1" style:base-cell-address="'Number font'.D25"/>
    </style:style>
    <style:style style:name="ce243" style:family="table-cell" style:parent-style-name="Default">
      <style:table-cell-properties fo:border="none"/>
      <style:map style:condition="cell-content()=1" style:apply-style-name="無題1" style:base-cell-address="'Number font'.D26"/>
    </style:style>
    <style:style style:name="ce244" style:family="table-cell" style:parent-style-name="Default">
      <style:table-cell-properties fo:border="none"/>
      <style:map style:condition="cell-content()=1" style:apply-style-name="無題1" style:base-cell-address="'Number font'.D27"/>
    </style:style>
    <style:style style:name="ce245" style:family="table-cell" style:parent-style-name="Default">
      <style:table-cell-properties fo:border="none"/>
      <style:map style:condition="cell-content()=1" style:apply-style-name="無題1" style:base-cell-address="'Number font'.D28"/>
    </style:style>
    <style:style style:name="ce246" style:family="table-cell" style:parent-style-name="Default">
      <style:table-cell-properties fo:border="none"/>
      <style:map style:condition="cell-content()=1" style:apply-style-name="無題1" style:base-cell-address="'Number font'.D29"/>
    </style:style>
    <style:style style:name="ce247" style:family="table-cell" style:parent-style-name="Default">
      <style:table-cell-properties fo:border="none"/>
      <style:map style:condition="cell-content()=1" style:apply-style-name="無題1" style:base-cell-address="'Number font'.D30"/>
    </style:style>
    <style:style style:name="ce248" style:family="table-cell" style:parent-style-name="Default">
      <style:table-cell-properties fo:border="none"/>
      <style:map style:condition="cell-content()=1" style:apply-style-name="無題1" style:base-cell-address="'Number font'.D31"/>
    </style:style>
    <style:style style:name="ce249" style:family="table-cell" style:parent-style-name="Default">
      <style:table-cell-properties fo:border="none"/>
      <style:map style:condition="cell-content()=1" style:apply-style-name="無題1" style:base-cell-address="'Number font'.D32"/>
    </style:style>
    <style:style style:name="ce250" style:family="table-cell" style:parent-style-name="Default">
      <style:table-cell-properties fo:border="none"/>
      <style:map style:condition="cell-content()=1" style:apply-style-name="無題1" style:base-cell-address="'Number font'.D33"/>
    </style:style>
    <style:style style:name="ce251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252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253" style:family="table-cell" style:parent-style-name="Default">
      <style:table-cell-properties fo:border-bottom="none" fo:border-left="0.74pt solid #000000" fo:border-right="none" fo:border-top="none"/>
      <style:map style:condition="cell-content()=1" style:apply-style-name="無題1" style:base-cell-address="'Number font'.D92"/>
    </style:style>
    <style:style style:name="ce254" style:family="table-cell" style:parent-style-name="Default">
      <style:table-cell-properties fo:border-bottom="none" fo:border-left="0.74pt solid #000000" fo:border-right="none" fo:border-top="none"/>
      <style:map style:condition="cell-content()=1" style:apply-style-name="無題1" style:base-cell-address="'Number font'.D109"/>
    </style:style>
    <style:style style:name="ce255" style:family="table-cell" style:parent-style-name="Default">
      <style:table-cell-properties fo:border="none"/>
      <style:map style:condition="cell-content()=1" style:apply-style-name="無題1" style:base-cell-address="'Number font'.D165"/>
    </style:style>
    <style:style style:name="ce256" style:family="table-cell" style:parent-style-name="Default">
      <style:table-cell-properties fo:border="none"/>
      <style:map style:condition="cell-content()=1" style:apply-style-name="無題1" style:base-cell-address="'Number font'.E23"/>
    </style:style>
    <style:style style:name="ce257" style:family="table-cell" style:parent-style-name="Default">
      <style:table-cell-properties fo:border="none"/>
      <style:map style:condition="cell-content()=1" style:apply-style-name="無題1" style:base-cell-address="'Number font'.E24"/>
    </style:style>
    <style:style style:name="ce258" style:family="table-cell" style:parent-style-name="Default">
      <style:table-cell-properties fo:border="none"/>
      <style:map style:condition="cell-content()=1" style:apply-style-name="無題1" style:base-cell-address="'Number font'.E25"/>
    </style:style>
    <style:style style:name="ce259" style:family="table-cell" style:parent-style-name="Default">
      <style:table-cell-properties fo:border="none"/>
      <style:map style:condition="cell-content()=1" style:apply-style-name="無題1" style:base-cell-address="'Number font'.E26"/>
    </style:style>
    <style:style style:name="ce260" style:family="table-cell" style:parent-style-name="Default">
      <style:table-cell-properties fo:border="none"/>
      <style:map style:condition="cell-content()=1" style:apply-style-name="無題1" style:base-cell-address="'Number font'.E27"/>
    </style:style>
    <style:style style:name="ce261" style:family="table-cell" style:parent-style-name="Default">
      <style:table-cell-properties fo:border="none"/>
      <style:map style:condition="cell-content()=1" style:apply-style-name="無題1" style:base-cell-address="'Number font'.E28"/>
    </style:style>
    <style:style style:name="ce262" style:family="table-cell" style:parent-style-name="Default">
      <style:table-cell-properties fo:border="none"/>
      <style:map style:condition="cell-content()=1" style:apply-style-name="無題1" style:base-cell-address="'Number font'.E29"/>
    </style:style>
    <style:style style:name="ce263" style:family="table-cell" style:parent-style-name="Default">
      <style:table-cell-properties fo:border="none"/>
      <style:map style:condition="cell-content()=1" style:apply-style-name="無題1" style:base-cell-address="'Number font'.E30"/>
    </style:style>
    <style:style style:name="ce264" style:family="table-cell" style:parent-style-name="Default">
      <style:table-cell-properties fo:border="none"/>
      <style:map style:condition="cell-content()=1" style:apply-style-name="無題1" style:base-cell-address="'Number font'.E31"/>
    </style:style>
    <style:style style:name="ce265" style:family="table-cell" style:parent-style-name="Default">
      <style:table-cell-properties fo:border="none"/>
      <style:map style:condition="cell-content()=1" style:apply-style-name="無題1" style:base-cell-address="'Number font'.E32"/>
    </style:style>
    <style:style style:name="ce266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267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268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269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270" style:family="table-cell" style:parent-style-name="Default">
      <style:table-cell-properties fo:border="none"/>
      <style:map style:condition="cell-content()=1" style:apply-style-name="無題1" style:base-cell-address="'Number font'.E45"/>
    </style:style>
    <style:style style:name="ce271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272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273" style:family="table-cell" style:parent-style-name="Default">
      <style:table-cell-properties fo:border="none"/>
      <style:map style:condition="cell-content()=1" style:apply-style-name="無題1" style:base-cell-address="'Number font'.D92"/>
    </style:style>
    <style:style style:name="ce274" style:family="table-cell" style:parent-style-name="Default">
      <style:table-cell-properties fo:border="none"/>
      <style:map style:condition="cell-content()=1" style:apply-style-name="無題1" style:base-cell-address="'Number font'.A1"/>
    </style:style>
    <style:style style:name="ce275" style:family="table-cell" style:parent-style-name="Default">
      <style:table-cell-properties fo:border="none"/>
      <style:map style:condition="cell-content()=1" style:apply-style-name="無題1" style:base-cell-address="'Number font'.D109"/>
    </style:style>
    <style:style style:name="ce276" style:family="table-cell" style:parent-style-name="Default">
      <style:map style:condition="cell-content()=1" style:apply-style-name="無題1" style:base-cell-address="'Number font'.A1"/>
    </style:style>
    <style:style style:name="ce277" style:family="table-cell" style:parent-style-name="Default">
      <style:table-cell-properties fo:border="none"/>
      <style:map style:condition="cell-content()=1" style:apply-style-name="無題1" style:base-cell-address="'Number font'.F24"/>
    </style:style>
    <style:style style:name="ce278" style:family="table-cell" style:parent-style-name="Default">
      <style:table-cell-properties fo:border="none"/>
      <style:map style:condition="cell-content()=1" style:apply-style-name="無題1" style:base-cell-address="'Number font'.F25"/>
    </style:style>
    <style:style style:name="ce279" style:family="table-cell" style:parent-style-name="Default">
      <style:table-cell-properties fo:border="none"/>
      <style:map style:condition="cell-content()=1" style:apply-style-name="無題1" style:base-cell-address="'Number font'.F26"/>
    </style:style>
    <style:style style:name="ce280" style:family="table-cell" style:parent-style-name="Default">
      <style:table-cell-properties fo:border="none"/>
      <style:map style:condition="cell-content()=1" style:apply-style-name="無題1" style:base-cell-address="'Number font'.F27"/>
    </style:style>
    <style:style style:name="ce281" style:family="table-cell" style:parent-style-name="Default">
      <style:table-cell-properties fo:border="none"/>
      <style:map style:condition="cell-content()=1" style:apply-style-name="無題1" style:base-cell-address="'Number font'.F28"/>
    </style:style>
    <style:style style:name="ce282" style:family="table-cell" style:parent-style-name="Default">
      <style:table-cell-properties fo:border="none"/>
      <style:map style:condition="cell-content()=1" style:apply-style-name="無題1" style:base-cell-address="'Number font'.F29"/>
    </style:style>
    <style:style style:name="ce283" style:family="table-cell" style:parent-style-name="Default">
      <style:table-cell-properties fo:border="none"/>
      <style:map style:condition="cell-content()=1" style:apply-style-name="無題1" style:base-cell-address="'Number font'.F30"/>
    </style:style>
    <style:style style:name="ce284" style:family="table-cell" style:parent-style-name="Default">
      <style:table-cell-properties fo:border="none"/>
      <style:map style:condition="cell-content()=1" style:apply-style-name="無題1" style:base-cell-address="'Number font'.F31"/>
    </style:style>
    <style:style style:name="ce285" style:family="table-cell" style:parent-style-name="Default">
      <style:table-cell-properties fo:border="none"/>
      <style:map style:condition="cell-content()=1" style:apply-style-name="無題1" style:base-cell-address="'Number font'.F32"/>
    </style:style>
    <style:style style:name="ce286" style:family="table-cell" style:parent-style-name="Default">
      <style:table-cell-properties fo:border="none"/>
      <style:map style:condition="cell-content()=1" style:apply-style-name="無題1" style:base-cell-address="'Number font'.F33"/>
    </style:style>
    <style:style style:name="ce287" style:family="table-cell" style:parent-style-name="Default">
      <style:map style:condition="cell-content()=1" style:apply-style-name="無題1" style:base-cell-address="'Number font'.B37"/>
    </style:style>
    <style:style style:name="ce288" style:family="table-cell" style:parent-style-name="Default">
      <style:map style:condition="cell-content()=1" style:apply-style-name="無題1" style:base-cell-address="'Number font'.A1"/>
    </style:style>
    <style:style style:name="ce289" style:family="table-cell" style:parent-style-name="Default">
      <style:map style:condition="cell-content()=1" style:apply-style-name="無題1" style:base-cell-address="'Number font'.A1"/>
    </style:style>
    <style:style style:name="ce290" style:family="table-cell" style:parent-style-name="Default">
      <style:map style:condition="cell-content()=1" style:apply-style-name="無題1" style:base-cell-address="'Number font'.A53"/>
    </style:style>
    <style:style style:name="ce291" style:family="table-cell" style:parent-style-name="Default">
      <style:table-cell-properties fo:border-bottom="0.74pt solid #000000" fo:border-left="none" fo:border-right="none" fo:border-top="none"/>
      <style:map style:condition="cell-content()=1" style:apply-style-name="無題1" style:base-cell-address="'Number font'.A53"/>
    </style:style>
    <style:style style:name="ce292" style:family="table-cell" style:parent-style-name="Default">
      <style:map style:condition="cell-content()=1" style:apply-style-name="無題1" style:base-cell-address="'Number font'.A70"/>
    </style:style>
    <style:style style:name="ce293" style:family="table-cell" style:parent-style-name="Default">
      <style:map style:condition="cell-content()=1" style:apply-style-name="無題1" style:base-cell-address="'Number font'.A1"/>
    </style:style>
    <style:style style:name="ce294" style:family="table-cell" style:parent-style-name="Default">
      <style:map style:condition="cell-content()=1" style:apply-style-name="無題1" style:base-cell-address="'Number font'.A104"/>
    </style:style>
    <style:style style:name="ce295" style:family="table-cell" style:parent-style-name="Default">
      <style:map style:condition="cell-content()=1" style:apply-style-name="無題1" style:base-cell-address="'Number font'.A121"/>
    </style:style>
    <style:style style:name="ce296" style:family="table-cell" style:parent-style-name="Default">
      <style:map style:condition="cell-content()=1" style:apply-style-name="無題1" style:base-cell-address="'Number font'.A138"/>
    </style:style>
    <style:style style:name="ce297" style:family="table-cell" style:parent-style-name="Default">
      <style:table-cell-properties fo:border-bottom="none" fo:border-left="none" fo:border-right="none" fo:border-top="0.74pt solid #000000"/>
      <style:map style:condition="cell-content()=1" style:apply-style-name="無題1" style:base-cell-address="'Number font'.G19"/>
    </style:style>
    <style:style style:name="ce298" style:family="table-cell" style:parent-style-name="Default">
      <style:table-cell-properties fo:border="none"/>
      <style:map style:condition="cell-content()=1" style:apply-style-name="無題1" style:base-cell-address="'Number font'.G20"/>
    </style:style>
    <style:style style:name="ce299" style:family="table-cell" style:parent-style-name="Default">
      <style:table-cell-properties fo:border="none"/>
      <style:map style:condition="cell-content()=1" style:apply-style-name="無題1" style:base-cell-address="'Number font'.G21"/>
    </style:style>
    <style:style style:name="ce300" style:family="table-cell" style:parent-style-name="Default">
      <style:table-cell-properties fo:border="none"/>
      <style:map style:condition="cell-content()=1" style:apply-style-name="無題1" style:base-cell-address="'Number font'.G22"/>
    </style:style>
    <style:style style:name="ce301" style:family="table-cell" style:parent-style-name="Default">
      <style:table-cell-properties fo:border="none"/>
      <style:map style:condition="cell-content()=1" style:apply-style-name="無題1" style:base-cell-address="'Number font'.G23"/>
    </style:style>
    <style:style style:name="ce302" style:family="table-cell" style:parent-style-name="Default">
      <style:table-cell-properties fo:border="none"/>
      <style:map style:condition="cell-content()=1" style:apply-style-name="無題1" style:base-cell-address="'Number font'.G24"/>
    </style:style>
    <style:style style:name="ce303" style:family="table-cell" style:parent-style-name="Default">
      <style:table-cell-properties fo:border="none"/>
      <style:map style:condition="cell-content()=1" style:apply-style-name="無題1" style:base-cell-address="'Number font'.G25"/>
    </style:style>
    <style:style style:name="ce304" style:family="table-cell" style:parent-style-name="Default">
      <style:table-cell-properties fo:border="none"/>
      <style:map style:condition="cell-content()=1" style:apply-style-name="無題1" style:base-cell-address="'Number font'.G26"/>
    </style:style>
    <style:style style:name="ce305" style:family="table-cell" style:parent-style-name="Default">
      <style:table-cell-properties fo:border="none"/>
      <style:map style:condition="cell-content()=1" style:apply-style-name="無題1" style:base-cell-address="'Number font'.G27"/>
    </style:style>
    <style:style style:name="ce306" style:family="table-cell" style:parent-style-name="Default">
      <style:table-cell-properties fo:border="none"/>
      <style:map style:condition="cell-content()=1" style:apply-style-name="無題1" style:base-cell-address="'Number font'.G28"/>
    </style:style>
    <style:style style:name="ce307" style:family="table-cell" style:parent-style-name="Default">
      <style:table-cell-properties fo:border="none"/>
      <style:map style:condition="cell-content()=1" style:apply-style-name="無題1" style:base-cell-address="'Number font'.G29"/>
    </style:style>
    <style:style style:name="ce308" style:family="table-cell" style:parent-style-name="Default">
      <style:table-cell-properties fo:border="none"/>
      <style:map style:condition="cell-content()=1" style:apply-style-name="無題1" style:base-cell-address="'Number font'.G30"/>
    </style:style>
    <style:style style:name="ce309" style:family="table-cell" style:parent-style-name="Default">
      <style:table-cell-properties fo:border="none"/>
      <style:map style:condition="cell-content()=1" style:apply-style-name="無題1" style:base-cell-address="'Number font'.G31"/>
    </style:style>
    <style:style style:name="ce310" style:family="table-cell" style:parent-style-name="Default">
      <style:table-cell-properties fo:border="none"/>
      <style:map style:condition="cell-content()=1" style:apply-style-name="無題1" style:base-cell-address="'Number font'.G32"/>
    </style:style>
    <style:style style:name="ce311" style:family="table-cell" style:parent-style-name="Default">
      <style:table-cell-properties fo:border="none"/>
      <style:map style:condition="cell-content()=1" style:apply-style-name="無題1" style:base-cell-address="'Number font'.G33"/>
    </style:style>
    <style:style style:name="ce312" style:family="table-cell" style:parent-style-name="Default">
      <style:map style:condition="cell-content()=1" style:apply-style-name="無題1" style:base-cell-address="'Number font'.A36"/>
    </style:style>
    <style:style style:name="ce313" style:family="table-cell" style:parent-style-name="Default">
      <style:table-cell-properties fo:border-bottom="0.74pt solid #000000" fo:border-left="none" fo:border-right="none" fo:border-top="none"/>
      <style:map style:condition="cell-content()=1" style:apply-style-name="無題1" style:base-cell-address="'Number font'.A36"/>
    </style:style>
    <style:style style:name="ce314" style:family="table-cell" style:parent-style-name="Default">
      <style:table-cell-properties fo:border-bottom="none" fo:border-left="none" fo:border-right="0.74pt solid #000000" fo:border-top="0.74pt solid #000000"/>
      <style:map style:condition="cell-content()=1" style:apply-style-name="無題1" style:base-cell-address="'Number font'.A1"/>
    </style:style>
    <style:style style:name="ce315" style:family="table-cell" style:parent-style-name="Default">
      <style:table-cell-properties fo:border-bottom="none" fo:border-left="none" fo:border-right="0.74pt solid #000000" fo:border-top="0.74pt solid #000000"/>
      <style:map style:condition="cell-content()=1" style:apply-style-name="無題1" style:base-cell-address="'Number font'.A2"/>
    </style:style>
    <style:style style:name="ce316" style:family="table-cell" style:parent-style-name="Default">
      <style:table-cell-properties fo:border-bottom="none" fo:border-left="none" fo:border-right="0.74pt solid #000000" fo:border-top="none"/>
      <style:map style:condition="cell-content()=1" style:apply-style-name="無題1" style:base-cell-address="'Number font'.A1"/>
    </style:style>
    <style:style style:name="ce317" style:family="table-cell" style:parent-style-name="Default">
      <style:table-cell-properties fo:border-bottom="0.74pt solid #000000" fo:border-left="none" fo:border-right="0.74pt solid #000000" fo:border-top="none"/>
      <style:map style:condition="cell-content()=1" style:apply-style-name="無題1" style:base-cell-address="'Number font'.A1"/>
    </style:style>
    <style:style style:name="ce318" style:family="table-cell" style:parent-style-name="Default">
      <style:table-cell-properties fo:border-bottom="0.74pt solid #000000" fo:border-left="none" fo:border-right="0.74pt solid #000000" fo:border-top="none"/>
      <style:map style:condition="cell-content()=1" style:apply-style-name="無題1" style:base-cell-address="'Number font'.A1"/>
    </style:style>
    <style:style style:name="ce319" style:family="table-cell" style:parent-style-name="Default">
      <style:table-cell-properties fo:border-bottom="none" fo:border-left="none" fo:border-right="0.74pt solid #000000" fo:border-top="0.74pt solid #000000"/>
      <style:map style:condition="cell-content()=1" style:apply-style-name="無題1" style:base-cell-address="'Number font'.A19"/>
    </style:style>
    <style:style style:name="ce320" style:family="table-cell" style:parent-style-name="Default">
      <style:table-cell-properties fo:border-bottom="none" fo:border-left="none" fo:border-right="0.74pt solid #000000" fo:border-top="none"/>
      <style:map style:condition="cell-content()=1" style:apply-style-name="無題1" style:base-cell-address="'Number font'.A19"/>
    </style:style>
    <style:style style:name="ce321" style:family="table-cell" style:parent-style-name="Default">
      <style:table-cell-properties fo:border-bottom="0.74pt solid #000000" fo:border-left="none" fo:border-right="0.74pt solid #000000" fo:border-top="none"/>
      <style:map style:condition="cell-content()=1" style:apply-style-name="無題1" style:base-cell-address="'Number font'.A19"/>
    </style:style>
    <style:style style:name="ce322" style:family="table-cell" style:parent-style-name="Default">
      <style:table-cell-properties fo:border-bottom="none" fo:border-left="none" fo:border-right="0.74pt solid #000000" fo:border-top="0.74pt solid #000000"/>
      <style:map style:condition="cell-content()=1" style:apply-style-name="無題1" style:base-cell-address="'Number font'.A36"/>
    </style:style>
    <style:style style:name="ce323" style:family="table-cell" style:parent-style-name="Default">
      <style:table-cell-properties fo:border-bottom="none" fo:border-left="none" fo:border-right="0.74pt solid #000000" fo:border-top="none"/>
      <style:map style:condition="cell-content()=1" style:apply-style-name="無題1" style:base-cell-address="'Number font'.A36"/>
    </style:style>
    <style:style style:name="ce324" style:family="table-cell" style:parent-style-name="Default">
      <style:table-cell-properties fo:border-bottom="0.74pt solid #000000" fo:border-left="none" fo:border-right="0.74pt solid #000000" fo:border-top="none"/>
      <style:map style:condition="cell-content()=1" style:apply-style-name="無題1" style:base-cell-address="'Number font'.A36"/>
    </style:style>
    <style:style style:name="ce325" style:family="table-cell" style:parent-style-name="Default">
      <style:table-cell-properties fo:border-bottom="none" fo:border-left="none" fo:border-right="0.74pt solid #000000" fo:border-top="0.74pt solid #000000"/>
      <style:map style:condition="cell-content()=1" style:apply-style-name="無題1" style:base-cell-address="'Number font'.A53"/>
    </style:style>
    <style:style style:name="ce326" style:family="table-cell" style:parent-style-name="Default">
      <style:table-cell-properties fo:border-bottom="none" fo:border-left="none" fo:border-right="0.74pt solid #000000" fo:border-top="none"/>
      <style:map style:condition="cell-content()=1" style:apply-style-name="無題1" style:base-cell-address="'Number font'.A53"/>
    </style:style>
    <style:style style:name="ce327" style:family="table-cell" style:parent-style-name="Default">
      <style:table-cell-properties fo:border-bottom="0.74pt solid #000000" fo:border-left="none" fo:border-right="0.74pt solid #000000" fo:border-top="none"/>
      <style:map style:condition="cell-content()=1" style:apply-style-name="無題1" style:base-cell-address="'Number font'.A53"/>
    </style:style>
    <style:style style:name="ce328" style:family="table-cell" style:parent-style-name="Default">
      <style:table-cell-properties fo:border-bottom="none" fo:border-left="none" fo:border-right="0.74pt solid #000000" fo:border-top="0.74pt solid #000000"/>
      <style:map style:condition="cell-content()=1" style:apply-style-name="無題1" style:base-cell-address="'Number font'.A70"/>
    </style:style>
    <style:style style:name="ce329" style:family="table-cell" style:parent-style-name="Default">
      <style:table-cell-properties fo:border-bottom="none" fo:border-left="none" fo:border-right="0.74pt solid #000000" fo:border-top="none"/>
      <style:map style:condition="cell-content()=1" style:apply-style-name="無題1" style:base-cell-address="'Number font'.A70"/>
    </style:style>
    <style:style style:name="ce330" style:family="table-cell" style:parent-style-name="Default">
      <style:table-cell-properties fo:border-bottom="0.74pt solid #000000" fo:border-left="none" fo:border-right="0.74pt solid #000000" fo:border-top="none"/>
      <style:map style:condition="cell-content()=1" style:apply-style-name="無題1" style:base-cell-address="'Number font'.A70"/>
    </style:style>
    <style:style style:name="ce331" style:family="table-cell" style:parent-style-name="Default">
      <style:table-cell-properties fo:border-bottom="none" fo:border-left="none" fo:border-right="0.74pt solid #000000" fo:border-top="0.74pt solid #000000"/>
      <style:map style:condition="cell-content()=1" style:apply-style-name="無題1" style:base-cell-address="'Number font'.A87"/>
    </style:style>
    <style:style style:name="ce332" style:family="table-cell" style:parent-style-name="Default">
      <style:table-cell-properties fo:border-bottom="none" fo:border-left="none" fo:border-right="0.74pt solid #000000" fo:border-top="none"/>
      <style:map style:condition="cell-content()=1" style:apply-style-name="無題1" style:base-cell-address="'Number font'.A87"/>
    </style:style>
    <style:style style:name="ce333" style:family="table-cell" style:parent-style-name="Default">
      <style:table-cell-properties fo:border-bottom="0.74pt solid #000000" fo:border-left="none" fo:border-right="0.74pt solid #000000" fo:border-top="none"/>
      <style:map style:condition="cell-content()=1" style:apply-style-name="無題1" style:base-cell-address="'Number font'.A87"/>
    </style:style>
    <style:style style:name="ce334" style:family="table-cell" style:parent-style-name="Default">
      <style:table-cell-properties fo:border-bottom="none" fo:border-left="none" fo:border-right="0.74pt solid #000000" fo:border-top="0.74pt solid #000000"/>
      <style:map style:condition="cell-content()=1" style:apply-style-name="無題1" style:base-cell-address="'Number font'.A104"/>
    </style:style>
    <style:style style:name="ce335" style:family="table-cell" style:parent-style-name="Default">
      <style:table-cell-properties fo:border-bottom="none" fo:border-left="none" fo:border-right="0.74pt solid #000000" fo:border-top="none"/>
      <style:map style:condition="cell-content()=1" style:apply-style-name="無題1" style:base-cell-address="'Number font'.A104"/>
    </style:style>
    <style:style style:name="ce336" style:family="table-cell" style:parent-style-name="Default">
      <style:table-cell-properties fo:border-bottom="0.74pt solid #000000" fo:border-left="none" fo:border-right="0.74pt solid #000000" fo:border-top="none"/>
      <style:map style:condition="cell-content()=1" style:apply-style-name="無題1" style:base-cell-address="'Number font'.A104"/>
    </style:style>
    <style:style style:name="ce337" style:family="table-cell" style:parent-style-name="Default">
      <style:table-cell-properties fo:border-bottom="none" fo:border-left="none" fo:border-right="0.74pt solid #000000" fo:border-top="0.74pt solid #000000"/>
      <style:map style:condition="cell-content()=1" style:apply-style-name="無題1" style:base-cell-address="'Number font'.A121"/>
    </style:style>
    <style:style style:name="ce338" style:family="table-cell" style:parent-style-name="Default">
      <style:table-cell-properties fo:border-bottom="none" fo:border-left="none" fo:border-right="0.74pt solid #000000" fo:border-top="none"/>
      <style:map style:condition="cell-content()=1" style:apply-style-name="無題1" style:base-cell-address="'Number font'.A121"/>
    </style:style>
    <style:style style:name="ce339" style:family="table-cell" style:parent-style-name="Default">
      <style:table-cell-properties fo:border-bottom="0.74pt solid #000000" fo:border-left="none" fo:border-right="0.74pt solid #000000" fo:border-top="none"/>
      <style:map style:condition="cell-content()=1" style:apply-style-name="無題1" style:base-cell-address="'Number font'.A121"/>
    </style:style>
    <style:style style:name="ce340" style:family="table-cell" style:parent-style-name="Default">
      <style:table-cell-properties fo:border-bottom="none" fo:border-left="none" fo:border-right="0.74pt solid #000000" fo:border-top="0.74pt solid #000000"/>
      <style:map style:condition="cell-content()=1" style:apply-style-name="無題1" style:base-cell-address="'Number font'.A138"/>
    </style:style>
    <style:style style:name="ce341" style:family="table-cell" style:parent-style-name="Default">
      <style:table-cell-properties fo:border-bottom="none" fo:border-left="none" fo:border-right="0.74pt solid #000000" fo:border-top="none"/>
      <style:map style:condition="cell-content()=1" style:apply-style-name="無題1" style:base-cell-address="'Number font'.A138"/>
    </style:style>
    <style:style style:name="ce342" style:family="table-cell" style:parent-style-name="Default">
      <style:table-cell-properties fo:border-bottom="0.74pt solid #000000" fo:border-left="none" fo:border-right="0.74pt solid #000000" fo:border-top="none"/>
      <style:map style:condition="cell-content()=1" style:apply-style-name="無題1" style:base-cell-address="'Number font'.A138"/>
    </style:style>
    <style:style style:name="ce343" style:family="table-cell" style:parent-style-name="Default">
      <style:table-cell-properties fo:border-bottom="none" fo:border-left="none" fo:border-right="0.74pt solid #000000" fo:border-top="none"/>
      <style:map style:condition="cell-content()=1" style:apply-style-name="無題1" style:base-cell-address="'Number font'.A1"/>
    </style:style>
  </office:automatic-styles>
  <office:body>
    <office:spreadsheet>
      <table:calculation-settings table:automatic-find-labels="false"/>
      <table:table table:name="Number font" table:style-name="ta1">
        <table:table-column table:style-name="co1" table:number-columns-repeated="8" table:default-cell-style-name="ce67"/>
        <table:table-column table:style-name="co1" table:number-columns-repeated="1016" table:default-cell-style-name="Default"/>
        <table:table-row table:style-name="ro1">
          <table:table-cell table:style-name="ce1"/>
          <table:table-cell table:style-name="ce68" table:number-columns-repeated="6"/>
          <table:table-cell table:style-name="ce314"/>
          <table:table-cell/>
          <table:table-cell office:value-type="string" calcext:value-type="string">
            <text:p>{{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5"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315" office:value-type="float" office:value="0" calcext:value-type="float">
            <text:p>0</text:p>
          </table:table-cell>
          <table:table-cell/>
          <table:table-cell table:formula="of:=&quot;0b&quot;&amp;[.A2]&amp;[.B2]&amp;[.C2]&amp;[.D2]&amp;[.E2]&amp;[.F2]&amp;[.G2]&amp;[.H2]&amp;&quot;,&quot;" office:value-type="string" office:string-value="0b01111100," calcext:value-type="string">
            <text:p>0b01111100,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4" table:style-name="ce70" office:value-type="float" office:value="1" calcext:value-type="float">
            <text:p>1</text:p>
          </table:table-cell>
          <table:table-cell table:number-columns-repeated="2" table:style-name="ce276" office:value-type="float" office:value="1" calcext:value-type="float">
            <text:p>1</text:p>
          </table:table-cell>
          <table:table-cell table:style-name="ce316" office:value-type="float" office:value="0" calcext:value-type="float">
            <text:p>0</text:p>
          </table:table-cell>
          <table:table-cell/>
          <table:table-cell table:formula="of:=&quot;0b&quot;&amp;[.A3]&amp;[.B3]&amp;[.C3]&amp;[.D3]&amp;[.E3]&amp;[.F3]&amp;[.G3]&amp;[.H3]&amp;&quot;,&quot;" office:value-type="string" office:string-value="0b11111110," calcext:value-type="string">
            <text:p>0b11111110,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2" table:style-name="ce276" office:value-type="float" office:value="1" calcext:value-type="float">
            <text:p>1</text:p>
          </table:table-cell>
          <table:table-cell table:style-name="ce316" office:value-type="float" office:value="0" calcext:value-type="float">
            <text:p>0</text:p>
          </table:table-cell>
          <table:table-cell/>
          <table:table-cell table:formula="of:=&quot;0b&quot;&amp;[.A4]&amp;[.B4]&amp;[.C4]&amp;[.D4]&amp;[.E4]&amp;[.F4]&amp;[.G4]&amp;[.H4]&amp;&quot;,&quot;" office:value-type="string" office:string-value="0b11000110," calcext:value-type="string">
            <text:p>0b11000110,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number-columns-repeated="2" table:style-name="ce276" office:value-type="float" office:value="1" calcext:value-type="float">
            <text:p>1</text:p>
          </table:table-cell>
          <table:table-cell table:style-name="ce316" office:value-type="float" office:value="0" calcext:value-type="float">
            <text:p>0</text:p>
          </table:table-cell>
          <table:table-cell/>
          <table:table-cell table:formula="of:=&quot;0b&quot;&amp;[.A5]&amp;[.B5]&amp;[.C5]&amp;[.D5]&amp;[.E5]&amp;[.F5]&amp;[.G5]&amp;[.H5]&amp;&quot;,&quot;" office:value-type="string" office:string-value="0b11000110," calcext:value-type="string">
            <text:p>0b11000110,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276" office:value-type="float" office:value="1" calcext:value-type="float">
            <text:p>1</text:p>
          </table:table-cell>
          <table:table-cell table:style-name="ce316" office:value-type="float" office:value="0" calcext:value-type="float">
            <text:p>0</text:p>
          </table:table-cell>
          <table:table-cell/>
          <table:table-cell table:formula="of:=&quot;0b&quot;&amp;[.A6]&amp;[.B6]&amp;[.C6]&amp;[.D6]&amp;[.E6]&amp;[.F6]&amp;[.G6]&amp;[.H6]&amp;&quot;,&quot;" office:value-type="string" office:string-value="0b11001110," calcext:value-type="string">
            <text:p>0b11001110,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276" office:value-type="float" office:value="1" calcext:value-type="float">
            <text:p>1</text:p>
          </table:table-cell>
          <table:table-cell table:style-name="ce316" office:value-type="float" office:value="0" calcext:value-type="float">
            <text:p>0</text:p>
          </table:table-cell>
          <table:table-cell/>
          <table:table-cell table:formula="of:=&quot;0b&quot;&amp;[.A7]&amp;[.B7]&amp;[.C7]&amp;[.D7]&amp;[.E7]&amp;[.F7]&amp;[.G7]&amp;[.H7]&amp;&quot;,&quot;" office:value-type="string" office:string-value="0b11001110," calcext:value-type="string">
            <text:p>0b11001110,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number-columns-repeated="2" table:style-name="ce276" office:value-type="float" office:value="1" calcext:value-type="float">
            <text:p>1</text:p>
          </table:table-cell>
          <table:table-cell table:style-name="ce316" office:value-type="float" office:value="0" calcext:value-type="float">
            <text:p>0</text:p>
          </table:table-cell>
          <table:table-cell/>
          <table:table-cell table:formula="of:=&quot;0b&quot;&amp;[.A8]&amp;[.B8]&amp;[.C8]&amp;[.D8]&amp;[.E8]&amp;[.F8]&amp;[.G8]&amp;[.H8]&amp;&quot;,&quot;" office:value-type="string" office:string-value="0b11011110," calcext:value-type="string">
            <text:p>0b11011110,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276" office:value-type="float" office:value="1" calcext:value-type="float">
            <text:p>1</text:p>
          </table:table-cell>
          <table:table-cell table:style-name="ce316" office:value-type="float" office:value="0" calcext:value-type="float">
            <text:p>0</text:p>
          </table:table-cell>
          <table:table-cell/>
          <table:table-cell table:formula="of:=&quot;0b&quot;&amp;[.A9]&amp;[.B9]&amp;[.C9]&amp;[.D9]&amp;[.E9]&amp;[.F9]&amp;[.G9]&amp;[.H9]&amp;&quot;,&quot;" office:value-type="string" office:string-value="0b11010110," calcext:value-type="string">
            <text:p>0b11010110,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3"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 table:style-name="ce276" office:value-type="float" office:value="1" calcext:value-type="float">
            <text:p>1</text:p>
          </table:table-cell>
          <table:table-cell table:style-name="ce316" office:value-type="float" office:value="0" calcext:value-type="float">
            <text:p>0</text:p>
          </table:table-cell>
          <table:table-cell/>
          <table:table-cell table:formula="of:=&quot;0b&quot;&amp;[.A10]&amp;[.B10]&amp;[.C10]&amp;[.D10]&amp;[.E10]&amp;[.F10]&amp;[.G10]&amp;[.H10]&amp;&quot;,&quot;" office:value-type="string" office:string-value="0b11110110," calcext:value-type="string">
            <text:p>0b11110110,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276" office:value-type="float" office:value="1" calcext:value-type="float">
            <text:p>1</text:p>
          </table:table-cell>
          <table:table-cell table:style-name="ce316" office:value-type="float" office:value="0" calcext:value-type="float">
            <text:p>0</text:p>
          </table:table-cell>
          <table:table-cell/>
          <table:table-cell table:formula="of:=&quot;0b&quot;&amp;[.A11]&amp;[.B11]&amp;[.C11]&amp;[.D11]&amp;[.E11]&amp;[.F11]&amp;[.G11]&amp;[.H11]&amp;&quot;,&quot;" office:value-type="string" office:string-value="0b11100110," calcext:value-type="string">
            <text:p>0b11100110,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number-columns-repeated="2" table:style-name="ce276" office:value-type="float" office:value="1" calcext:value-type="float">
            <text:p>1</text:p>
          </table:table-cell>
          <table:table-cell table:style-name="ce316" office:value-type="float" office:value="0" calcext:value-type="float">
            <text:p>0</text:p>
          </table:table-cell>
          <table:table-cell/>
          <table:table-cell table:formula="of:=&quot;0b&quot;&amp;[.A12]&amp;[.B12]&amp;[.C12]&amp;[.D12]&amp;[.E12]&amp;[.F12]&amp;[.G12]&amp;[.H12]&amp;&quot;,&quot;" office:value-type="string" office:string-value="0b11100110," calcext:value-type="string">
            <text:p>0b11100110,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number-columns-repeated="2" table:style-name="ce276" office:value-type="float" office:value="1" calcext:value-type="float">
            <text:p>1</text:p>
          </table:table-cell>
          <table:table-cell table:style-name="ce316" office:value-type="float" office:value="0" calcext:value-type="float">
            <text:p>0</text:p>
          </table:table-cell>
          <table:table-cell/>
          <table:table-cell table:formula="of:=&quot;0b&quot;&amp;[.A13]&amp;[.B13]&amp;[.C13]&amp;[.D13]&amp;[.E13]&amp;[.F13]&amp;[.G13]&amp;[.H13]&amp;&quot;,&quot;" office:value-type="string" office:string-value="0b11000110," calcext:value-type="string">
            <text:p>0b11000110,</text:p>
          </table:table-cell>
          <table:table-cell table:number-columns-repeated="101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number-columns-repeated="2" table:style-name="ce276" office:value-type="float" office:value="1" calcext:value-type="float">
            <text:p>1</text:p>
          </table:table-cell>
          <table:table-cell table:style-name="ce316" office:value-type="float" office:value="0" calcext:value-type="float">
            <text:p>0</text:p>
          </table:table-cell>
          <table:table-cell/>
          <table:table-cell table:formula="of:=&quot;0b&quot;&amp;[.A14]&amp;[.B14]&amp;[.C14]&amp;[.D14]&amp;[.E14]&amp;[.F14]&amp;[.G14]&amp;[.H14]&amp;&quot;,&quot;" office:value-type="string" office:string-value="0b11000110," calcext:value-type="string">
            <text:p>0b11000110,</text:p>
          </table:table-cell>
          <table:table-cell table:number-columns-repeated="101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4" table:style-name="ce82" office:value-type="float" office:value="1" calcext:value-type="float">
            <text:p>1</text:p>
          </table:table-cell>
          <table:table-cell table:number-columns-repeated="2" table:style-name="ce276" office:value-type="float" office:value="1" calcext:value-type="float">
            <text:p>1</text:p>
          </table:table-cell>
          <table:table-cell table:style-name="ce316" office:value-type="float" office:value="0" calcext:value-type="float">
            <text:p>0</text:p>
          </table:table-cell>
          <table:table-cell/>
          <table:table-cell table:formula="of:=&quot;0b&quot;&amp;[.A15]&amp;[.B15]&amp;[.C15]&amp;[.D15]&amp;[.E15]&amp;[.F15]&amp;[.G15]&amp;[.H15]&amp;&quot;,&quot;" office:value-type="string" office:string-value="0b11111110," calcext:value-type="string">
            <text:p>0b11111110,</text:p>
          </table:table-cell>
          <table:table-cell table:number-columns-repeated="1014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4" table:style-name="ce83" office:value-type="float" office:value="1" calcext:value-type="float">
            <text:p>1</text:p>
          </table:table-cell>
          <table:table-cell table:style-name="ce276" office:value-type="float" office:value="1" calcext:value-type="float">
            <text:p>1</text:p>
          </table:table-cell>
          <table:table-cell table:style-name="ce276" office:value-type="float" office:value="0" calcext:value-type="float">
            <text:p>0</text:p>
          </table:table-cell>
          <table:table-cell table:style-name="ce316" office:value-type="float" office:value="0" calcext:value-type="float">
            <text:p>0</text:p>
          </table:table-cell>
          <table:table-cell/>
          <table:table-cell table:formula="of:=&quot;0b&quot;&amp;[.A16]&amp;[.B16]&amp;[.C16]&amp;[.D16]&amp;[.E16]&amp;[.F16]&amp;[.G16]&amp;[.H16]&amp;&quot;,&quot;" office:value-type="string" office:string-value="0b01111100," calcext:value-type="string">
            <text:p>0b01111100,</text:p>
          </table:table-cell>
          <table:table-cell table:number-columns-repeated="1014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6" table:style-name="ce84" office:value-type="float" office:value="0" calcext:value-type="float">
            <text:p>0</text:p>
          </table:table-cell>
          <table:table-cell table:style-name="ce317" office:value-type="float" office:value="0" calcext:value-type="float">
            <text:p>0</text:p>
          </table:table-cell>
          <table:table-cell/>
          <table:table-cell table:formula="of:=&quot;0b&quot;&amp;[.A17]&amp;[.B17]&amp;[.C17]&amp;[.D17]&amp;[.E17]&amp;[.F17]&amp;[.G17]&amp;[.H17]" office:value-type="string" office:string-value="0b00000000" calcext:value-type="string">
            <text:p>0b00000000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85" table:number-columns-repeated="6"/>
          <table:table-cell table:style-name="ce318"/>
          <table:table-cell/>
          <table:table-cell office:value-type="string" calcext:value-type="string">
            <text:p>},{</text:p>
          </table:table-cell>
          <table:table-cell table:number-columns-repeated="1014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number-columns-repeated="2" table:style-name="ce86" office:value-type="float" office:value="0" calcext:value-type="float">
            <text:p>0</text:p>
          </table:table-cell>
          <table:table-cell table:number-columns-repeated="2" table:style-name="ce236" office:value-type="float" office:value="1" calcext:value-type="float">
            <text:p>1</text:p>
          </table:table-cell>
          <table:table-cell table:style-name="ce236" office:value-type="float" office:value="0" calcext:value-type="float">
            <text:p>0</text:p>
          </table:table-cell>
          <table:table-cell table:style-name="ce297" office:value-type="float" office:value="0" calcext:value-type="float">
            <text:p>0</text:p>
          </table:table-cell>
          <table:table-cell table:style-name="ce319" office:value-type="float" office:value="0" calcext:value-type="float">
            <text:p>0</text:p>
          </table:table-cell>
          <table:table-cell/>
          <table:table-cell table:formula="of:=&quot;0b&quot;&amp;[.A19]&amp;[.B19]&amp;[.C19]&amp;[.D19]&amp;[.E19]&amp;[.F19]&amp;[.G19]&amp;[.H19]&amp;&quot;,&quot;" office:value-type="string" office:string-value="0b00011000," calcext:value-type="string">
            <text:p>0b00011000,</text:p>
          </table:table-cell>
          <table:table-cell table:number-columns-repeated="101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218" office:value-type="float" office:value="1" calcext:value-type="float">
            <text:p>1</text:p>
          </table:table-cell>
          <table:table-cell table:number-columns-repeated="2" table:style-name="ce237" office:value-type="float" office:value="1" calcext:value-type="float">
            <text:p>1</text:p>
          </table:table-cell>
          <table:table-cell table:style-name="ce237" office:value-type="float" office:value="0" calcext:value-type="float">
            <text:p>0</text:p>
          </table:table-cell>
          <table:table-cell table:style-name="ce298" office:value-type="float" office:value="0" calcext:value-type="float">
            <text:p>0</text:p>
          </table:table-cell>
          <table:table-cell table:style-name="ce320" office:value-type="float" office:value="0" calcext:value-type="float">
            <text:p>0</text:p>
          </table:table-cell>
          <table:table-cell/>
          <table:table-cell table:formula="of:=&quot;0b&quot;&amp;[.A20]&amp;[.B20]&amp;[.C20]&amp;[.D20]&amp;[.E20]&amp;[.F20]&amp;[.G20]&amp;[.H20]&amp;&quot;,&quot;" office:value-type="string" office:string-value="0b00111000," calcext:value-type="string">
            <text:p>0b00111000,</text:p>
          </table:table-cell>
          <table:table-cell table:number-columns-repeated="101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38" office:value-type="float" office:value="1" calcext:value-type="float">
            <text:p>1</text:p>
          </table:table-cell>
          <table:table-cell table:style-name="ce238" office:value-type="float" office:value="0" calcext:value-type="float">
            <text:p>0</text:p>
          </table:table-cell>
          <table:table-cell table:style-name="ce299" office:value-type="float" office:value="0" calcext:value-type="float">
            <text:p>0</text:p>
          </table:table-cell>
          <table:table-cell table:style-name="ce320" office:value-type="float" office:value="0" calcext:value-type="float">
            <text:p>0</text:p>
          </table:table-cell>
          <table:table-cell/>
          <table:table-cell table:formula="of:=&quot;0b&quot;&amp;[.A21]&amp;[.B21]&amp;[.C21]&amp;[.D21]&amp;[.E21]&amp;[.F21]&amp;[.G21]&amp;[.H21]&amp;&quot;,&quot;" office:value-type="string" office:string-value="0b00111000," calcext:value-type="string">
            <text:p>0b00111000,</text:p>
          </table:table-cell>
          <table:table-cell table:number-columns-repeated="101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number-columns-repeated="2" table:style-name="ce239" office:value-type="float" office:value="1" calcext:value-type="float">
            <text:p>1</text:p>
          </table:table-cell>
          <table:table-cell table:style-name="ce239" office:value-type="float" office:value="0" calcext:value-type="float">
            <text:p>0</text:p>
          </table:table-cell>
          <table:table-cell table:style-name="ce300" office:value-type="float" office:value="0" calcext:value-type="float">
            <text:p>0</text:p>
          </table:table-cell>
          <table:table-cell table:style-name="ce320" office:value-type="float" office:value="0" calcext:value-type="float">
            <text:p>0</text:p>
          </table:table-cell>
          <table:table-cell/>
          <table:table-cell table:formula="of:=&quot;0b&quot;&amp;[.A22]&amp;[.B22]&amp;[.C22]&amp;[.D22]&amp;[.E22]&amp;[.F22]&amp;[.G22]&amp;[.H22]&amp;&quot;,&quot;" office:value-type="string" office:string-value="0b00011000," calcext:value-type="string">
            <text:p>0b00011000,</text:p>
          </table:table-cell>
          <table:table-cell table:number-columns-repeated="101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40" office:value-type="float" office:value="1" calcext:value-type="float">
            <text:p>1</text:p>
          </table:table-cell>
          <table:table-cell table:style-name="ce256" office:value-type="float" office:value="1" calcext:value-type="float">
            <text:p>1</text:p>
          </table:table-cell>
          <table:table-cell table:style-name="ce240" office:value-type="float" office:value="0" calcext:value-type="float">
            <text:p>0</text:p>
          </table:table-cell>
          <table:table-cell table:style-name="ce301" office:value-type="float" office:value="0" calcext:value-type="float">
            <text:p>0</text:p>
          </table:table-cell>
          <table:table-cell table:style-name="ce320" office:value-type="float" office:value="0" calcext:value-type="float">
            <text:p>0</text:p>
          </table:table-cell>
          <table:table-cell/>
          <table:table-cell table:formula="of:=&quot;0b&quot;&amp;[.A23]&amp;[.B23]&amp;[.C23]&amp;[.D23]&amp;[.E23]&amp;[.F23]&amp;[.G23]&amp;[.H23]&amp;&quot;,&quot;" office:value-type="string" office:string-value="0b00011000," calcext:value-type="string">
            <text:p>0b00011000,</text:p>
          </table:table-cell>
          <table:table-cell table:number-columns-repeated="101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222" office:value-type="float" office:value="0" calcext:value-type="float">
            <text:p>0</text:p>
          </table:table-cell>
          <table:table-cell table:style-name="ce241" office:value-type="float" office:value="1" calcext:value-type="float">
            <text:p>1</text:p>
          </table:table-cell>
          <table:table-cell table:style-name="ce257" office:value-type="float" office:value="1" calcext:value-type="float">
            <text:p>1</text:p>
          </table:table-cell>
          <table:table-cell table:style-name="ce277" office:value-type="float" office:value="0" calcext:value-type="float">
            <text:p>0</text:p>
          </table:table-cell>
          <table:table-cell table:style-name="ce302" office:value-type="float" office:value="0" calcext:value-type="float">
            <text:p>0</text:p>
          </table:table-cell>
          <table:table-cell table:style-name="ce320" office:value-type="float" office:value="0" calcext:value-type="float">
            <text:p>0</text:p>
          </table:table-cell>
          <table:table-cell/>
          <table:table-cell table:formula="of:=&quot;0b&quot;&amp;[.A24]&amp;[.B24]&amp;[.C24]&amp;[.D24]&amp;[.E24]&amp;[.F24]&amp;[.G24]&amp;[.H24]&amp;&quot;,&quot;" office:value-type="string" office:string-value="0b00011000," calcext:value-type="string">
            <text:p>0b00011000,</text:p>
          </table:table-cell>
          <table:table-cell table:number-columns-repeated="101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242" office:value-type="float" office:value="1" calcext:value-type="float">
            <text:p>1</text:p>
          </table:table-cell>
          <table:table-cell table:style-name="ce258" office:value-type="float" office:value="1" calcext:value-type="float">
            <text:p>1</text:p>
          </table:table-cell>
          <table:table-cell table:style-name="ce278" office:value-type="float" office:value="0" calcext:value-type="float">
            <text:p>0</text:p>
          </table:table-cell>
          <table:table-cell table:style-name="ce303" office:value-type="float" office:value="0" calcext:value-type="float">
            <text:p>0</text:p>
          </table:table-cell>
          <table:table-cell table:style-name="ce320" office:value-type="float" office:value="0" calcext:value-type="float">
            <text:p>0</text:p>
          </table:table-cell>
          <table:table-cell/>
          <table:table-cell table:formula="of:=&quot;0b&quot;&amp;[.A25]&amp;[.B25]&amp;[.C25]&amp;[.D25]&amp;[.E25]&amp;[.F25]&amp;[.G25]&amp;[.H25]&amp;&quot;,&quot;" office:value-type="string" office:string-value="0b00011000," calcext:value-type="string">
            <text:p>0b00011000,</text:p>
          </table:table-cell>
          <table:table-cell table:number-columns-repeated="101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style-name="ce243" office:value-type="float" office:value="1" calcext:value-type="float">
            <text:p>1</text:p>
          </table:table-cell>
          <table:table-cell table:style-name="ce259" office:value-type="float" office:value="1" calcext:value-type="float">
            <text:p>1</text:p>
          </table:table-cell>
          <table:table-cell table:style-name="ce279" office:value-type="float" office:value="0" calcext:value-type="float">
            <text:p>0</text:p>
          </table:table-cell>
          <table:table-cell table:style-name="ce304" office:value-type="float" office:value="0" calcext:value-type="float">
            <text:p>0</text:p>
          </table:table-cell>
          <table:table-cell table:style-name="ce320" office:value-type="float" office:value="0" calcext:value-type="float">
            <text:p>0</text:p>
          </table:table-cell>
          <table:table-cell/>
          <table:table-cell table:formula="of:=&quot;0b&quot;&amp;[.A26]&amp;[.B26]&amp;[.C26]&amp;[.D26]&amp;[.E26]&amp;[.F26]&amp;[.G26]&amp;[.H26]&amp;&quot;,&quot;" office:value-type="string" office:string-value="0b00011000," calcext:value-type="string">
            <text:p>0b00011000,</text:p>
          </table:table-cell>
          <table:table-cell table:number-columns-repeated="101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225" office:value-type="float" office:value="0" calcext:value-type="float">
            <text:p>0</text:p>
          </table:table-cell>
          <table:table-cell table:style-name="ce244" office:value-type="float" office:value="1" calcext:value-type="float">
            <text:p>1</text:p>
          </table:table-cell>
          <table:table-cell table:style-name="ce260" office:value-type="float" office:value="1" calcext:value-type="float">
            <text:p>1</text:p>
          </table:table-cell>
          <table:table-cell table:style-name="ce280" office:value-type="float" office:value="0" calcext:value-type="float">
            <text:p>0</text:p>
          </table:table-cell>
          <table:table-cell table:style-name="ce305" office:value-type="float" office:value="0" calcext:value-type="float">
            <text:p>0</text:p>
          </table:table-cell>
          <table:table-cell table:style-name="ce320" office:value-type="float" office:value="0" calcext:value-type="float">
            <text:p>0</text:p>
          </table:table-cell>
          <table:table-cell/>
          <table:table-cell table:formula="of:=&quot;0b&quot;&amp;[.A27]&amp;[.B27]&amp;[.C27]&amp;[.D27]&amp;[.E27]&amp;[.F27]&amp;[.G27]&amp;[.H27]&amp;&quot;,&quot;" office:value-type="string" office:string-value="0b00011000," calcext:value-type="string">
            <text:p>0b00011000,</text:p>
          </table:table-cell>
          <table:table-cell table:number-columns-repeated="101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226" office:value-type="float" office:value="0" calcext:value-type="float">
            <text:p>0</text:p>
          </table:table-cell>
          <table:table-cell table:style-name="ce245" office:value-type="float" office:value="1" calcext:value-type="float">
            <text:p>1</text:p>
          </table:table-cell>
          <table:table-cell table:style-name="ce261" office:value-type="float" office:value="1" calcext:value-type="float">
            <text:p>1</text:p>
          </table:table-cell>
          <table:table-cell table:style-name="ce281" office:value-type="float" office:value="0" calcext:value-type="float">
            <text:p>0</text:p>
          </table:table-cell>
          <table:table-cell table:style-name="ce306" office:value-type="float" office:value="0" calcext:value-type="float">
            <text:p>0</text:p>
          </table:table-cell>
          <table:table-cell table:style-name="ce320" office:value-type="float" office:value="0" calcext:value-type="float">
            <text:p>0</text:p>
          </table:table-cell>
          <table:table-cell/>
          <table:table-cell table:formula="of:=&quot;0b&quot;&amp;[.A28]&amp;[.B28]&amp;[.C28]&amp;[.D28]&amp;[.E28]&amp;[.F28]&amp;[.G28]&amp;[.H28]&amp;&quot;,&quot;" office:value-type="string" office:string-value="0b00011000," calcext:value-type="string">
            <text:p>0b00011000,</text:p>
          </table:table-cell>
          <table:table-cell table:number-columns-repeated="101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227" office:value-type="float" office:value="0" calcext:value-type="float">
            <text:p>0</text:p>
          </table:table-cell>
          <table:table-cell table:style-name="ce246" office:value-type="float" office:value="1" calcext:value-type="float">
            <text:p>1</text:p>
          </table:table-cell>
          <table:table-cell table:style-name="ce262" office:value-type="float" office:value="1" calcext:value-type="float">
            <text:p>1</text:p>
          </table:table-cell>
          <table:table-cell table:style-name="ce282" office:value-type="float" office:value="0" calcext:value-type="float">
            <text:p>0</text:p>
          </table:table-cell>
          <table:table-cell table:style-name="ce307" office:value-type="float" office:value="0" calcext:value-type="float">
            <text:p>0</text:p>
          </table:table-cell>
          <table:table-cell table:style-name="ce320" office:value-type="float" office:value="0" calcext:value-type="float">
            <text:p>0</text:p>
          </table:table-cell>
          <table:table-cell/>
          <table:table-cell table:formula="of:=&quot;0b&quot;&amp;[.A29]&amp;[.B29]&amp;[.C29]&amp;[.D29]&amp;[.E29]&amp;[.F29]&amp;[.G29]&amp;[.H29]&amp;&quot;,&quot;" office:value-type="string" office:string-value="0b00011000," calcext:value-type="string">
            <text:p>0b00011000,</text:p>
          </table:table-cell>
          <table:table-cell table:number-columns-repeated="101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228" office:value-type="float" office:value="0" calcext:value-type="float">
            <text:p>0</text:p>
          </table:table-cell>
          <table:table-cell table:style-name="ce247" office:value-type="float" office:value="1" calcext:value-type="float">
            <text:p>1</text:p>
          </table:table-cell>
          <table:table-cell table:style-name="ce263" office:value-type="float" office:value="1" calcext:value-type="float">
            <text:p>1</text:p>
          </table:table-cell>
          <table:table-cell table:style-name="ce283" office:value-type="float" office:value="0" calcext:value-type="float">
            <text:p>0</text:p>
          </table:table-cell>
          <table:table-cell table:style-name="ce308" office:value-type="float" office:value="0" calcext:value-type="float">
            <text:p>0</text:p>
          </table:table-cell>
          <table:table-cell table:style-name="ce320" office:value-type="float" office:value="0" calcext:value-type="float">
            <text:p>0</text:p>
          </table:table-cell>
          <table:table-cell/>
          <table:table-cell table:formula="of:=&quot;0b&quot;&amp;[.A30]&amp;[.B30]&amp;[.C30]&amp;[.D30]&amp;[.E30]&amp;[.F30]&amp;[.G30]&amp;[.H30]&amp;&quot;,&quot;" office:value-type="string" office:string-value="0b00011000," calcext:value-type="string">
            <text:p>0b00011000,</text:p>
          </table:table-cell>
          <table:table-cell table:number-columns-repeated="1014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229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style-name="ce264" office:value-type="float" office:value="1" calcext:value-type="float">
            <text:p>1</text:p>
          </table:table-cell>
          <table:table-cell table:style-name="ce284" office:value-type="float" office:value="0" calcext:value-type="float">
            <text:p>0</text:p>
          </table:table-cell>
          <table:table-cell table:style-name="ce309" office:value-type="float" office:value="0" calcext:value-type="float">
            <text:p>0</text:p>
          </table:table-cell>
          <table:table-cell table:style-name="ce320" office:value-type="float" office:value="0" calcext:value-type="float">
            <text:p>0</text:p>
          </table:table-cell>
          <table:table-cell/>
          <table:table-cell table:formula="of:=&quot;0b&quot;&amp;[.A31]&amp;[.B31]&amp;[.C31]&amp;[.D31]&amp;[.E31]&amp;[.F31]&amp;[.G31]&amp;[.H31]&amp;&quot;,&quot;" office:value-type="string" office:string-value="0b00011000," calcext:value-type="string">
            <text:p>0b00011000,</text:p>
          </table:table-cell>
          <table:table-cell table:number-columns-repeated="1014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230" office:value-type="float" office:value="1" calcext:value-type="float">
            <text:p>1</text:p>
          </table:table-cell>
          <table:table-cell table:style-name="ce249" office:value-type="float" office:value="1" calcext:value-type="float">
            <text:p>1</text:p>
          </table:table-cell>
          <table:table-cell table:style-name="ce265" office:value-type="float" office:value="1" calcext:value-type="float">
            <text:p>1</text:p>
          </table:table-cell>
          <table:table-cell table:style-name="ce285" office:value-type="float" office:value="1" calcext:value-type="float">
            <text:p>1</text:p>
          </table:table-cell>
          <table:table-cell table:style-name="ce310" office:value-type="float" office:value="0" calcext:value-type="float">
            <text:p>0</text:p>
          </table:table-cell>
          <table:table-cell table:style-name="ce320" office:value-type="float" office:value="0" calcext:value-type="float">
            <text:p>0</text:p>
          </table:table-cell>
          <table:table-cell/>
          <table:table-cell table:formula="of:=&quot;0b&quot;&amp;[.A32]&amp;[.B32]&amp;[.C32]&amp;[.D32]&amp;[.E32]&amp;[.F32]&amp;[.G32]&amp;[.H32]&amp;&quot;,&quot;" office:value-type="string" office:string-value="0b00111100," calcext:value-type="string">
            <text:p>0b00111100,</text:p>
          </table:table-cell>
          <table:table-cell table:number-columns-repeated="1014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number-columns-repeated="2" table:style-name="ce250" office:value-type="float" office:value="1" calcext:value-type="float">
            <text:p>1</text:p>
          </table:table-cell>
          <table:table-cell table:style-name="ce286" office:value-type="float" office:value="1" calcext:value-type="float">
            <text:p>1</text:p>
          </table:table-cell>
          <table:table-cell table:style-name="ce311" office:value-type="float" office:value="0" calcext:value-type="float">
            <text:p>0</text:p>
          </table:table-cell>
          <table:table-cell table:style-name="ce320" office:value-type="float" office:value="0" calcext:value-type="float">
            <text:p>0</text:p>
          </table:table-cell>
          <table:table-cell/>
          <table:table-cell table:formula="of:=&quot;0b&quot;&amp;[.A33]&amp;[.B33]&amp;[.C33]&amp;[.D33]&amp;[.E33]&amp;[.F33]&amp;[.G33]&amp;[.H33]&amp;&quot;,&quot;" office:value-type="string" office:string-value="0b00111100," calcext:value-type="string">
            <text:p>0b00111100,</text:p>
          </table:table-cell>
          <table:table-cell table:number-columns-repeated="1014"/>
        </table:table-row>
        <table:table-row table:style-name="ro1">
          <table:table-cell table:style-name="ce14" office:value-type="float" office:value="0" calcext:value-type="float">
            <text:p>0</text:p>
          </table:table-cell>
          <table:table-cell table:number-columns-repeated="6" table:style-name="ce91" office:value-type="float" office:value="0" calcext:value-type="float">
            <text:p>0</text:p>
          </table:table-cell>
          <table:table-cell table:style-name="ce321" office:value-type="float" office:value="0" calcext:value-type="float">
            <text:p>0</text:p>
          </table:table-cell>
          <table:table-cell/>
          <table:table-cell table:formula="of:=&quot;0b&quot;&amp;[.A34]&amp;[.B34]&amp;[.C34]&amp;[.D34]&amp;[.E34]&amp;[.F34]&amp;[.G34]&amp;[.H34]" office:value-type="string" office:string-value="0b00000000" calcext:value-type="string">
            <text:p>0b00000000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85" table:number-columns-repeated="6"/>
          <table:table-cell table:style-name="ce318"/>
          <table:table-cell/>
          <table:table-cell office:value-type="string" calcext:value-type="string">
            <text:p>},{</text:p>
          </table:table-cell>
          <table:table-cell table:number-columns-repeated="1014"/>
        </table:table-row>
        <table:table-row table:style-name="ro1">
          <table:table-cell table:style-name="ce15" office:value-type="float" office:value="0" calcext:value-type="float">
            <text:p>0</text:p>
          </table:table-cell>
          <table:table-cell table:number-columns-repeated="4"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322" office:value-type="float" office:value="0" calcext:value-type="float">
            <text:p>0</text:p>
          </table:table-cell>
          <table:table-cell/>
          <table:table-cell table:formula="of:=&quot;0b&quot;&amp;[.A36]&amp;[.B36]&amp;[.C36]&amp;[.D36]&amp;[.E36]&amp;[.F36]&amp;[.G36]&amp;[.H36]&amp;&quot;,&quot;" office:value-type="string" office:string-value="0b01111000," calcext:value-type="string">
            <text:p>0b01111000,</text:p>
          </table:table-cell>
          <table:table-cell table:number-columns-repeated="1014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number-columns-repeated="4" table:style-name="ce93" office:value-type="float" office:value="1" calcext:value-type="float">
            <text:p>1</text:p>
          </table:table-cell>
          <table:table-cell table:style-name="ce287" office:value-type="float" office:value="1" calcext:value-type="float">
            <text:p>1</text:p>
          </table:table-cell>
          <table:table-cell table:style-name="ce312" office:value-type="float" office:value="0" calcext:value-type="float">
            <text:p>0</text:p>
          </table:table-cell>
          <table:table-cell table:style-name="ce323" office:value-type="float" office:value="0" calcext:value-type="float">
            <text:p>0</text:p>
          </table:table-cell>
          <table:table-cell/>
          <table:table-cell table:formula="of:=&quot;0b&quot;&amp;[.A37]&amp;[.B37]&amp;[.C37]&amp;[.D37]&amp;[.E37]&amp;[.F37]&amp;[.G37]&amp;[.H37]&amp;&quot;,&quot;" office:value-type="string" office:string-value="0b11111100," calcext:value-type="string">
            <text:p>0b11111100,</text:p>
          </table:table-cell>
          <table:table-cell table:number-columns-repeated="1014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266" office:value-type="float" office:value="1" calcext:value-type="float">
            <text:p>1</text:p>
          </table:table-cell>
          <table:table-cell table:style-name="ce288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style-name="ce323" office:value-type="float" office:value="0" calcext:value-type="float">
            <text:p>0</text:p>
          </table:table-cell>
          <table:table-cell/>
          <table:table-cell table:formula="of:=&quot;0b&quot;&amp;[.A38]&amp;[.B38]&amp;[.C38]&amp;[.D38]&amp;[.E38]&amp;[.F38]&amp;[.G38]&amp;[.H38]&amp;&quot;,&quot;" office:value-type="string" office:string-value="0b11001110," calcext:value-type="string">
            <text:p>0b11001110,</text:p>
          </table:table-cell>
          <table:table-cell table:number-columns-repeated="1014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267" office:value-type="float" office:value="0" calcext:value-type="float">
            <text:p>0</text:p>
          </table:table-cell>
          <table:table-cell table:style-name="ce288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style-name="ce323" office:value-type="float" office:value="0" calcext:value-type="float">
            <text:p>0</text:p>
          </table:table-cell>
          <table:table-cell/>
          <table:table-cell table:formula="of:=&quot;0b&quot;&amp;[.A39]&amp;[.B39]&amp;[.C39]&amp;[.D39]&amp;[.E39]&amp;[.F39]&amp;[.G39]&amp;[.H39]&amp;&quot;,&quot;" office:value-type="string" office:string-value="0b11000110," calcext:value-type="string">
            <text:p>0b11000110,</text:p>
          </table:table-cell>
          <table:table-cell table:number-columns-repeated="1014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3" table:style-name="ce96" office:value-type="float" office:value="0" calcext:value-type="float">
            <text:p>0</text:p>
          </table:table-cell>
          <table:table-cell table:style-name="ce268" office:value-type="float" office:value="0" calcext:value-type="float">
            <text:p>0</text:p>
          </table:table-cell>
          <table:table-cell table:style-name="ce288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style-name="ce323" office:value-type="float" office:value="0" calcext:value-type="float">
            <text:p>0</text:p>
          </table:table-cell>
          <table:table-cell/>
          <table:table-cell table:formula="of:=&quot;0b&quot;&amp;[.A40]&amp;[.B40]&amp;[.C40]&amp;[.D40]&amp;[.E40]&amp;[.F40]&amp;[.G40]&amp;[.H40]&amp;&quot;,&quot;" office:value-type="string" office:string-value="0b00000110," calcext:value-type="string">
            <text:p>0b00000110,</text:p>
          </table:table-cell>
          <table:table-cell table:number-columns-repeated="1014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number-columns-repeated="3" table:style-name="ce97" office:value-type="float" office:value="0" calcext:value-type="float">
            <text:p>0</text:p>
          </table:table-cell>
          <table:table-cell table:style-name="ce269" office:value-type="float" office:value="1" calcext:value-type="float">
            <text:p>1</text:p>
          </table:table-cell>
          <table:table-cell table:style-name="ce289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style-name="ce323" office:value-type="float" office:value="0" calcext:value-type="float">
            <text:p>0</text:p>
          </table:table-cell>
          <table:table-cell/>
          <table:table-cell table:formula="of:=&quot;0b&quot;&amp;[.A41]&amp;[.B41]&amp;[.C41]&amp;[.D41]&amp;[.E41]&amp;[.F41]&amp;[.G41]&amp;[.H41]&amp;&quot;,&quot;" office:value-type="string" office:string-value="0b00001110," calcext:value-type="string">
            <text:p>0b00001110,</text:p>
          </table:table-cell>
          <table:table-cell table:number-columns-repeated="1014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289" office:value-type="float" office:value="1" calcext:value-type="float">
            <text:p>1</text:p>
          </table:table-cell>
          <table:table-cell table:style-name="ce312" office:value-type="float" office:value="0" calcext:value-type="float">
            <text:p>0</text:p>
          </table:table-cell>
          <table:table-cell table:style-name="ce323" office:value-type="float" office:value="0" calcext:value-type="float">
            <text:p>0</text:p>
          </table:table-cell>
          <table:table-cell/>
          <table:table-cell table:formula="of:=&quot;0b&quot;&amp;[.A42]&amp;[.B42]&amp;[.C42]&amp;[.D42]&amp;[.E42]&amp;[.F42]&amp;[.G42]&amp;[.H42]&amp;&quot;,&quot;" office:value-type="string" office:string-value="0b00011100," calcext:value-type="string">
            <text:p>0b00011100,</text:p>
          </table:table-cell>
          <table:table-cell table:number-columns-repeated="1014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289" office:value-type="float" office:value="0" calcext:value-type="float">
            <text:p>0</text:p>
          </table:table-cell>
          <table:table-cell table:style-name="ce312" office:value-type="float" office:value="0" calcext:value-type="float">
            <text:p>0</text:p>
          </table:table-cell>
          <table:table-cell table:style-name="ce323" office:value-type="float" office:value="0" calcext:value-type="float">
            <text:p>0</text:p>
          </table:table-cell>
          <table:table-cell/>
          <table:table-cell table:formula="of:=&quot;0b&quot;&amp;[.A43]&amp;[.B43]&amp;[.C43]&amp;[.D43]&amp;[.E43]&amp;[.F43]&amp;[.G43]&amp;[.H43]&amp;&quot;,&quot;" office:value-type="string" office:string-value="0b00011000," calcext:value-type="string">
            <text:p>0b00011000,</text:p>
          </table:table-cell>
          <table:table-cell table:number-columns-repeated="1014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289" office:value-type="float" office:value="0" calcext:value-type="float">
            <text:p>0</text:p>
          </table:table-cell>
          <table:table-cell table:style-name="ce312" office:value-type="float" office:value="0" calcext:value-type="float">
            <text:p>0</text:p>
          </table:table-cell>
          <table:table-cell table:style-name="ce323" office:value-type="float" office:value="0" calcext:value-type="float">
            <text:p>0</text:p>
          </table:table-cell>
          <table:table-cell/>
          <table:table-cell table:formula="of:=&quot;0b&quot;&amp;[.A44]&amp;[.B44]&amp;[.C44]&amp;[.D44]&amp;[.E44]&amp;[.F44]&amp;[.G44]&amp;[.H44]&amp;&quot;,&quot;" office:value-type="string" office:string-value="0b00110000," calcext:value-type="string">
            <text:p>0b00110000,</text:p>
          </table:table-cell>
          <table:table-cell table:number-columns-repeated="1014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 table:style-name="ce232" office:value-type="float" office:value="1" calcext:value-type="float">
            <text:p>1</text:p>
          </table:table-cell>
          <table:table-cell table:number-columns-repeated="3" table:style-name="ce270" office:value-type="float" office:value="0" calcext:value-type="float">
            <text:p>0</text:p>
          </table:table-cell>
          <table:table-cell table:style-name="ce323" office:value-type="float" office:value="0" calcext:value-type="float">
            <text:p>0</text:p>
          </table:table-cell>
          <table:table-cell/>
          <table:table-cell table:formula="of:=&quot;0b&quot;&amp;[.A45]&amp;[.B45]&amp;[.C45]&amp;[.D45]&amp;[.E45]&amp;[.F45]&amp;[.G45]&amp;[.H45]&amp;&quot;,&quot;" office:value-type="string" office:string-value="0b01110000," calcext:value-type="string">
            <text:p>0b01110000,</text:p>
          </table:table-cell>
          <table:table-cell table:number-columns-repeated="1014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289" office:value-type="float" office:value="0" calcext:value-type="float">
            <text:p>0</text:p>
          </table:table-cell>
          <table:table-cell table:style-name="ce312" office:value-type="float" office:value="0" calcext:value-type="float">
            <text:p>0</text:p>
          </table:table-cell>
          <table:table-cell table:style-name="ce323" office:value-type="float" office:value="0" calcext:value-type="float">
            <text:p>0</text:p>
          </table:table-cell>
          <table:table-cell/>
          <table:table-cell table:formula="of:=&quot;0b&quot;&amp;[.A46]&amp;[.B46]&amp;[.C46]&amp;[.D46]&amp;[.E46]&amp;[.F46]&amp;[.G46]&amp;[.H46]&amp;&quot;,&quot;" office:value-type="string" office:string-value="0b01100000," calcext:value-type="string">
            <text:p>0b01100000,</text:p>
          </table:table-cell>
          <table:table-cell table:number-columns-repeated="1014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289" office:value-type="float" office:value="0" calcext:value-type="float">
            <text:p>0</text:p>
          </table:table-cell>
          <table:table-cell table:style-name="ce312" office:value-type="float" office:value="0" calcext:value-type="float">
            <text:p>0</text:p>
          </table:table-cell>
          <table:table-cell table:style-name="ce323" office:value-type="float" office:value="0" calcext:value-type="float">
            <text:p>0</text:p>
          </table:table-cell>
          <table:table-cell/>
          <table:table-cell table:formula="of:=&quot;0b&quot;&amp;[.A47]&amp;[.B47]&amp;[.C47]&amp;[.D47]&amp;[.E47]&amp;[.F47]&amp;[.G47]&amp;[.H47]&amp;&quot;,&quot;" office:value-type="string" office:string-value="0b11100000," calcext:value-type="string">
            <text:p>0b11100000,</text:p>
          </table:table-cell>
          <table:table-cell table:number-columns-repeated="1014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3" table:style-name="ce104" office:value-type="float" office:value="0" calcext:value-type="float">
            <text:p>0</text:p>
          </table:table-cell>
          <table:table-cell table:style-name="ce289" office:value-type="float" office:value="0" calcext:value-type="float">
            <text:p>0</text:p>
          </table:table-cell>
          <table:table-cell table:style-name="ce312" office:value-type="float" office:value="0" calcext:value-type="float">
            <text:p>0</text:p>
          </table:table-cell>
          <table:table-cell table:style-name="ce323" office:value-type="float" office:value="0" calcext:value-type="float">
            <text:p>0</text:p>
          </table:table-cell>
          <table:table-cell/>
          <table:table-cell table:formula="of:=&quot;0b&quot;&amp;[.A48]&amp;[.B48]&amp;[.C48]&amp;[.D48]&amp;[.E48]&amp;[.F48]&amp;[.G48]&amp;[.H48]&amp;&quot;,&quot;" office:value-type="string" office:string-value="0b11000000," calcext:value-type="string">
            <text:p>0b11000000,</text:p>
          </table:table-cell>
          <table:table-cell table:number-columns-repeated="1014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number-columns-repeated="4" table:style-name="ce105" office:value-type="float" office:value="1" calcext:value-type="float">
            <text:p>1</text:p>
          </table:table-cell>
          <table:table-cell table:style-name="ce289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style-name="ce323" office:value-type="float" office:value="0" calcext:value-type="float">
            <text:p>0</text:p>
          </table:table-cell>
          <table:table-cell/>
          <table:table-cell table:formula="of:=&quot;0b&quot;&amp;[.A49]&amp;[.B49]&amp;[.C49]&amp;[.D49]&amp;[.E49]&amp;[.F49]&amp;[.G49]&amp;[.H49]&amp;&quot;,&quot;" office:value-type="string" office:string-value="0b11111110," calcext:value-type="string">
            <text:p>0b11111110,</text:p>
          </table:table-cell>
          <table:table-cell table:number-columns-repeated="1014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number-columns-repeated="4" table:style-name="ce106" office:value-type="float" office:value="1" calcext:value-type="float">
            <text:p>1</text:p>
          </table:table-cell>
          <table:table-cell table:style-name="ce289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style-name="ce323" office:value-type="float" office:value="0" calcext:value-type="float">
            <text:p>0</text:p>
          </table:table-cell>
          <table:table-cell/>
          <table:table-cell table:formula="of:=&quot;0b&quot;&amp;[.A50]&amp;[.B50]&amp;[.C50]&amp;[.D50]&amp;[.E50]&amp;[.F50]&amp;[.G50]&amp;[.H50]&amp;&quot;,&quot;" office:value-type="string" office:string-value="0b11111110," calcext:value-type="string">
            <text:p>0b11111110,</text:p>
          </table:table-cell>
          <table:table-cell table:number-columns-repeated="1014"/>
        </table:table-row>
        <table:table-row table:style-name="ro1">
          <table:table-cell table:style-name="ce21" office:value-type="float" office:value="0" calcext:value-type="float">
            <text:p>0</text:p>
          </table:table-cell>
          <table:table-cell table:number-columns-repeated="5" table:style-name="ce107" office:value-type="float" office:value="0" calcext:value-type="float">
            <text:p>0</text:p>
          </table:table-cell>
          <table:table-cell table:style-name="ce313" office:value-type="float" office:value="0" calcext:value-type="float">
            <text:p>0</text:p>
          </table:table-cell>
          <table:table-cell table:style-name="ce324" office:value-type="float" office:value="0" calcext:value-type="float">
            <text:p>0</text:p>
          </table:table-cell>
          <table:table-cell/>
          <table:table-cell table:formula="of:=&quot;0b&quot;&amp;[.A51]&amp;[.B51]&amp;[.C51]&amp;[.D51]&amp;[.E51]&amp;[.F51]&amp;[.G51]&amp;[.H51]" office:value-type="string" office:string-value="0b00000000" calcext:value-type="string">
            <text:p>0b00000000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85" table:number-columns-repeated="6"/>
          <table:table-cell table:style-name="ce318"/>
          <table:table-cell/>
          <table:table-cell office:value-type="string" calcext:value-type="string">
            <text:p>},{</text:p>
          </table:table-cell>
          <table:table-cell table:number-columns-repeated="1014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number-columns-repeated="5"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/>
          <table:table-cell table:formula="of:=&quot;0b&quot;&amp;[.A53]&amp;[.B53]&amp;[.C53]&amp;[.D53]&amp;[.E53]&amp;[.F53]&amp;[.G53]&amp;[.H53]&amp;&quot;,&quot;" office:value-type="string" office:string-value="0b11111100," calcext:value-type="string">
            <text:p>0b11111100,</text:p>
          </table:table-cell>
          <table:table-cell table:number-columns-repeated="1014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2" table:style-name="ce290" office:value-type="float" office:value="1" calcext:value-type="float">
            <text:p>1</text:p>
          </table:table-cell>
          <table:table-cell table:style-name="ce326" office:value-type="float" office:value="0" calcext:value-type="float">
            <text:p>0</text:p>
          </table:table-cell>
          <table:table-cell/>
          <table:table-cell table:formula="of:=&quot;0b&quot;&amp;[.A54]&amp;[.B54]&amp;[.C54]&amp;[.D54]&amp;[.E54]&amp;[.F54]&amp;[.G54]&amp;[.H54]&amp;&quot;,&quot;" office:value-type="string" office:string-value="0b11111110," calcext:value-type="string">
            <text:p>0b11111110,</text:p>
          </table:table-cell>
          <table:table-cell table:number-columns-repeated="1014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table:number-columns-repeated="4" table:style-name="ce110" office:value-type="float" office:value="0" calcext:value-type="float">
            <text:p>0</text:p>
          </table:table-cell>
          <table:table-cell table:number-columns-repeated="2" table:style-name="ce290" office:value-type="float" office:value="1" calcext:value-type="float">
            <text:p>1</text:p>
          </table:table-cell>
          <table:table-cell table:style-name="ce326" office:value-type="float" office:value="0" calcext:value-type="float">
            <text:p>0</text:p>
          </table:table-cell>
          <table:table-cell/>
          <table:table-cell table:formula="of:=&quot;0b&quot;&amp;[.A55]&amp;[.B55]&amp;[.C55]&amp;[.D55]&amp;[.E55]&amp;[.F55]&amp;[.G55]&amp;[.H55]&amp;&quot;,&quot;" office:value-type="string" office:string-value="0b00000110," calcext:value-type="string">
            <text:p>0b00000110,</text:p>
          </table:table-cell>
          <table:table-cell table:number-columns-repeated="1014"/>
        </table:table-row>
        <table:table-row table:style-name="ro1">
          <table:table-cell table:style-name="ce24" office:value-type="float" office:value="0" calcext:value-type="float">
            <text:p>0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number-columns-repeated="2" table:style-name="ce251" office:value-type="float" office:value="0" calcext:value-type="float">
            <text:p>0</text:p>
          </table:table-cell>
          <table:table-cell table:number-columns-repeated="2" table:style-name="ce290" office:value-type="float" office:value="1" calcext:value-type="float">
            <text:p>1</text:p>
          </table:table-cell>
          <table:table-cell table:style-name="ce326" office:value-type="float" office:value="0" calcext:value-type="float">
            <text:p>0</text:p>
          </table:table-cell>
          <table:table-cell/>
          <table:table-cell table:formula="of:=&quot;0b&quot;&amp;[.A56]&amp;[.B56]&amp;[.C56]&amp;[.D56]&amp;[.E56]&amp;[.F56]&amp;[.G56]&amp;[.H56]&amp;&quot;,&quot;" office:value-type="string" office:string-value="0b00000110," calcext:value-type="string">
            <text:p>0b00000110,</text:p>
          </table:table-cell>
          <table:table-cell table:number-columns-repeated="1014"/>
        </table:table-row>
        <table:table-row table:style-name="ro1">
          <table:table-cell table:style-name="ce24" office:value-type="float" office:value="0" calcext:value-type="float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number-columns-repeated="2" table:style-name="ce252" office:value-type="float" office:value="0" calcext:value-type="float">
            <text:p>0</text:p>
          </table:table-cell>
          <table:table-cell table:number-columns-repeated="2" table:style-name="ce290" office:value-type="float" office:value="1" calcext:value-type="float">
            <text:p>1</text:p>
          </table:table-cell>
          <table:table-cell table:style-name="ce326" office:value-type="float" office:value="0" calcext:value-type="float">
            <text:p>0</text:p>
          </table:table-cell>
          <table:table-cell/>
          <table:table-cell table:formula="of:=&quot;0b&quot;&amp;[.A57]&amp;[.B57]&amp;[.C57]&amp;[.D57]&amp;[.E57]&amp;[.F57]&amp;[.G57]&amp;[.H57]&amp;&quot;,&quot;" office:value-type="string" office:string-value="0b00000110," calcext:value-type="string">
            <text:p>0b00000110,</text:p>
          </table:table-cell>
          <table:table-cell table:number-columns-repeated="1014"/>
        </table:table-row>
        <table:table-row table:style-name="ro1">
          <table:table-cell table:style-name="ce25" office:value-type="float" office:value="0" calcext:value-type="float">
            <text:p>0</text:p>
          </table:table-cell>
          <table:table-cell table:number-columns-repeated="3" table:style-name="ce113" office:value-type="float" office:value="0" calcext:value-type="float">
            <text:p>0</text:p>
          </table:table-cell>
          <table:table-cell table:style-name="ce271" office:value-type="float" office:value="1" calcext:value-type="float">
            <text:p>1</text:p>
          </table:table-cell>
          <table:table-cell table:number-columns-repeated="2" table:style-name="ce290" office:value-type="float" office:value="1" calcext:value-type="float">
            <text:p>1</text:p>
          </table:table-cell>
          <table:table-cell table:style-name="ce326" office:value-type="float" office:value="0" calcext:value-type="float">
            <text:p>0</text:p>
          </table:table-cell>
          <table:table-cell/>
          <table:table-cell table:formula="of:=&quot;0b&quot;&amp;[.A58]&amp;[.B58]&amp;[.C58]&amp;[.D58]&amp;[.E58]&amp;[.F58]&amp;[.G58]&amp;[.H58]&amp;&quot;,&quot;" office:value-type="string" office:string-value="0b00001110," calcext:value-type="string">
            <text:p>0b00001110,</text:p>
          </table:table-cell>
          <table:table-cell table:number-columns-repeated="1014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number-columns-repeated="4" table:style-name="ce114" office:value-type="float" office:value="1" calcext:value-type="float">
            <text:p>1</text:p>
          </table:table-cell>
          <table:table-cell table:style-name="ce290" office:value-type="float" office:value="1" calcext:value-type="float">
            <text:p>1</text:p>
          </table:table-cell>
          <table:table-cell table:style-name="ce290" office:value-type="float" office:value="0" calcext:value-type="float">
            <text:p>0</text:p>
          </table:table-cell>
          <table:table-cell table:style-name="ce326" office:value-type="float" office:value="0" calcext:value-type="float">
            <text:p>0</text:p>
          </table:table-cell>
          <table:table-cell/>
          <table:table-cell table:formula="of:=&quot;0b&quot;&amp;[.A59]&amp;[.B59]&amp;[.C59]&amp;[.D59]&amp;[.E59]&amp;[.F59]&amp;[.G59]&amp;[.H59]&amp;&quot;,&quot;" office:value-type="string" office:string-value="0b11111100," calcext:value-type="string">
            <text:p>0b11111100,</text:p>
          </table:table-cell>
          <table:table-cell table:number-columns-repeated="1014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number-columns-repeated="4" table:style-name="ce115" office:value-type="float" office:value="1" calcext:value-type="float">
            <text:p>1</text:p>
          </table:table-cell>
          <table:table-cell table:style-name="ce290" office:value-type="float" office:value="1" calcext:value-type="float">
            <text:p>1</text:p>
          </table:table-cell>
          <table:table-cell table:style-name="ce290" office:value-type="float" office:value="0" calcext:value-type="float">
            <text:p>0</text:p>
          </table:table-cell>
          <table:table-cell table:style-name="ce326" office:value-type="float" office:value="0" calcext:value-type="float">
            <text:p>0</text:p>
          </table:table-cell>
          <table:table-cell/>
          <table:table-cell table:formula="of:=&quot;0b&quot;&amp;[.A60]&amp;[.B60]&amp;[.C60]&amp;[.D60]&amp;[.E60]&amp;[.F60]&amp;[.G60]&amp;[.H60]&amp;&quot;,&quot;" office:value-type="string" office:string-value="0b11111100," calcext:value-type="string">
            <text:p>0b11111100,</text:p>
          </table:table-cell>
          <table:table-cell table:number-columns-repeated="1014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table:number-columns-repeated="3" table:style-name="ce116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number-columns-repeated="2" table:style-name="ce290" office:value-type="float" office:value="1" calcext:value-type="float">
            <text:p>1</text:p>
          </table:table-cell>
          <table:table-cell table:style-name="ce326" office:value-type="float" office:value="0" calcext:value-type="float">
            <text:p>0</text:p>
          </table:table-cell>
          <table:table-cell/>
          <table:table-cell table:formula="of:=&quot;0b&quot;&amp;[.A61]&amp;[.B61]&amp;[.C61]&amp;[.D61]&amp;[.E61]&amp;[.F61]&amp;[.G61]&amp;[.H61]&amp;&quot;,&quot;" office:value-type="string" office:string-value="0b00001110," calcext:value-type="string">
            <text:p>0b00001110,</text:p>
          </table:table-cell>
          <table:table-cell table:number-columns-repeated="1014"/>
        </table:table-row>
        <table:table-row table:style-name="ro1">
          <table:table-cell table:style-name="ce26" office:value-type="float" office:value="0" calcext:value-type="float">
            <text:p>0</text:p>
          </table:table-cell>
          <table:table-cell table:number-columns-repeated="3" table:style-name="ce117" office:value-type="float" office:value="0" calcext:value-type="float">
            <text:p>0</text:p>
          </table:table-cell>
          <table:table-cell table:style-name="ce272" office:value-type="float" office:value="0" calcext:value-type="float">
            <text:p>0</text:p>
          </table:table-cell>
          <table:table-cell table:number-columns-repeated="2" table:style-name="ce290" office:value-type="float" office:value="1" calcext:value-type="float">
            <text:p>1</text:p>
          </table:table-cell>
          <table:table-cell table:style-name="ce326" office:value-type="float" office:value="0" calcext:value-type="float">
            <text:p>0</text:p>
          </table:table-cell>
          <table:table-cell/>
          <table:table-cell table:formula="of:=&quot;0b&quot;&amp;[.A62]&amp;[.B62]&amp;[.C62]&amp;[.D62]&amp;[.E62]&amp;[.F62]&amp;[.G62]&amp;[.H62]&amp;&quot;,&quot;" office:value-type="string" office:string-value="0b00000110," calcext:value-type="string">
            <text:p>0b00000110,</text:p>
          </table:table-cell>
          <table:table-cell table:number-columns-repeated="1014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table:number-columns-repeated="4" table:style-name="ce118" office:value-type="float" office:value="0" calcext:value-type="float">
            <text:p>0</text:p>
          </table:table-cell>
          <table:table-cell table:number-columns-repeated="2" table:style-name="ce290" office:value-type="float" office:value="1" calcext:value-type="float">
            <text:p>1</text:p>
          </table:table-cell>
          <table:table-cell table:style-name="ce326" office:value-type="float" office:value="0" calcext:value-type="float">
            <text:p>0</text:p>
          </table:table-cell>
          <table:table-cell/>
          <table:table-cell table:formula="of:=&quot;0b&quot;&amp;[.A63]&amp;[.B63]&amp;[.C63]&amp;[.D63]&amp;[.E63]&amp;[.F63]&amp;[.G63]&amp;[.H63]&amp;&quot;,&quot;" office:value-type="string" office:string-value="0b00000110," calcext:value-type="string">
            <text:p>0b00000110,</text:p>
          </table:table-cell>
          <table:table-cell table:number-columns-repeated="1014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table:number-columns-repeated="4" table:style-name="ce119" office:value-type="float" office:value="0" calcext:value-type="float">
            <text:p>0</text:p>
          </table:table-cell>
          <table:table-cell table:number-columns-repeated="2" table:style-name="ce290" office:value-type="float" office:value="1" calcext:value-type="float">
            <text:p>1</text:p>
          </table:table-cell>
          <table:table-cell table:style-name="ce326" office:value-type="float" office:value="0" calcext:value-type="float">
            <text:p>0</text:p>
          </table:table-cell>
          <table:table-cell/>
          <table:table-cell table:formula="of:=&quot;0b&quot;&amp;[.A64]&amp;[.B64]&amp;[.C64]&amp;[.D64]&amp;[.E64]&amp;[.F64]&amp;[.G64]&amp;[.H64]&amp;&quot;,&quot;" office:value-type="string" office:string-value="0b00000110," calcext:value-type="string">
            <text:p>0b00000110,</text:p>
          </table:table-cell>
          <table:table-cell table:number-columns-repeated="1014"/>
        </table:table-row>
        <table:table-row table:style-name="ro1">
          <table:table-cell table:style-name="ce27" office:value-type="float" office:value="0" calcext:value-type="float">
            <text:p>0</text:p>
          </table:table-cell>
          <table:table-cell table:number-columns-repeated="4" table:style-name="ce120" office:value-type="float" office:value="0" calcext:value-type="float">
            <text:p>0</text:p>
          </table:table-cell>
          <table:table-cell table:number-columns-repeated="2" table:style-name="ce290" office:value-type="float" office:value="1" calcext:value-type="float">
            <text:p>1</text:p>
          </table:table-cell>
          <table:table-cell table:style-name="ce326" office:value-type="float" office:value="0" calcext:value-type="float">
            <text:p>0</text:p>
          </table:table-cell>
          <table:table-cell/>
          <table:table-cell table:formula="of:=&quot;0b&quot;&amp;[.A65]&amp;[.B65]&amp;[.C65]&amp;[.D65]&amp;[.E65]&amp;[.F65]&amp;[.G65]&amp;[.H65]&amp;&quot;,&quot;" office:value-type="string" office:string-value="0b00000110," calcext:value-type="string">
            <text:p>0b00000110,</text:p>
          </table:table-cell>
          <table:table-cell table:number-columns-repeated="101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number-columns-repeated="4" table:style-name="ce121" office:value-type="float" office:value="1" calcext:value-type="float">
            <text:p>1</text:p>
          </table:table-cell>
          <table:table-cell table:number-columns-repeated="2" table:style-name="ce290" office:value-type="float" office:value="1" calcext:value-type="float">
            <text:p>1</text:p>
          </table:table-cell>
          <table:table-cell table:style-name="ce326" office:value-type="float" office:value="0" calcext:value-type="float">
            <text:p>0</text:p>
          </table:table-cell>
          <table:table-cell/>
          <table:table-cell table:formula="of:=&quot;0b&quot;&amp;[.A66]&amp;[.B66]&amp;[.C66]&amp;[.D66]&amp;[.E66]&amp;[.F66]&amp;[.G66]&amp;[.H66]&amp;&quot;,&quot;" office:value-type="string" office:string-value="0b11111110," calcext:value-type="string">
            <text:p>0b11111110,</text:p>
          </table:table-cell>
          <table:table-cell table:number-columns-repeated="1014"/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number-columns-repeated="4" table:style-name="ce122" office:value-type="float" office:value="1" calcext:value-type="float">
            <text:p>1</text:p>
          </table:table-cell>
          <table:table-cell table:style-name="ce290" office:value-type="float" office:value="1" calcext:value-type="float">
            <text:p>1</text:p>
          </table:table-cell>
          <table:table-cell table:style-name="ce290" office:value-type="float" office:value="0" calcext:value-type="float">
            <text:p>0</text:p>
          </table:table-cell>
          <table:table-cell table:style-name="ce326" office:value-type="float" office:value="0" calcext:value-type="float">
            <text:p>0</text:p>
          </table:table-cell>
          <table:table-cell/>
          <table:table-cell table:formula="of:=&quot;0b&quot;&amp;[.A67]&amp;[.B67]&amp;[.C67]&amp;[.D67]&amp;[.E67]&amp;[.F67]&amp;[.G67]&amp;[.H67]&amp;&quot;,&quot;" office:value-type="string" office:string-value="0b11111100," calcext:value-type="string">
            <text:p>0b11111100,</text:p>
          </table:table-cell>
          <table:table-cell table:number-columns-repeated="1014"/>
        </table:table-row>
        <table:table-row table:style-name="ro1">
          <table:table-cell table:style-name="ce30" office:value-type="float" office:value="0" calcext:value-type="float">
            <text:p>0</text:p>
          </table:table-cell>
          <table:table-cell table:number-columns-repeated="4" table:style-name="ce123" office:value-type="float" office:value="0" calcext:value-type="float">
            <text:p>0</text:p>
          </table:table-cell>
          <table:table-cell table:number-columns-repeated="2" table:style-name="ce291" office:value-type="float" office:value="0" calcext:value-type="float">
            <text:p>0</text:p>
          </table:table-cell>
          <table:table-cell table:style-name="ce327" office:value-type="float" office:value="0" calcext:value-type="float">
            <text:p>0</text:p>
          </table:table-cell>
          <table:table-cell/>
          <table:table-cell table:formula="of:=&quot;0b&quot;&amp;[.A68]&amp;[.B68]&amp;[.C68]&amp;[.D68]&amp;[.E68]&amp;[.F68]&amp;[.G68]&amp;[.H68]" office:value-type="string" office:string-value="0b00000000" calcext:value-type="string">
            <text:p>0b00000000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85" table:number-columns-repeated="6"/>
          <table:table-cell table:style-name="ce318"/>
          <table:table-cell/>
          <table:table-cell office:value-type="string" calcext:value-type="string">
            <text:p>},{</text:p>
          </table:table-cell>
          <table:table-cell table:number-columns-repeated="1014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124" office:value-type="float" office:value="1" calcext:value-type="float">
            <text:p>1</text:p>
          </table:table-cell>
          <table:table-cell table:number-columns-repeated="2" table:style-name="ce124" office:value-type="float" office:value="0" calcext:value-type="float">
            <text:p>0</text:p>
          </table:table-cell>
          <table:table-cell table:number-columns-repeated="2" table:style-name="ce124" office:value-type="float" office:value="1" calcext:value-type="float">
            <text:p>1</text:p>
          </table:table-cell>
          <table:table-cell table:style-name="ce124" office:value-type="float" office:value="0" calcext:value-type="float">
            <text:p>0</text:p>
          </table:table-cell>
          <table:table-cell table:style-name="ce328" office:value-type="float" office:value="0" calcext:value-type="float">
            <text:p>0</text:p>
          </table:table-cell>
          <table:table-cell/>
          <table:table-cell table:formula="of:=&quot;0b&quot;&amp;[.A70]&amp;[.B70]&amp;[.C70]&amp;[.D70]&amp;[.E70]&amp;[.F70]&amp;[.G70]&amp;[.H70]&amp;&quot;,&quot;" office:value-type="string" office:string-value="0b11001100," calcext:value-type="string">
            <text:p>0b11001100,</text:p>
          </table:table-cell>
          <table:table-cell table:number-columns-repeated="1014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2" table:style-name="ce125" office:value-type="float" office:value="0" calcext:value-type="float">
            <text:p>0</text:p>
          </table:table-cell>
          <table:table-cell table:style-name="ce125" office:value-type="float" office:value="1" calcext:value-type="float">
            <text:p>1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float" office:value="0" calcext:value-type="float">
            <text:p>0</text:p>
          </table:table-cell>
          <table:table-cell table:style-name="ce329" office:value-type="float" office:value="0" calcext:value-type="float">
            <text:p>0</text:p>
          </table:table-cell>
          <table:table-cell/>
          <table:table-cell table:formula="of:=&quot;0b&quot;&amp;[.A71]&amp;[.B71]&amp;[.C71]&amp;[.D71]&amp;[.E71]&amp;[.F71]&amp;[.G71]&amp;[.H71]&amp;&quot;,&quot;" office:value-type="string" office:string-value="0b11001100," calcext:value-type="string">
            <text:p>0b11001100,</text:p>
          </table:table-cell>
          <table:table-cell table:number-columns-repeated="1014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float" office:value="0" calcext:value-type="float">
            <text:p>0</text:p>
          </table:table-cell>
          <table:table-cell table:style-name="ce329" office:value-type="float" office:value="0" calcext:value-type="float">
            <text:p>0</text:p>
          </table:table-cell>
          <table:table-cell/>
          <table:table-cell table:formula="of:=&quot;0b&quot;&amp;[.A72]&amp;[.B72]&amp;[.C72]&amp;[.D72]&amp;[.E72]&amp;[.F72]&amp;[.G72]&amp;[.H72]&amp;&quot;,&quot;" office:value-type="string" office:string-value="0b11001100," calcext:value-type="string">
            <text:p>0b11001100,</text:p>
          </table:table-cell>
          <table:table-cell table:number-columns-repeated="1014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float" office:value="0" calcext:value-type="float">
            <text:p>0</text:p>
          </table:table-cell>
          <table:table-cell table:style-name="ce329" office:value-type="float" office:value="0" calcext:value-type="float">
            <text:p>0</text:p>
          </table:table-cell>
          <table:table-cell/>
          <table:table-cell table:formula="of:=&quot;0b&quot;&amp;[.A73]&amp;[.B73]&amp;[.C73]&amp;[.D73]&amp;[.E73]&amp;[.F73]&amp;[.G73]&amp;[.H73]&amp;&quot;,&quot;" office:value-type="string" office:string-value="0b11001100," calcext:value-type="string">
            <text:p>0b11001100,</text:p>
          </table:table-cell>
          <table:table-cell table:number-columns-repeated="1014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float" office:value="0" calcext:value-type="float">
            <text:p>0</text:p>
          </table:table-cell>
          <table:table-cell table:style-name="ce329" office:value-type="float" office:value="0" calcext:value-type="float">
            <text:p>0</text:p>
          </table:table-cell>
          <table:table-cell/>
          <table:table-cell table:formula="of:=&quot;0b&quot;&amp;[.A74]&amp;[.B74]&amp;[.C74]&amp;[.D74]&amp;[.E74]&amp;[.F74]&amp;[.G74]&amp;[.H74]&amp;&quot;,&quot;" office:value-type="string" office:string-value="0b11001100," calcext:value-type="string">
            <text:p>0b11001100,</text:p>
          </table:table-cell>
          <table:table-cell table:number-columns-repeated="1014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float" office:value="0" calcext:value-type="float">
            <text:p>0</text:p>
          </table:table-cell>
          <table:table-cell table:style-name="ce329" office:value-type="float" office:value="0" calcext:value-type="float">
            <text:p>0</text:p>
          </table:table-cell>
          <table:table-cell/>
          <table:table-cell table:formula="of:=&quot;0b&quot;&amp;[.A75]&amp;[.B75]&amp;[.C75]&amp;[.D75]&amp;[.E75]&amp;[.F75]&amp;[.G75]&amp;[.H75]&amp;&quot;,&quot;" office:value-type="string" office:string-value="0b11001100," calcext:value-type="string">
            <text:p>0b11001100,</text:p>
          </table:table-cell>
          <table:table-cell table:number-columns-repeated="1014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float" office:value="0" calcext:value-type="float">
            <text:p>0</text:p>
          </table:table-cell>
          <table:table-cell table:style-name="ce329" office:value-type="float" office:value="0" calcext:value-type="float">
            <text:p>0</text:p>
          </table:table-cell>
          <table:table-cell/>
          <table:table-cell table:formula="of:=&quot;0b&quot;&amp;[.A76]&amp;[.B76]&amp;[.C76]&amp;[.D76]&amp;[.E76]&amp;[.F76]&amp;[.G76]&amp;[.H76]&amp;&quot;,&quot;" office:value-type="string" office:string-value="0b11001100," calcext:value-type="string">
            <text:p>0b11001100,</text:p>
          </table:table-cell>
          <table:table-cell table:number-columns-repeated="1014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float" office:value="0" calcext:value-type="float">
            <text:p>0</text:p>
          </table:table-cell>
          <table:table-cell table:style-name="ce329" office:value-type="float" office:value="0" calcext:value-type="float">
            <text:p>0</text:p>
          </table:table-cell>
          <table:table-cell/>
          <table:table-cell table:formula="of:=&quot;0b&quot;&amp;[.A77]&amp;[.B77]&amp;[.C77]&amp;[.D77]&amp;[.E77]&amp;[.F77]&amp;[.G77]&amp;[.H77]&amp;&quot;,&quot;" office:value-type="string" office:string-value="0b11001100," calcext:value-type="string">
            <text:p>0b11001100,</text:p>
          </table:table-cell>
          <table:table-cell table:number-columns-repeated="1014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number-columns-repeated="4" table:style-name="ce132" office:value-type="float" office:value="1" calcext:value-type="float">
            <text:p>1</text:p>
          </table:table-cell>
          <table:table-cell table:number-columns-repeated="2" table:style-name="ce292" office:value-type="float" office:value="1" calcext:value-type="float">
            <text:p>1</text:p>
          </table:table-cell>
          <table:table-cell table:style-name="ce329" office:value-type="float" office:value="0" calcext:value-type="float">
            <text:p>0</text:p>
          </table:table-cell>
          <table:table-cell/>
          <table:table-cell table:formula="of:=&quot;0b&quot;&amp;[.A78]&amp;[.B78]&amp;[.C78]&amp;[.D78]&amp;[.E78]&amp;[.F78]&amp;[.G78]&amp;[.H78]&amp;&quot;,&quot;" office:value-type="string" office:string-value="0b11111110," calcext:value-type="string">
            <text:p>0b11111110,</text:p>
          </table:table-cell>
          <table:table-cell table:number-columns-repeated="1014"/>
        </table:table-row>
        <table:table-row table:style-name="ro1">
          <table:table-cell table:style-name="ce32" office:value-type="float" office:value="0" calcext:value-type="float">
            <text:p>0</text:p>
          </table:table-cell>
          <table:table-cell table:number-columns-repeated="4" table:style-name="ce133" office:value-type="float" office:value="1" calcext:value-type="float">
            <text:p>1</text:p>
          </table:table-cell>
          <table:table-cell table:number-columns-repeated="2" table:style-name="ce292" office:value-type="float" office:value="1" calcext:value-type="float">
            <text:p>1</text:p>
          </table:table-cell>
          <table:table-cell table:style-name="ce329" office:value-type="float" office:value="0" calcext:value-type="float">
            <text:p>0</text:p>
          </table:table-cell>
          <table:table-cell/>
          <table:table-cell table:formula="of:=&quot;0b&quot;&amp;[.A79]&amp;[.B79]&amp;[.C79]&amp;[.D79]&amp;[.E79]&amp;[.F79]&amp;[.G79]&amp;[.H79]&amp;&quot;,&quot;" office:value-type="string" office:string-value="0b01111110," calcext:value-type="string">
            <text:p>0b01111110,</text:p>
          </table:table-cell>
          <table:table-cell table:number-columns-repeated="1014"/>
        </table:table-row>
        <table:table-row table:style-name="ro1">
          <table:table-cell table:style-name="ce32" office:value-type="float" office:value="0" calcext:value-type="float">
            <text:p>0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float" office:value="0" calcext:value-type="float">
            <text:p>0</text:p>
          </table:table-cell>
          <table:table-cell table:style-name="ce329" office:value-type="float" office:value="0" calcext:value-type="float">
            <text:p>0</text:p>
          </table:table-cell>
          <table:table-cell/>
          <table:table-cell table:formula="of:=&quot;0b&quot;&amp;[.A80]&amp;[.B80]&amp;[.C80]&amp;[.D80]&amp;[.E80]&amp;[.F80]&amp;[.G80]&amp;[.H80]&amp;&quot;,&quot;" office:value-type="string" office:string-value="0b00001100," calcext:value-type="string">
            <text:p>0b00001100,</text:p>
          </table:table-cell>
          <table:table-cell table:number-columns-repeated="1014"/>
        </table:table-row>
        <table:table-row table:style-name="ro1">
          <table:table-cell table:style-name="ce32" office:value-type="float" office:value="0" calcext:value-type="float">
            <text:p>0</text:p>
          </table:table-cell>
          <table:table-cell table:number-columns-repeated="3" table:style-name="ce135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float" office:value="0" calcext:value-type="float">
            <text:p>0</text:p>
          </table:table-cell>
          <table:table-cell table:style-name="ce329" office:value-type="float" office:value="0" calcext:value-type="float">
            <text:p>0</text:p>
          </table:table-cell>
          <table:table-cell/>
          <table:table-cell table:formula="of:=&quot;0b&quot;&amp;[.A81]&amp;[.B81]&amp;[.C81]&amp;[.D81]&amp;[.E81]&amp;[.F81]&amp;[.G81]&amp;[.H81]&amp;&quot;,&quot;" office:value-type="string" office:string-value="0b00001100," calcext:value-type="string">
            <text:p>0b00001100,</text:p>
          </table:table-cell>
          <table:table-cell table:number-columns-repeated="1014"/>
        </table:table-row>
        <table:table-row table:style-name="ro1">
          <table:table-cell table:style-name="ce33" office:value-type="float" office:value="0" calcext:value-type="float">
            <text:p>0</text:p>
          </table:table-cell>
          <table:table-cell table:number-columns-repeated="3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float" office:value="0" calcext:value-type="float">
            <text:p>0</text:p>
          </table:table-cell>
          <table:table-cell table:style-name="ce329" office:value-type="float" office:value="0" calcext:value-type="float">
            <text:p>0</text:p>
          </table:table-cell>
          <table:table-cell/>
          <table:table-cell table:formula="of:=&quot;0b&quot;&amp;[.A82]&amp;[.B82]&amp;[.C82]&amp;[.D82]&amp;[.E82]&amp;[.F82]&amp;[.G82]&amp;[.H82]&amp;&quot;,&quot;" office:value-type="string" office:string-value="0b00001100," calcext:value-type="string">
            <text:p>0b00001100,</text:p>
          </table:table-cell>
          <table:table-cell table:number-columns-repeated="1014"/>
        </table:table-row>
        <table:table-row table:style-name="ro1">
          <table:table-cell table:style-name="ce34" office:value-type="float" office:value="0" calcext:value-type="float">
            <text:p>0</text:p>
          </table:table-cell>
          <table:table-cell table:number-columns-repeated="3"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float" office:value="0" calcext:value-type="float">
            <text:p>0</text:p>
          </table:table-cell>
          <table:table-cell table:style-name="ce329" office:value-type="float" office:value="0" calcext:value-type="float">
            <text:p>0</text:p>
          </table:table-cell>
          <table:table-cell/>
          <table:table-cell table:formula="of:=&quot;0b&quot;&amp;[.A83]&amp;[.B83]&amp;[.C83]&amp;[.D83]&amp;[.E83]&amp;[.F83]&amp;[.G83]&amp;[.H83]&amp;&quot;,&quot;" office:value-type="string" office:string-value="0b00001100," calcext:value-type="string">
            <text:p>0b00001100,</text:p>
          </table:table-cell>
          <table:table-cell table:number-columns-repeated="1014"/>
        </table:table-row>
        <table:table-row table:style-name="ro1">
          <table:table-cell table:style-name="ce35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8" office:value-type="float" office:value="1" calcext:value-type="float">
            <text:p>1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float" office:value="0" calcext:value-type="float">
            <text:p>0</text:p>
          </table:table-cell>
          <table:table-cell table:style-name="ce329" office:value-type="float" office:value="0" calcext:value-type="float">
            <text:p>0</text:p>
          </table:table-cell>
          <table:table-cell/>
          <table:table-cell table:formula="of:=&quot;0b&quot;&amp;[.A84]&amp;[.B84]&amp;[.C84]&amp;[.D84]&amp;[.E84]&amp;[.F84]&amp;[.G84]&amp;[.H84]&amp;&quot;,&quot;" office:value-type="string" office:string-value="0b00001100," calcext:value-type="string">
            <text:p>0b00001100,</text:p>
          </table:table-cell>
          <table:table-cell table:number-columns-repeated="1014"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number-columns-repeated="6" table:style-name="ce139" office:value-type="float" office:value="0" calcext:value-type="float">
            <text:p>0</text:p>
          </table:table-cell>
          <table:table-cell table:style-name="ce330" office:value-type="float" office:value="0" calcext:value-type="float">
            <text:p>0</text:p>
          </table:table-cell>
          <table:table-cell/>
          <table:table-cell table:formula="of:=&quot;0b&quot;&amp;[.A85]&amp;[.B85]&amp;[.C85]&amp;[.D85]&amp;[.E85]&amp;[.F85]&amp;[.G85]&amp;[.H85]" office:value-type="string" office:string-value="0b00000000" calcext:value-type="string">
            <text:p>0b00000000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85" table:number-columns-repeated="6"/>
          <table:table-cell table:style-name="ce318"/>
          <table:table-cell/>
          <table:table-cell office:value-type="string" calcext:value-type="string">
            <text:p>},{</text:p>
          </table:table-cell>
          <table:table-cell table:number-columns-repeated="1014"/>
        </table:table-row>
        <table:table-row table:style-name="ro1">
          <table:table-cell table:style-name="ce37" office:value-type="float" office:value="1" calcext:value-type="float">
            <text:p>1</text:p>
          </table:table-cell>
          <table:table-cell table:number-columns-repeated="6" table:style-name="ce140" office:value-type="float" office:value="1" calcext:value-type="float">
            <text:p>1</text:p>
          </table:table-cell>
          <table:table-cell table:style-name="ce331" office:value-type="float" office:value="0" calcext:value-type="float">
            <text:p>0</text:p>
          </table:table-cell>
          <table:table-cell/>
          <table:table-cell table:formula="of:=&quot;0b&quot;&amp;[.A87]&amp;[.B87]&amp;[.C87]&amp;[.D87]&amp;[.E87]&amp;[.F87]&amp;[.G87]&amp;[.H87]&amp;&quot;,&quot;" office:value-type="string" office:string-value="0b11111110," calcext:value-type="string">
            <text:p>0b11111110,</text:p>
          </table:table-cell>
          <table:table-cell table:number-columns-repeated="1014"/>
        </table:table-row>
        <table:table-row table:style-name="ro1">
          <table:table-cell table:style-name="ce38" office:value-type="float" office:value="1" calcext:value-type="float">
            <text:p>1</text:p>
          </table:table-cell>
          <table:table-cell table:number-columns-repeated="4" table:style-name="ce141" office:value-type="float" office:value="1" calcext:value-type="float">
            <text:p>1</text:p>
          </table:table-cell>
          <table:table-cell table:number-columns-repeated="2" table:style-name="ce293" office:value-type="float" office:value="1" calcext:value-type="float">
            <text:p>1</text:p>
          </table:table-cell>
          <table:table-cell table:style-name="ce332" office:value-type="float" office:value="0" calcext:value-type="float">
            <text:p>0</text:p>
          </table:table-cell>
          <table:table-cell/>
          <table:table-cell table:formula="of:=&quot;0b&quot;&amp;[.A88]&amp;[.B88]&amp;[.C88]&amp;[.D88]&amp;[.E88]&amp;[.F88]&amp;[.G88]&amp;[.H88]&amp;&quot;,&quot;" office:value-type="string" office:string-value="0b11111110," calcext:value-type="string">
            <text:p>0b11111110,</text:p>
          </table:table-cell>
          <table:table-cell table:number-columns-repeated="1014"/>
        </table:table-row>
        <table:table-row table:style-name="ro1">
          <table:table-cell table:style-name="ce38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number-columns-repeated="2" table:style-name="ce293" office:value-type="float" office:value="0" calcext:value-type="float">
            <text:p>0</text:p>
          </table:table-cell>
          <table:table-cell table:style-name="ce332" office:value-type="float" office:value="0" calcext:value-type="float">
            <text:p>0</text:p>
          </table:table-cell>
          <table:table-cell/>
          <table:table-cell table:formula="of:=&quot;0b&quot;&amp;[.A89]&amp;[.B89]&amp;[.C89]&amp;[.D89]&amp;[.E89]&amp;[.F89]&amp;[.G89]&amp;[.H89]&amp;&quot;,&quot;" office:value-type="string" office:string-value="0b11000000," calcext:value-type="string">
            <text:p>0b11000000,</text:p>
          </table:table-cell>
          <table:table-cell table:number-columns-repeated="1014"/>
        </table:table-row>
        <table:table-row table:style-name="ro1">
          <table:table-cell table:style-name="ce38" office:value-type="float" office:value="1" calcext:value-type="float">
            <text:p>1</text:p>
          </table:table-cell>
          <table:table-cell table:style-name="ce143" office:value-type="float" office:value="1" calcext:value-type="float">
            <text:p>1</text:p>
          </table:table-cell>
          <table:table-cell table:number-columns-repeated="3" table:style-name="ce143" office:value-type="float" office:value="0" calcext:value-type="float">
            <text:p>0</text:p>
          </table:table-cell>
          <table:table-cell table:number-columns-repeated="2" table:style-name="ce293" office:value-type="float" office:value="0" calcext:value-type="float">
            <text:p>0</text:p>
          </table:table-cell>
          <table:table-cell table:style-name="ce332" office:value-type="float" office:value="0" calcext:value-type="float">
            <text:p>0</text:p>
          </table:table-cell>
          <table:table-cell/>
          <table:table-cell table:formula="of:=&quot;0b&quot;&amp;[.A90]&amp;[.B90]&amp;[.C90]&amp;[.D90]&amp;[.E90]&amp;[.F90]&amp;[.G90]&amp;[.H90]&amp;&quot;,&quot;" office:value-type="string" office:string-value="0b11000000," calcext:value-type="string">
            <text:p>0b11000000,</text:p>
          </table:table-cell>
          <table:table-cell table:number-columns-repeated="1014"/>
        </table:table-row>
        <table:table-row table:style-name="ro1">
          <table:table-cell table:style-name="ce38"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3" table:style-name="ce144" office:value-type="float" office:value="0" calcext:value-type="float">
            <text:p>0</text:p>
          </table:table-cell>
          <table:table-cell table:number-columns-repeated="2" table:style-name="ce293" office:value-type="float" office:value="0" calcext:value-type="float">
            <text:p>0</text:p>
          </table:table-cell>
          <table:table-cell table:style-name="ce332" office:value-type="float" office:value="0" calcext:value-type="float">
            <text:p>0</text:p>
          </table:table-cell>
          <table:table-cell/>
          <table:table-cell table:formula="of:=&quot;0b&quot;&amp;[.A91]&amp;[.B91]&amp;[.C91]&amp;[.D91]&amp;[.E91]&amp;[.F91]&amp;[.G91]&amp;[.H91]&amp;&quot;,&quot;" office:value-type="string" office:string-value="0b11000000," calcext:value-type="string">
            <text:p>0b11000000,</text:p>
          </table:table-cell>
          <table:table-cell table:number-columns-repeated="1014"/>
        </table:table-row>
        <table:table-row table:style-name="ro1">
          <table:table-cell table:style-name="ce38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0" calcext:value-type="float">
            <text:p>0</text:p>
          </table:table-cell>
          <table:table-cell table:style-name="ce253" office:value-type="float" office:value="0" calcext:value-type="float">
            <text:p>0</text:p>
          </table:table-cell>
          <table:table-cell table:number-columns-repeated="3" table:style-name="ce273" office:value-type="float" office:value="0" calcext:value-type="float">
            <text:p>0</text:p>
          </table:table-cell>
          <table:table-cell table:style-name="ce332" office:value-type="float" office:value="0" calcext:value-type="float">
            <text:p>0</text:p>
          </table:table-cell>
          <table:table-cell/>
          <table:table-cell table:formula="of:=&quot;0b&quot;&amp;[.A92]&amp;[.B92]&amp;[.C92]&amp;[.D92]&amp;[.E92]&amp;[.F92]&amp;[.G92]&amp;[.H92]&amp;&quot;,&quot;" office:value-type="string" office:string-value="0b11000000," calcext:value-type="string">
            <text:p>0b11000000,</text:p>
          </table:table-cell>
          <table:table-cell table:number-columns-repeated="1014"/>
        </table:table-row>
        <table:table-row table:style-name="ro1">
          <table:table-cell table:style-name="ce38" office:value-type="float" office:value="1" calcext:value-type="float">
            <text:p>1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3" table:style-name="ce146" office:value-type="float" office:value="0" calcext:value-type="float">
            <text:p>0</text:p>
          </table:table-cell>
          <table:table-cell table:number-columns-repeated="2" table:style-name="ce293" office:value-type="float" office:value="0" calcext:value-type="float">
            <text:p>0</text:p>
          </table:table-cell>
          <table:table-cell table:style-name="ce332" office:value-type="float" office:value="0" calcext:value-type="float">
            <text:p>0</text:p>
          </table:table-cell>
          <table:table-cell/>
          <table:table-cell table:formula="of:=&quot;0b&quot;&amp;[.A93]&amp;[.B93]&amp;[.C93]&amp;[.D93]&amp;[.E93]&amp;[.F93]&amp;[.G93]&amp;[.H93]&amp;&quot;,&quot;" office:value-type="string" office:string-value="0b11000000," calcext:value-type="string">
            <text:p>0b11000000,</text:p>
          </table:table-cell>
          <table:table-cell table:number-columns-repeated="1014"/>
        </table:table-row>
        <table:table-row table:style-name="ro1">
          <table:table-cell table:style-name="ce38" office:value-type="float" office:value="1" calcext:value-type="float">
            <text:p>1</text:p>
          </table:table-cell>
          <table:table-cell table:number-columns-repeated="4" table:style-name="ce147" office:value-type="float" office:value="1" calcext:value-type="float">
            <text:p>1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float" office:value="0" calcext:value-type="float">
            <text:p>0</text:p>
          </table:table-cell>
          <table:table-cell table:style-name="ce332" office:value-type="float" office:value="0" calcext:value-type="float">
            <text:p>0</text:p>
          </table:table-cell>
          <table:table-cell/>
          <table:table-cell table:formula="of:=&quot;0b&quot;&amp;[.A94]&amp;[.B94]&amp;[.C94]&amp;[.D94]&amp;[.E94]&amp;[.F94]&amp;[.G94]&amp;[.H94]&amp;&quot;,&quot;" office:value-type="string" office:string-value="0b11111100," calcext:value-type="string">
            <text:p>0b11111100,</text:p>
          </table:table-cell>
          <table:table-cell table:number-columns-repeated="1014"/>
        </table:table-row>
        <table:table-row table:style-name="ro1">
          <table:table-cell table:style-name="ce38" office:value-type="float" office:value="1" calcext:value-type="float">
            <text:p>1</text:p>
          </table:table-cell>
          <table:table-cell table:number-columns-repeated="4" table:style-name="ce148" office:value-type="float" office:value="1" calcext:value-type="float">
            <text:p>1</text:p>
          </table:table-cell>
          <table:table-cell table:number-columns-repeated="2" table:style-name="ce293" office:value-type="float" office:value="1" calcext:value-type="float">
            <text:p>1</text:p>
          </table:table-cell>
          <table:table-cell table:style-name="ce332" office:value-type="float" office:value="0" calcext:value-type="float">
            <text:p>0</text:p>
          </table:table-cell>
          <table:table-cell/>
          <table:table-cell table:formula="of:=&quot;0b&quot;&amp;[.A95]&amp;[.B95]&amp;[.C95]&amp;[.D95]&amp;[.E95]&amp;[.F95]&amp;[.G95]&amp;[.H95]&amp;&quot;,&quot;" office:value-type="string" office:string-value="0b11111110," calcext:value-type="string">
            <text:p>0b11111110,</text:p>
          </table:table-cell>
          <table:table-cell table:number-columns-repeated="1014"/>
        </table:table-row>
        <table:table-row table:style-name="ro1">
          <table:table-cell table:style-name="ce39" office:value-type="float" office:value="0" calcext:value-type="float">
            <text:p>0</text:p>
          </table:table-cell>
          <table:table-cell table:number-columns-repeated="3" table:style-name="ce149" office:value-type="float" office:value="0" calcext:value-type="float">
            <text:p>0</text:p>
          </table:table-cell>
          <table:table-cell table:style-name="ce274" office:value-type="float" office:value="1" calcext:value-type="float">
            <text:p>1</text:p>
          </table:table-cell>
          <table:table-cell table:number-columns-repeated="2" table:style-name="ce293" office:value-type="float" office:value="1" calcext:value-type="float">
            <text:p>1</text:p>
          </table:table-cell>
          <table:table-cell table:style-name="ce332" office:value-type="float" office:value="0" calcext:value-type="float">
            <text:p>0</text:p>
          </table:table-cell>
          <table:table-cell/>
          <table:table-cell table:formula="of:=&quot;0b&quot;&amp;[.A96]&amp;[.B96]&amp;[.C96]&amp;[.D96]&amp;[.E96]&amp;[.F96]&amp;[.G96]&amp;[.H96]&amp;&quot;,&quot;" office:value-type="string" office:string-value="0b00001110," calcext:value-type="string">
            <text:p>0b00001110,</text:p>
          </table:table-cell>
          <table:table-cell table:number-columns-repeated="1014"/>
        </table:table-row>
        <table:table-row table:style-name="ro1">
          <table:table-cell table:style-name="ce38" office:value-type="float" office:value="0" calcext:value-type="float">
            <text:p>0</text:p>
          </table:table-cell>
          <table:table-cell table:number-columns-repeated="4" table:style-name="ce150" office:value-type="float" office:value="0" calcext:value-type="float">
            <text:p>0</text:p>
          </table:table-cell>
          <table:table-cell table:number-columns-repeated="2" table:style-name="ce293" office:value-type="float" office:value="1" calcext:value-type="float">
            <text:p>1</text:p>
          </table:table-cell>
          <table:table-cell table:style-name="ce332" office:value-type="float" office:value="0" calcext:value-type="float">
            <text:p>0</text:p>
          </table:table-cell>
          <table:table-cell/>
          <table:table-cell table:formula="of:=&quot;0b&quot;&amp;[.A97]&amp;[.B97]&amp;[.C97]&amp;[.D97]&amp;[.E97]&amp;[.F97]&amp;[.G97]&amp;[.H97]&amp;&quot;,&quot;" office:value-type="string" office:string-value="0b00000110," calcext:value-type="string">
            <text:p>0b00000110,</text:p>
          </table:table-cell>
          <table:table-cell table:number-columns-repeated="1014"/>
        </table:table-row>
        <table:table-row table:style-name="ro1">
          <table:table-cell table:style-name="ce38" office:value-type="float" office:value="0" calcext:value-type="float">
            <text:p>0</text:p>
          </table:table-cell>
          <table:table-cell table:number-columns-repeated="4" table:style-name="ce151" office:value-type="float" office:value="0" calcext:value-type="float">
            <text:p>0</text:p>
          </table:table-cell>
          <table:table-cell table:number-columns-repeated="2" table:style-name="ce293" office:value-type="float" office:value="1" calcext:value-type="float">
            <text:p>1</text:p>
          </table:table-cell>
          <table:table-cell table:style-name="ce332" office:value-type="float" office:value="0" calcext:value-type="float">
            <text:p>0</text:p>
          </table:table-cell>
          <table:table-cell/>
          <table:table-cell table:formula="of:=&quot;0b&quot;&amp;[.A98]&amp;[.B98]&amp;[.C98]&amp;[.D98]&amp;[.E98]&amp;[.F98]&amp;[.G98]&amp;[.H98]&amp;&quot;,&quot;" office:value-type="string" office:string-value="0b00000110," calcext:value-type="string">
            <text:p>0b00000110,</text:p>
          </table:table-cell>
          <table:table-cell table:number-columns-repeated="1014"/>
        </table:table-row>
        <table:table-row table:style-name="ro1">
          <table:table-cell table:style-name="ce40" office:value-type="float" office:value="0" calcext:value-type="float">
            <text:p>0</text:p>
          </table:table-cell>
          <table:table-cell table:number-columns-repeated="3" table:style-name="ce152" office:value-type="float" office:value="0" calcext:value-type="float">
            <text:p>0</text:p>
          </table:table-cell>
          <table:table-cell table:style-name="ce152" office:value-type="float" office:value="1" calcext:value-type="float">
            <text:p>1</text:p>
          </table:table-cell>
          <table:table-cell table:number-columns-repeated="2" table:style-name="ce293" office:value-type="float" office:value="1" calcext:value-type="float">
            <text:p>1</text:p>
          </table:table-cell>
          <table:table-cell table:style-name="ce332" office:value-type="float" office:value="0" calcext:value-type="float">
            <text:p>0</text:p>
          </table:table-cell>
          <table:table-cell/>
          <table:table-cell table:formula="of:=&quot;0b&quot;&amp;[.A99]&amp;[.B99]&amp;[.C99]&amp;[.D99]&amp;[.E99]&amp;[.F99]&amp;[.G99]&amp;[.H99]&amp;&quot;,&quot;" office:value-type="string" office:string-value="0b00001110," calcext:value-type="string">
            <text:p>0b00001110,</text:p>
          </table:table-cell>
          <table:table-cell table:number-columns-repeated="1014"/>
        </table:table-row>
        <table:table-row table:style-name="ro1">
          <table:table-cell table:style-name="ce41" office:value-type="float" office:value="1" calcext:value-type="float">
            <text:p>1</text:p>
          </table:table-cell>
          <table:table-cell table:number-columns-repeated="4" table:style-name="ce153" office:value-type="float" office:value="1" calcext:value-type="float">
            <text:p>1</text:p>
          </table:table-cell>
          <table:table-cell table:number-columns-repeated="2" table:style-name="ce293" office:value-type="float" office:value="1" calcext:value-type="float">
            <text:p>1</text:p>
          </table:table-cell>
          <table:table-cell table:style-name="ce332" office:value-type="float" office:value="0" calcext:value-type="float">
            <text:p>0</text:p>
          </table:table-cell>
          <table:table-cell/>
          <table:table-cell table:formula="of:=&quot;0b&quot;&amp;[.A100]&amp;[.B100]&amp;[.C100]&amp;[.D100]&amp;[.E100]&amp;[.F100]&amp;[.G100]&amp;[.H100]&amp;&quot;,&quot;" office:value-type="string" office:string-value="0b11111110," calcext:value-type="string">
            <text:p>0b11111110,</text:p>
          </table:table-cell>
          <table:table-cell table:number-columns-repeated="1014"/>
        </table:table-row>
        <table:table-row table:style-name="ro1">
          <table:table-cell table:style-name="ce42" office:value-type="float" office:value="1" calcext:value-type="float">
            <text:p>1</text:p>
          </table:table-cell>
          <table:table-cell table:number-columns-repeated="4" table:style-name="ce154" office:value-type="float" office:value="1" calcext:value-type="float">
            <text:p>1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float" office:value="0" calcext:value-type="float">
            <text:p>0</text:p>
          </table:table-cell>
          <table:table-cell table:style-name="ce332" office:value-type="float" office:value="0" calcext:value-type="float">
            <text:p>0</text:p>
          </table:table-cell>
          <table:table-cell/>
          <table:table-cell table:formula="of:=&quot;0b&quot;&amp;[.A101]&amp;[.B101]&amp;[.C101]&amp;[.D101]&amp;[.E101]&amp;[.F101]&amp;[.G101]&amp;[.H101]&amp;&quot;,&quot;" office:value-type="string" office:string-value="0b11111100," calcext:value-type="string">
            <text:p>0b11111100,</text:p>
          </table:table-cell>
          <table:table-cell table:number-columns-repeated="1014"/>
        </table:table-row>
        <table:table-row table:style-name="ro1">
          <table:table-cell table:style-name="ce43" office:value-type="float" office:value="0" calcext:value-type="float">
            <text:p>0</text:p>
          </table:table-cell>
          <table:table-cell table:number-columns-repeated="6" table:style-name="ce155" office:value-type="float" office:value="0" calcext:value-type="float">
            <text:p>0</text:p>
          </table:table-cell>
          <table:table-cell table:style-name="ce333" office:value-type="float" office:value="0" calcext:value-type="float">
            <text:p>0</text:p>
          </table:table-cell>
          <table:table-cell/>
          <table:table-cell table:formula="of:=&quot;0b&quot;&amp;[.A102]&amp;[.B102]&amp;[.C102]&amp;[.D102]&amp;[.E102]&amp;[.F102]&amp;[.G102]&amp;[.H102]" office:value-type="string" office:string-value="0b00000000" calcext:value-type="string">
            <text:p>0b00000000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85" table:number-columns-repeated="6"/>
          <table:table-cell table:style-name="ce318"/>
          <table:table-cell/>
          <table:table-cell office:value-type="string" calcext:value-type="string">
            <text:p>},{</text:p>
          </table:table-cell>
          <table:table-cell table:number-columns-repeated="1014"/>
        </table:table-row>
        <table:table-row table:style-name="ro1">
          <table:table-cell table:style-name="ce44" office:value-type="float" office:value="0" calcext:value-type="float">
            <text:p>0</text:p>
          </table:table-cell>
          <table:table-cell table:number-columns-repeated="5" table:style-name="ce156" office:value-type="float" office:value="1" calcext:value-type="float">
            <text:p>1</text:p>
          </table:table-cell>
          <table:table-cell table:style-name="ce156" office:value-type="float" office:value="0" calcext:value-type="float">
            <text:p>0</text:p>
          </table:table-cell>
          <table:table-cell table:style-name="ce334" office:value-type="float" office:value="0" calcext:value-type="float">
            <text:p>0</text:p>
          </table:table-cell>
          <table:table-cell/>
          <table:table-cell table:formula="of:=&quot;0b&quot;&amp;[.A104]&amp;[.B104]&amp;[.C104]&amp;[.D104]&amp;[.E104]&amp;[.F104]&amp;[.G104]&amp;[.H104]&amp;&quot;,&quot;" office:value-type="string" office:string-value="0b01111100," calcext:value-type="string">
            <text:p>0b01111100,</text:p>
          </table:table-cell>
          <table:table-cell table:number-columns-repeated="1014"/>
        </table:table-row>
        <table:table-row table:style-name="ro1">
          <table:table-cell table:style-name="ce45" office:value-type="float" office:value="1" calcext:value-type="float">
            <text:p>1</text:p>
          </table:table-cell>
          <table:table-cell table:number-columns-repeated="4" table:style-name="ce157" office:value-type="float" office:value="1" calcext:value-type="float">
            <text:p>1</text:p>
          </table:table-cell>
          <table:table-cell table:style-name="ce294" office:value-type="float" office:value="1" calcext:value-type="float">
            <text:p>1</text:p>
          </table:table-cell>
          <table:table-cell table:style-name="ce294" office:value-type="float" office:value="0" calcext:value-type="float">
            <text:p>0</text:p>
          </table:table-cell>
          <table:table-cell table:style-name="ce335" office:value-type="float" office:value="0" calcext:value-type="float">
            <text:p>0</text:p>
          </table:table-cell>
          <table:table-cell/>
          <table:table-cell table:formula="of:=&quot;0b&quot;&amp;[.A105]&amp;[.B105]&amp;[.C105]&amp;[.D105]&amp;[.E105]&amp;[.F105]&amp;[.G105]&amp;[.H105]&amp;&quot;,&quot;" office:value-type="string" office:string-value="0b11111100," calcext:value-type="string">
            <text:p>0b11111100,</text:p>
          </table:table-cell>
          <table:table-cell table:number-columns-repeated="1014"/>
        </table:table-row>
        <table:table-row table:style-name="ro1">
          <table:table-cell table:style-name="ce45" office:value-type="float" office:value="1" calcext:value-type="float">
            <text:p>1</text:p>
          </table:table-cell>
          <table:table-cell table:style-name="ce158" office:value-type="float" office:value="1" calcext:value-type="float">
            <text:p>1</text:p>
          </table:table-cell>
          <table:table-cell table:number-columns-repeated="3" table:style-name="ce158" office:value-type="float" office:value="0" calcext:value-type="float">
            <text:p>0</text:p>
          </table:table-cell>
          <table:table-cell table:number-columns-repeated="2" table:style-name="ce294" office:value-type="float" office:value="0" calcext:value-type="float">
            <text:p>0</text:p>
          </table:table-cell>
          <table:table-cell table:style-name="ce335" office:value-type="float" office:value="0" calcext:value-type="float">
            <text:p>0</text:p>
          </table:table-cell>
          <table:table-cell/>
          <table:table-cell table:formula="of:=&quot;0b&quot;&amp;[.A106]&amp;[.B106]&amp;[.C106]&amp;[.D106]&amp;[.E106]&amp;[.F106]&amp;[.G106]&amp;[.H106]&amp;&quot;,&quot;" office:value-type="string" office:string-value="0b11000000," calcext:value-type="string">
            <text:p>0b11000000,</text:p>
          </table:table-cell>
          <table:table-cell table:number-columns-repeated="1014"/>
        </table:table-row>
        <table:table-row table:style-name="ro1">
          <table:table-cell table:style-name="ce45" office:value-type="float" office:value="1" calcext:value-type="float">
            <text:p>1</text:p>
          </table:table-cell>
          <table:table-cell table:style-name="ce159" office:value-type="float" office:value="1" calcext:value-type="float">
            <text:p>1</text:p>
          </table:table-cell>
          <table:table-cell table:number-columns-repeated="3" table:style-name="ce159" office:value-type="float" office:value="0" calcext:value-type="float">
            <text:p>0</text:p>
          </table:table-cell>
          <table:table-cell table:number-columns-repeated="2" table:style-name="ce294" office:value-type="float" office:value="0" calcext:value-type="float">
            <text:p>0</text:p>
          </table:table-cell>
          <table:table-cell table:style-name="ce335" office:value-type="float" office:value="0" calcext:value-type="float">
            <text:p>0</text:p>
          </table:table-cell>
          <table:table-cell/>
          <table:table-cell table:formula="of:=&quot;0b&quot;&amp;[.A107]&amp;[.B107]&amp;[.C107]&amp;[.D107]&amp;[.E107]&amp;[.F107]&amp;[.G107]&amp;[.H107]&amp;&quot;,&quot;" office:value-type="string" office:string-value="0b11000000," calcext:value-type="string">
            <text:p>0b11000000,</text:p>
          </table:table-cell>
          <table:table-cell table:number-columns-repeated="1014"/>
        </table:table-row>
        <table:table-row table:style-name="ro1">
          <table:table-cell table:style-name="ce45" office:value-type="float" office:value="1" calcext:value-type="float">
            <text:p>1</text:p>
          </table:table-cell>
          <table:table-cell table:style-name="ce160" office:value-type="float" office:value="1" calcext:value-type="float">
            <text:p>1</text:p>
          </table:table-cell>
          <table:table-cell table:number-columns-repeated="3" table:style-name="ce160" office:value-type="float" office:value="0" calcext:value-type="float">
            <text:p>0</text:p>
          </table:table-cell>
          <table:table-cell table:number-columns-repeated="2" table:style-name="ce294" office:value-type="float" office:value="0" calcext:value-type="float">
            <text:p>0</text:p>
          </table:table-cell>
          <table:table-cell table:style-name="ce335" office:value-type="float" office:value="0" calcext:value-type="float">
            <text:p>0</text:p>
          </table:table-cell>
          <table:table-cell/>
          <table:table-cell table:formula="of:=&quot;0b&quot;&amp;[.A108]&amp;[.B108]&amp;[.C108]&amp;[.D108]&amp;[.E108]&amp;[.F108]&amp;[.G108]&amp;[.H108]&amp;&quot;,&quot;" office:value-type="string" office:string-value="0b11000000," calcext:value-type="string">
            <text:p>0b11000000,</text:p>
          </table:table-cell>
          <table:table-cell table:number-columns-repeated="1014"/>
        </table:table-row>
        <table:table-row table:style-name="ro1">
          <table:table-cell table:style-name="ce45" office:value-type="float" office:value="1" calcext:value-type="float">
            <text:p>1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style-name="ce254" office:value-type="float" office:value="0" calcext:value-type="float">
            <text:p>0</text:p>
          </table:table-cell>
          <table:table-cell table:number-columns-repeated="3" table:style-name="ce275" office:value-type="float" office:value="0" calcext:value-type="float">
            <text:p>0</text:p>
          </table:table-cell>
          <table:table-cell table:style-name="ce335" office:value-type="float" office:value="0" calcext:value-type="float">
            <text:p>0</text:p>
          </table:table-cell>
          <table:table-cell/>
          <table:table-cell table:formula="of:=&quot;0b&quot;&amp;[.A109]&amp;[.B109]&amp;[.C109]&amp;[.D109]&amp;[.E109]&amp;[.F109]&amp;[.G109]&amp;[.H109]&amp;&quot;,&quot;" office:value-type="string" office:string-value="0b11000000," calcext:value-type="string">
            <text:p>0b11000000,</text:p>
          </table:table-cell>
          <table:table-cell table:number-columns-repeated="1014"/>
        </table:table-row>
        <table:table-row table:style-name="ro1">
          <table:table-cell table:style-name="ce45" office:value-type="float" office:value="1" calcext:value-type="float">
            <text:p>1</text:p>
          </table:table-cell>
          <table:table-cell table:number-columns-repeated="4" table:style-name="ce162" office:value-type="float" office:value="1" calcext:value-type="float">
            <text:p>1</text:p>
          </table:table-cell>
          <table:table-cell table:style-name="ce294" office:value-type="float" office:value="1" calcext:value-type="float">
            <text:p>1</text:p>
          </table:table-cell>
          <table:table-cell table:style-name="ce294" office:value-type="float" office:value="0" calcext:value-type="float">
            <text:p>0</text:p>
          </table:table-cell>
          <table:table-cell table:style-name="ce335" office:value-type="float" office:value="0" calcext:value-type="float">
            <text:p>0</text:p>
          </table:table-cell>
          <table:table-cell/>
          <table:table-cell table:formula="of:=&quot;0b&quot;&amp;[.A110]&amp;[.B110]&amp;[.C110]&amp;[.D110]&amp;[.E110]&amp;[.F110]&amp;[.G110]&amp;[.H110]&amp;&quot;,&quot;" office:value-type="string" office:string-value="0b11111100," calcext:value-type="string">
            <text:p>0b11111100,</text:p>
          </table:table-cell>
          <table:table-cell table:number-columns-repeated="1014"/>
        </table:table-row>
        <table:table-row table:style-name="ro1">
          <table:table-cell table:style-name="ce45" office:value-type="float" office:value="1" calcext:value-type="float">
            <text:p>1</text:p>
          </table:table-cell>
          <table:table-cell table:number-columns-repeated="4" table:style-name="ce163" office:value-type="float" office:value="1" calcext:value-type="float">
            <text:p>1</text:p>
          </table:table-cell>
          <table:table-cell table:number-columns-repeated="2" table:style-name="ce294" office:value-type="float" office:value="1" calcext:value-type="float">
            <text:p>1</text:p>
          </table:table-cell>
          <table:table-cell table:style-name="ce335" office:value-type="float" office:value="0" calcext:value-type="float">
            <text:p>0</text:p>
          </table:table-cell>
          <table:table-cell/>
          <table:table-cell table:formula="of:=&quot;0b&quot;&amp;[.A111]&amp;[.B111]&amp;[.C111]&amp;[.D111]&amp;[.E111]&amp;[.F111]&amp;[.G111]&amp;[.H111]&amp;&quot;,&quot;" office:value-type="string" office:string-value="0b11111110," calcext:value-type="string">
            <text:p>0b11111110,</text:p>
          </table:table-cell>
          <table:table-cell table:number-columns-repeated="1014"/>
        </table:table-row>
        <table:table-row table:style-name="ro1">
          <table:table-cell table:style-name="ce45" office:value-type="float" office:value="1" calcext:value-type="float">
            <text:p>1</text:p>
          </table:table-cell>
          <table:table-cell table:style-name="ce164" office:value-type="float" office:value="1" calcext:value-type="float">
            <text:p>1</text:p>
          </table:table-cell>
          <table:table-cell table:number-columns-repeated="3" table:style-name="ce164" office:value-type="float" office:value="0" calcext:value-type="float">
            <text:p>0</text:p>
          </table:table-cell>
          <table:table-cell table:number-columns-repeated="2" table:style-name="ce294" office:value-type="float" office:value="1" calcext:value-type="float">
            <text:p>1</text:p>
          </table:table-cell>
          <table:table-cell table:style-name="ce335" office:value-type="float" office:value="0" calcext:value-type="float">
            <text:p>0</text:p>
          </table:table-cell>
          <table:table-cell/>
          <table:table-cell table:formula="of:=&quot;0b&quot;&amp;[.A112]&amp;[.B112]&amp;[.C112]&amp;[.D112]&amp;[.E112]&amp;[.F112]&amp;[.G112]&amp;[.H112]&amp;&quot;,&quot;" office:value-type="string" office:string-value="0b11000110," calcext:value-type="string">
            <text:p>0b11000110,</text:p>
          </table:table-cell>
          <table:table-cell table:number-columns-repeated="1014"/>
        </table:table-row>
        <table:table-row table:style-name="ro1">
          <table:table-cell table:style-name="ce45" office:value-type="float" office:value="1" calcext:value-type="float">
            <text:p>1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number-columns-repeated="2" table:style-name="ce294" office:value-type="float" office:value="1" calcext:value-type="float">
            <text:p>1</text:p>
          </table:table-cell>
          <table:table-cell table:style-name="ce335" office:value-type="float" office:value="0" calcext:value-type="float">
            <text:p>0</text:p>
          </table:table-cell>
          <table:table-cell/>
          <table:table-cell table:formula="of:=&quot;0b&quot;&amp;[.A113]&amp;[.B113]&amp;[.C113]&amp;[.D113]&amp;[.E113]&amp;[.F113]&amp;[.G113]&amp;[.H113]&amp;&quot;,&quot;" office:value-type="string" office:string-value="0b11000110," calcext:value-type="string">
            <text:p>0b11000110,</text:p>
          </table:table-cell>
          <table:table-cell table:number-columns-repeated="1014"/>
        </table:table-row>
        <table:table-row table:style-name="ro1">
          <table:table-cell table:style-name="ce45" office:value-type="float" office:value="1" calcext:value-type="float">
            <text:p>1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3" table:style-name="ce166" office:value-type="float" office:value="0" calcext:value-type="float">
            <text:p>0</text:p>
          </table:table-cell>
          <table:table-cell table:number-columns-repeated="2" table:style-name="ce294" office:value-type="float" office:value="1" calcext:value-type="float">
            <text:p>1</text:p>
          </table:table-cell>
          <table:table-cell table:style-name="ce335" office:value-type="float" office:value="0" calcext:value-type="float">
            <text:p>0</text:p>
          </table:table-cell>
          <table:table-cell/>
          <table:table-cell table:formula="of:=&quot;0b&quot;&amp;[.A114]&amp;[.B114]&amp;[.C114]&amp;[.D114]&amp;[.E114]&amp;[.F114]&amp;[.G114]&amp;[.H114]&amp;&quot;,&quot;" office:value-type="string" office:string-value="0b11000110," calcext:value-type="string">
            <text:p>0b11000110,</text:p>
          </table:table-cell>
          <table:table-cell table:number-columns-repeated="1014"/>
        </table:table-row>
        <table:table-row table:style-name="ro1">
          <table:table-cell table:style-name="ce45" office:value-type="float" office:value="1" calcext:value-type="float">
            <text:p>1</text:p>
          </table:table-cell>
          <table:table-cell table:style-name="ce167" office:value-type="float" office:value="1" calcext:value-type="float">
            <text:p>1</text:p>
          </table:table-cell>
          <table:table-cell table:number-columns-repeated="3" table:style-name="ce167" office:value-type="float" office:value="0" calcext:value-type="float">
            <text:p>0</text:p>
          </table:table-cell>
          <table:table-cell table:number-columns-repeated="2" table:style-name="ce294" office:value-type="float" office:value="1" calcext:value-type="float">
            <text:p>1</text:p>
          </table:table-cell>
          <table:table-cell table:style-name="ce335" office:value-type="float" office:value="0" calcext:value-type="float">
            <text:p>0</text:p>
          </table:table-cell>
          <table:table-cell/>
          <table:table-cell table:formula="of:=&quot;0b&quot;&amp;[.A115]&amp;[.B115]&amp;[.C115]&amp;[.D115]&amp;[.E115]&amp;[.F115]&amp;[.G115]&amp;[.H115]&amp;&quot;,&quot;" office:value-type="string" office:string-value="0b11000110," calcext:value-type="string">
            <text:p>0b11000110,</text:p>
          </table:table-cell>
          <table:table-cell table:number-columns-repeated="1014"/>
        </table:table-row>
        <table:table-row table:style-name="ro1">
          <table:table-cell table:style-name="ce46" office:value-type="float" office:value="1" calcext:value-type="float">
            <text:p>1</text:p>
          </table:table-cell>
          <table:table-cell table:style-name="ce168" office:value-type="float" office:value="1" calcext:value-type="float">
            <text:p>1</text:p>
          </table:table-cell>
          <table:table-cell table:number-columns-repeated="3" table:style-name="ce168" office:value-type="float" office:value="0" calcext:value-type="float">
            <text:p>0</text:p>
          </table:table-cell>
          <table:table-cell table:number-columns-repeated="2" table:style-name="ce294" office:value-type="float" office:value="1" calcext:value-type="float">
            <text:p>1</text:p>
          </table:table-cell>
          <table:table-cell table:style-name="ce335" office:value-type="float" office:value="0" calcext:value-type="float">
            <text:p>0</text:p>
          </table:table-cell>
          <table:table-cell/>
          <table:table-cell table:formula="of:=&quot;0b&quot;&amp;[.A116]&amp;[.B116]&amp;[.C116]&amp;[.D116]&amp;[.E116]&amp;[.F116]&amp;[.G116]&amp;[.H116]&amp;&quot;,&quot;" office:value-type="string" office:string-value="0b11000110," calcext:value-type="string">
            <text:p>0b11000110,</text:p>
          </table:table-cell>
          <table:table-cell table:number-columns-repeated="1014"/>
        </table:table-row>
        <table:table-row table:style-name="ro1">
          <table:table-cell table:style-name="ce47" office:value-type="float" office:value="1" calcext:value-type="float">
            <text:p>1</text:p>
          </table:table-cell>
          <table:table-cell table:number-columns-repeated="4" table:style-name="ce169" office:value-type="float" office:value="1" calcext:value-type="float">
            <text:p>1</text:p>
          </table:table-cell>
          <table:table-cell table:number-columns-repeated="2" table:style-name="ce294" office:value-type="float" office:value="1" calcext:value-type="float">
            <text:p>1</text:p>
          </table:table-cell>
          <table:table-cell table:style-name="ce335" office:value-type="float" office:value="0" calcext:value-type="float">
            <text:p>0</text:p>
          </table:table-cell>
          <table:table-cell/>
          <table:table-cell table:formula="of:=&quot;0b&quot;&amp;[.A117]&amp;[.B117]&amp;[.C117]&amp;[.D117]&amp;[.E117]&amp;[.F117]&amp;[.G117]&amp;[.H117]&amp;&quot;,&quot;" office:value-type="string" office:string-value="0b11111110," calcext:value-type="string">
            <text:p>0b11111110,</text:p>
          </table:table-cell>
          <table:table-cell table:number-columns-repeated="1014"/>
        </table:table-row>
        <table:table-row table:style-name="ro1">
          <table:table-cell table:style-name="ce48" office:value-type="float" office:value="0" calcext:value-type="float">
            <text:p>0</text:p>
          </table:table-cell>
          <table:table-cell table:number-columns-repeated="4" table:style-name="ce170" office:value-type="float" office:value="1" calcext:value-type="float">
            <text:p>1</text:p>
          </table:table-cell>
          <table:table-cell table:style-name="ce294" office:value-type="float" office:value="1" calcext:value-type="float">
            <text:p>1</text:p>
          </table:table-cell>
          <table:table-cell table:style-name="ce294" office:value-type="float" office:value="0" calcext:value-type="float">
            <text:p>0</text:p>
          </table:table-cell>
          <table:table-cell table:style-name="ce335" office:value-type="float" office:value="0" calcext:value-type="float">
            <text:p>0</text:p>
          </table:table-cell>
          <table:table-cell/>
          <table:table-cell table:formula="of:=&quot;0b&quot;&amp;[.A118]&amp;[.B118]&amp;[.C118]&amp;[.D118]&amp;[.E118]&amp;[.F118]&amp;[.G118]&amp;[.H118]&amp;&quot;,&quot;" office:value-type="string" office:string-value="0b01111100," calcext:value-type="string">
            <text:p>0b01111100,</text:p>
          </table:table-cell>
          <table:table-cell table:number-columns-repeated="1014"/>
        </table:table-row>
        <table:table-row table:style-name="ro1">
          <table:table-cell table:style-name="ce49" office:value-type="float" office:value="0" calcext:value-type="float">
            <text:p>0</text:p>
          </table:table-cell>
          <table:table-cell table:number-columns-repeated="6" table:style-name="ce171" office:value-type="float" office:value="0" calcext:value-type="float">
            <text:p>0</text:p>
          </table:table-cell>
          <table:table-cell table:style-name="ce336" office:value-type="float" office:value="0" calcext:value-type="float">
            <text:p>0</text:p>
          </table:table-cell>
          <table:table-cell/>
          <table:table-cell table:formula="of:=&quot;0b&quot;&amp;[.A119]&amp;[.B119]&amp;[.C119]&amp;[.D119]&amp;[.E119]&amp;[.F119]&amp;[.G119]&amp;[.H119]" office:value-type="string" office:string-value="0b00000000" calcext:value-type="string">
            <text:p>0b00000000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85" table:number-columns-repeated="6"/>
          <table:table-cell table:style-name="ce318"/>
          <table:table-cell/>
          <table:table-cell office:value-type="string" calcext:value-type="string">
            <text:p>},{</text:p>
          </table:table-cell>
          <table:table-cell table:number-columns-repeated="1014"/>
        </table:table-row>
        <table:table-row table:style-name="ro1">
          <table:table-cell table:style-name="ce50" office:value-type="float" office:value="1" calcext:value-type="float">
            <text:p>1</text:p>
          </table:table-cell>
          <table:table-cell table:number-columns-repeated="6" table:style-name="ce172" office:value-type="float" office:value="1" calcext:value-type="float">
            <text:p>1</text:p>
          </table:table-cell>
          <table:table-cell table:style-name="ce337" office:value-type="float" office:value="0" calcext:value-type="float">
            <text:p>0</text:p>
          </table:table-cell>
          <table:table-cell/>
          <table:table-cell table:formula="of:=&quot;0b&quot;&amp;[.A121]&amp;[.B121]&amp;[.C121]&amp;[.D121]&amp;[.E121]&amp;[.F121]&amp;[.G121]&amp;[.H121]&amp;&quot;,&quot;" office:value-type="string" office:string-value="0b11111110," calcext:value-type="string">
            <text:p>0b11111110,</text:p>
          </table:table-cell>
          <table:table-cell table:number-columns-repeated="1014"/>
        </table:table-row>
        <table:table-row table:style-name="ro1">
          <table:table-cell table:style-name="ce51" office:value-type="float" office:value="1" calcext:value-type="float">
            <text:p>1</text:p>
          </table:table-cell>
          <table:table-cell table:number-columns-repeated="4" table:style-name="ce173" office:value-type="float" office:value="1" calcext:value-type="float">
            <text:p>1</text:p>
          </table:table-cell>
          <table:table-cell table:number-columns-repeated="2" table:style-name="ce295" office:value-type="float" office:value="1" calcext:value-type="float">
            <text:p>1</text:p>
          </table:table-cell>
          <table:table-cell table:style-name="ce338" office:value-type="float" office:value="0" calcext:value-type="float">
            <text:p>0</text:p>
          </table:table-cell>
          <table:table-cell/>
          <table:table-cell table:formula="of:=&quot;0b&quot;&amp;[.A122]&amp;[.B122]&amp;[.C122]&amp;[.D122]&amp;[.E122]&amp;[.F122]&amp;[.G122]&amp;[.H122]&amp;&quot;,&quot;" office:value-type="string" office:string-value="0b11111110," calcext:value-type="string">
            <text:p>0b11111110,</text:p>
          </table:table-cell>
          <table:table-cell table:number-columns-repeated="1014"/>
        </table:table-row>
        <table:table-row table:style-name="ro1">
          <table:table-cell table:style-name="ce51" office:value-type="float" office:value="1" calcext:value-type="float">
            <text:p>1</text:p>
          </table:table-cell>
          <table:table-cell table:style-name="ce174" office:value-type="float" office:value="1" calcext:value-type="float">
            <text:p>1</text:p>
          </table:table-cell>
          <table:table-cell table:number-columns-repeated="3" table:style-name="ce174" office:value-type="float" office:value="0" calcext:value-type="float">
            <text:p>0</text:p>
          </table:table-cell>
          <table:table-cell table:number-columns-repeated="2" table:style-name="ce295" office:value-type="float" office:value="1" calcext:value-type="float">
            <text:p>1</text:p>
          </table:table-cell>
          <table:table-cell table:style-name="ce338" office:value-type="float" office:value="0" calcext:value-type="float">
            <text:p>0</text:p>
          </table:table-cell>
          <table:table-cell/>
          <table:table-cell table:formula="of:=&quot;0b&quot;&amp;[.A123]&amp;[.B123]&amp;[.C123]&amp;[.D123]&amp;[.E123]&amp;[.F123]&amp;[.G123]&amp;[.H123]&amp;&quot;,&quot;" office:value-type="string" office:string-value="0b11000110," calcext:value-type="string">
            <text:p>0b11000110,</text:p>
          </table:table-cell>
          <table:table-cell table:number-columns-repeated="1014"/>
        </table:table-row>
        <table:table-row table:style-name="ro1">
          <table:table-cell table:style-name="ce51" office:value-type="float" office:value="1" calcext:value-type="float">
            <text:p>1</text:p>
          </table:table-cell>
          <table:table-cell table:style-name="ce175" office:value-type="float" office:value="1" calcext:value-type="float">
            <text:p>1</text:p>
          </table:table-cell>
          <table:table-cell table:number-columns-repeated="3" table:style-name="ce175" office:value-type="float" office:value="0" calcext:value-type="float">
            <text:p>0</text:p>
          </table:table-cell>
          <table:table-cell table:number-columns-repeated="2" table:style-name="ce295" office:value-type="float" office:value="1" calcext:value-type="float">
            <text:p>1</text:p>
          </table:table-cell>
          <table:table-cell table:style-name="ce338" office:value-type="float" office:value="0" calcext:value-type="float">
            <text:p>0</text:p>
          </table:table-cell>
          <table:table-cell/>
          <table:table-cell table:formula="of:=&quot;0b&quot;&amp;[.A124]&amp;[.B124]&amp;[.C124]&amp;[.D124]&amp;[.E124]&amp;[.F124]&amp;[.G124]&amp;[.H124]&amp;&quot;,&quot;" office:value-type="string" office:string-value="0b11000110," calcext:value-type="string">
            <text:p>0b11000110,</text:p>
          </table:table-cell>
          <table:table-cell table:number-columns-repeated="1014"/>
        </table:table-row>
        <table:table-row table:style-name="ro1">
          <table:table-cell table:style-name="ce51" office:value-type="float" office:value="0" calcext:value-type="float">
            <text:p>0</text:p>
          </table:table-cell>
          <table:table-cell table:number-columns-repeated="4" table:style-name="ce176" office:value-type="float" office:value="0" calcext:value-type="float">
            <text:p>0</text:p>
          </table:table-cell>
          <table:table-cell table:number-columns-repeated="2" table:style-name="ce295" office:value-type="float" office:value="1" calcext:value-type="float">
            <text:p>1</text:p>
          </table:table-cell>
          <table:table-cell table:style-name="ce338" office:value-type="float" office:value="0" calcext:value-type="float">
            <text:p>0</text:p>
          </table:table-cell>
          <table:table-cell/>
          <table:table-cell table:formula="of:=&quot;0b&quot;&amp;[.A125]&amp;[.B125]&amp;[.C125]&amp;[.D125]&amp;[.E125]&amp;[.F125]&amp;[.G125]&amp;[.H125]&amp;&quot;,&quot;" office:value-type="string" office:string-value="0b00000110," calcext:value-type="string">
            <text:p>0b00000110,</text:p>
          </table:table-cell>
          <table:table-cell table:number-columns-repeated="1014"/>
        </table:table-row>
        <table:table-row table:style-name="ro1">
          <table:table-cell table:style-name="ce51" office:value-type="float" office:value="0" calcext:value-type="float">
            <text:p>0</text:p>
          </table:table-cell>
          <table:table-cell table:number-columns-repeated="3"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295" office:value-type="float" office:value="1" calcext:value-type="float">
            <text:p>1</text:p>
          </table:table-cell>
          <table:table-cell table:style-name="ce295" office:value-type="float" office:value="0" calcext:value-type="float">
            <text:p>0</text:p>
          </table:table-cell>
          <table:table-cell table:style-name="ce338" office:value-type="float" office:value="0" calcext:value-type="float">
            <text:p>0</text:p>
          </table:table-cell>
          <table:table-cell/>
          <table:table-cell table:formula="of:=&quot;0b&quot;&amp;[.A126]&amp;[.B126]&amp;[.C126]&amp;[.D126]&amp;[.E126]&amp;[.F126]&amp;[.G126]&amp;[.H126]&amp;&quot;,&quot;" office:value-type="string" office:string-value="0b00001100," calcext:value-type="string">
            <text:p>0b00001100,</text:p>
          </table:table-cell>
          <table:table-cell table:number-columns-repeated="1014"/>
        </table:table-row>
        <table:table-row table:style-name="ro1">
          <table:table-cell table:style-name="ce51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295" office:value-type="float" office:value="1" calcext:value-type="float">
            <text:p>1</text:p>
          </table:table-cell>
          <table:table-cell table:style-name="ce295" office:value-type="float" office:value="0" calcext:value-type="float">
            <text:p>0</text:p>
          </table:table-cell>
          <table:table-cell table:style-name="ce338" office:value-type="float" office:value="0" calcext:value-type="float">
            <text:p>0</text:p>
          </table:table-cell>
          <table:table-cell/>
          <table:table-cell table:formula="of:=&quot;0b&quot;&amp;[.A127]&amp;[.B127]&amp;[.C127]&amp;[.D127]&amp;[.E127]&amp;[.F127]&amp;[.G127]&amp;[.H127]&amp;&quot;,&quot;" office:value-type="string" office:string-value="0b00001100," calcext:value-type="string">
            <text:p>0b00001100,</text:p>
          </table:table-cell>
          <table:table-cell table:number-columns-repeated="1014"/>
        </table:table-row>
        <table:table-row table:style-name="ro1">
          <table:table-cell table:style-name="ce51" office:value-type="float" office:value="0" calcext:value-type="float">
            <text:p>0</text:p>
          </table:table-cell>
          <table:table-cell table:number-columns-repeated="3" table:style-name="ce179" office:value-type="float" office:value="0" calcext:value-type="float">
            <text:p>0</text:p>
          </table:table-cell>
          <table:table-cell table:style-name="ce179" office:value-type="float" office:value="1" calcext:value-type="float">
            <text:p>1</text:p>
          </table:table-cell>
          <table:table-cell table:style-name="ce295" office:value-type="float" office:value="1" calcext:value-type="float">
            <text:p>1</text:p>
          </table:table-cell>
          <table:table-cell table:style-name="ce295" office:value-type="float" office:value="0" calcext:value-type="float">
            <text:p>0</text:p>
          </table:table-cell>
          <table:table-cell table:style-name="ce338" office:value-type="float" office:value="0" calcext:value-type="float">
            <text:p>0</text:p>
          </table:table-cell>
          <table:table-cell/>
          <table:table-cell table:formula="of:=&quot;0b&quot;&amp;[.A128]&amp;[.B128]&amp;[.C128]&amp;[.D128]&amp;[.E128]&amp;[.F128]&amp;[.G128]&amp;[.H128]&amp;&quot;,&quot;" office:value-type="string" office:string-value="0b00001100," calcext:value-type="string">
            <text:p>0b00001100,</text:p>
          </table:table-cell>
          <table:table-cell table:number-columns-repeated="1014"/>
        </table:table-row>
        <table:table-row table:style-name="ro1">
          <table:table-cell table:style-name="ce51" office:value-type="float" office:value="0" calcext:value-type="float">
            <text:p>0</text:p>
          </table:table-cell>
          <table:table-cell table:number-columns-repeated="2" table:style-name="ce180" office:value-type="float" office:value="0" calcext:value-type="float">
            <text:p>0</text:p>
          </table:table-cell>
          <table:table-cell table:number-columns-repeated="2" table:style-name="ce180" office:value-type="float" office:value="1" calcext:value-type="float">
            <text:p>1</text:p>
          </table:table-cell>
          <table:table-cell table:number-columns-repeated="2" table:style-name="ce295" office:value-type="float" office:value="0" calcext:value-type="float">
            <text:p>0</text:p>
          </table:table-cell>
          <table:table-cell table:style-name="ce338" office:value-type="float" office:value="0" calcext:value-type="float">
            <text:p>0</text:p>
          </table:table-cell>
          <table:table-cell/>
          <table:table-cell table:formula="of:=&quot;0b&quot;&amp;[.A129]&amp;[.B129]&amp;[.C129]&amp;[.D129]&amp;[.E129]&amp;[.F129]&amp;[.G129]&amp;[.H129]&amp;&quot;,&quot;" office:value-type="string" office:string-value="0b00011000," calcext:value-type="string">
            <text:p>0b00011000,</text:p>
          </table:table-cell>
          <table:table-cell table:number-columns-repeated="1014"/>
        </table:table-row>
        <table:table-row table:style-name="ro1">
          <table:table-cell table:style-name="ce51" office:value-type="float" office:value="0" calcext:value-type="float">
            <text:p>0</text:p>
          </table:table-cell>
          <table:table-cell table:number-columns-repeated="2" table:style-name="ce181" office:value-type="float" office:value="0" calcext:value-type="float">
            <text:p>0</text:p>
          </table:table-cell>
          <table:table-cell table:number-columns-repeated="2" table:style-name="ce181" office:value-type="float" office:value="1" calcext:value-type="float">
            <text:p>1</text:p>
          </table:table-cell>
          <table:table-cell table:number-columns-repeated="2" table:style-name="ce295" office:value-type="float" office:value="0" calcext:value-type="float">
            <text:p>0</text:p>
          </table:table-cell>
          <table:table-cell table:style-name="ce338" office:value-type="float" office:value="0" calcext:value-type="float">
            <text:p>0</text:p>
          </table:table-cell>
          <table:table-cell/>
          <table:table-cell table:formula="of:=&quot;0b&quot;&amp;[.A130]&amp;[.B130]&amp;[.C130]&amp;[.D130]&amp;[.E130]&amp;[.F130]&amp;[.G130]&amp;[.H130]&amp;&quot;,&quot;" office:value-type="string" office:string-value="0b00011000," calcext:value-type="string">
            <text:p>0b00011000,</text:p>
          </table:table-cell>
          <table:table-cell table:number-columns-repeated="1014"/>
        </table:table-row>
        <table:table-row table:style-name="ro1">
          <table:table-cell table:style-name="ce51" office:value-type="float" office:value="0" calcext:value-type="float">
            <text:p>0</text:p>
          </table:table-cell>
          <table:table-cell table:number-columns-repeated="2" table:style-name="ce182" office:value-type="float" office:value="0" calcext:value-type="float">
            <text:p>0</text:p>
          </table:table-cell>
          <table:table-cell table:number-columns-repeated="2" table:style-name="ce182" office:value-type="float" office:value="1" calcext:value-type="float">
            <text:p>1</text:p>
          </table:table-cell>
          <table:table-cell table:number-columns-repeated="2" table:style-name="ce295" office:value-type="float" office:value="0" calcext:value-type="float">
            <text:p>0</text:p>
          </table:table-cell>
          <table:table-cell table:style-name="ce338" office:value-type="float" office:value="0" calcext:value-type="float">
            <text:p>0</text:p>
          </table:table-cell>
          <table:table-cell/>
          <table:table-cell table:formula="of:=&quot;0b&quot;&amp;[.A131]&amp;[.B131]&amp;[.C131]&amp;[.D131]&amp;[.E131]&amp;[.F131]&amp;[.G131]&amp;[.H131]&amp;&quot;,&quot;" office:value-type="string" office:string-value="0b00011000," calcext:value-type="string">
            <text:p>0b00011000,</text:p>
          </table:table-cell>
          <table:table-cell table:number-columns-repeated="1014"/>
        </table:table-row>
        <table:table-row table:style-name="ro1">
          <table:table-cell table:style-name="ce51" office:value-type="float" office:value="0" calcext:value-type="float">
            <text:p>0</text:p>
          </table:table-cell>
          <table:table-cell table:number-columns-repeated="2" table:style-name="ce183" office:value-type="float" office:value="0" calcext:value-type="float">
            <text:p>0</text:p>
          </table:table-cell>
          <table:table-cell table:number-columns-repeated="2" table:style-name="ce183" office:value-type="float" office:value="1" calcext:value-type="float">
            <text:p>1</text:p>
          </table:table-cell>
          <table:table-cell table:number-columns-repeated="2" table:style-name="ce295" office:value-type="float" office:value="0" calcext:value-type="float">
            <text:p>0</text:p>
          </table:table-cell>
          <table:table-cell table:style-name="ce338" office:value-type="float" office:value="0" calcext:value-type="float">
            <text:p>0</text:p>
          </table:table-cell>
          <table:table-cell/>
          <table:table-cell table:formula="of:=&quot;0b&quot;&amp;[.A132]&amp;[.B132]&amp;[.C132]&amp;[.D132]&amp;[.E132]&amp;[.F132]&amp;[.G132]&amp;[.H132]&amp;&quot;,&quot;" office:value-type="string" office:string-value="0b00011000," calcext:value-type="string">
            <text:p>0b00011000,</text:p>
          </table:table-cell>
          <table:table-cell table:number-columns-repeated="1014"/>
        </table:table-row>
        <table:table-row table:style-name="ro1">
          <table:table-cell table:style-name="ce52" office:value-type="float" office:value="0" calcext:value-type="float">
            <text:p>0</text:p>
          </table:table-cell>
          <table:table-cell table:number-columns-repeated="2" table:style-name="ce184" office:value-type="float" office:value="0" calcext:value-type="float">
            <text:p>0</text:p>
          </table:table-cell>
          <table:table-cell table:number-columns-repeated="2" table:style-name="ce184" office:value-type="float" office:value="1" calcext:value-type="float">
            <text:p>1</text:p>
          </table:table-cell>
          <table:table-cell table:number-columns-repeated="2" table:style-name="ce295" office:value-type="float" office:value="0" calcext:value-type="float">
            <text:p>0</text:p>
          </table:table-cell>
          <table:table-cell table:style-name="ce338" office:value-type="float" office:value="0" calcext:value-type="float">
            <text:p>0</text:p>
          </table:table-cell>
          <table:table-cell/>
          <table:table-cell table:formula="of:=&quot;0b&quot;&amp;[.A133]&amp;[.B133]&amp;[.C133]&amp;[.D133]&amp;[.E133]&amp;[.F133]&amp;[.G133]&amp;[.H133]&amp;&quot;,&quot;" office:value-type="string" office:string-value="0b00011000," calcext:value-type="string">
            <text:p>0b00011000,</text:p>
          </table:table-cell>
          <table:table-cell table:number-columns-repeated="1014"/>
        </table:table-row>
        <table:table-row table:style-name="ro1">
          <table:table-cell table:style-name="ce53" office:value-type="float" office:value="0" calcext:value-type="float">
            <text:p>0</text:p>
          </table:table-cell>
          <table:table-cell table:number-columns-repeated="2" table:style-name="ce185" office:value-type="float" office:value="0" calcext:value-type="float">
            <text:p>0</text:p>
          </table:table-cell>
          <table:table-cell table:number-columns-repeated="2" table:style-name="ce185" office:value-type="float" office:value="1" calcext:value-type="float">
            <text:p>1</text:p>
          </table:table-cell>
          <table:table-cell table:number-columns-repeated="2" table:style-name="ce295" office:value-type="float" office:value="0" calcext:value-type="float">
            <text:p>0</text:p>
          </table:table-cell>
          <table:table-cell table:style-name="ce338" office:value-type="float" office:value="0" calcext:value-type="float">
            <text:p>0</text:p>
          </table:table-cell>
          <table:table-cell/>
          <table:table-cell table:formula="of:=&quot;0b&quot;&amp;[.A134]&amp;[.B134]&amp;[.C134]&amp;[.D134]&amp;[.E134]&amp;[.F134]&amp;[.G134]&amp;[.H134]&amp;&quot;,&quot;" office:value-type="string" office:string-value="0b00011000," calcext:value-type="string">
            <text:p>0b00011000,</text:p>
          </table:table-cell>
          <table:table-cell table:number-columns-repeated="1014"/>
        </table:table-row>
        <table:table-row table:style-name="ro1">
          <table:table-cell table:style-name="ce54" office:value-type="float" office:value="0" calcext:value-type="float">
            <text:p>0</text:p>
          </table:table-cell>
          <table:table-cell table:number-columns-repeated="2" table:style-name="ce186" office:value-type="float" office:value="0" calcext:value-type="float">
            <text:p>0</text:p>
          </table:table-cell>
          <table:table-cell table:number-columns-repeated="2" table:style-name="ce186" office:value-type="float" office:value="1" calcext:value-type="float">
            <text:p>1</text:p>
          </table:table-cell>
          <table:table-cell table:number-columns-repeated="2" table:style-name="ce295" office:value-type="float" office:value="0" calcext:value-type="float">
            <text:p>0</text:p>
          </table:table-cell>
          <table:table-cell table:style-name="ce338" office:value-type="float" office:value="0" calcext:value-type="float">
            <text:p>0</text:p>
          </table:table-cell>
          <table:table-cell/>
          <table:table-cell table:formula="of:=&quot;0b&quot;&amp;[.A135]&amp;[.B135]&amp;[.C135]&amp;[.D135]&amp;[.E135]&amp;[.F135]&amp;[.G135]&amp;[.H135]&amp;&quot;,&quot;" office:value-type="string" office:string-value="0b00011000," calcext:value-type="string">
            <text:p>0b00011000,</text:p>
          </table:table-cell>
          <table:table-cell table:number-columns-repeated="1014"/>
        </table:table-row>
        <table:table-row table:style-name="ro1">
          <table:table-cell table:style-name="ce55" office:value-type="float" office:value="0" calcext:value-type="float">
            <text:p>0</text:p>
          </table:table-cell>
          <table:table-cell table:number-columns-repeated="6" table:style-name="ce187" office:value-type="float" office:value="0" calcext:value-type="float">
            <text:p>0</text:p>
          </table:table-cell>
          <table:table-cell table:style-name="ce339" office:value-type="float" office:value="0" calcext:value-type="float">
            <text:p>0</text:p>
          </table:table-cell>
          <table:table-cell/>
          <table:table-cell table:formula="of:=&quot;0b&quot;&amp;[.A136]&amp;[.B136]&amp;[.C136]&amp;[.D136]&amp;[.E136]&amp;[.F136]&amp;[.G136]&amp;[.H136]" office:value-type="string" office:string-value="0b00000000" calcext:value-type="string">
            <text:p>0b00000000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85" table:number-columns-repeated="6"/>
          <table:table-cell table:style-name="ce318"/>
          <table:table-cell/>
          <table:table-cell office:value-type="string" calcext:value-type="string">
            <text:p>},{</text:p>
          </table:table-cell>
          <table:table-cell table:number-columns-repeated="1014"/>
        </table:table-row>
        <table:table-row table:style-name="ro1">
          <table:table-cell table:style-name="ce56" office:value-type="float" office:value="0" calcext:value-type="float">
            <text:p>0</text:p>
          </table:table-cell>
          <table:table-cell table:number-columns-repeated="5" table:style-name="ce188" office:value-type="float" office:value="1" calcext:value-type="float">
            <text:p>1</text:p>
          </table:table-cell>
          <table:table-cell table:style-name="ce188" office:value-type="float" office:value="0" calcext:value-type="float">
            <text:p>0</text:p>
          </table:table-cell>
          <table:table-cell table:style-name="ce340" office:value-type="float" office:value="0" calcext:value-type="float">
            <text:p>0</text:p>
          </table:table-cell>
          <table:table-cell/>
          <table:table-cell table:formula="of:=&quot;0b&quot;&amp;[.A138]&amp;[.B138]&amp;[.C138]&amp;[.D138]&amp;[.E138]&amp;[.F138]&amp;[.G138]&amp;[.H138]&amp;&quot;,&quot;" office:value-type="string" office:string-value="0b01111100," calcext:value-type="string">
            <text:p>0b01111100,</text:p>
          </table:table-cell>
          <table:table-cell table:number-columns-repeated="1014"/>
        </table:table-row>
        <table:table-row table:style-name="ro1">
          <table:table-cell table:style-name="ce57" office:value-type="float" office:value="1" calcext:value-type="float">
            <text:p>1</text:p>
          </table:table-cell>
          <table:table-cell table:number-columns-repeated="4" table:style-name="ce189" office:value-type="float" office:value="1" calcext:value-type="float">
            <text:p>1</text:p>
          </table:table-cell>
          <table:table-cell table:number-columns-repeated="2" table:style-name="ce296" office:value-type="float" office:value="1" calcext:value-type="float">
            <text:p>1</text:p>
          </table:table-cell>
          <table:table-cell table:style-name="ce341" office:value-type="float" office:value="0" calcext:value-type="float">
            <text:p>0</text:p>
          </table:table-cell>
          <table:table-cell/>
          <table:table-cell table:formula="of:=&quot;0b&quot;&amp;[.A139]&amp;[.B139]&amp;[.C139]&amp;[.D139]&amp;[.E139]&amp;[.F139]&amp;[.G139]&amp;[.H139]&amp;&quot;,&quot;" office:value-type="string" office:string-value="0b11111110," calcext:value-type="string">
            <text:p>0b11111110,</text:p>
          </table:table-cell>
          <table:table-cell table:number-columns-repeated="1014"/>
        </table:table-row>
        <table:table-row table:style-name="ro1">
          <table:table-cell table:style-name="ce57" office:value-type="float" office:value="1" calcext:value-type="float">
            <text:p>1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3" table:style-name="ce190" office:value-type="float" office:value="0" calcext:value-type="float">
            <text:p>0</text:p>
          </table:table-cell>
          <table:table-cell table:number-columns-repeated="2" table:style-name="ce296" office:value-type="float" office:value="1" calcext:value-type="float">
            <text:p>1</text:p>
          </table:table-cell>
          <table:table-cell table:style-name="ce341" office:value-type="float" office:value="0" calcext:value-type="float">
            <text:p>0</text:p>
          </table:table-cell>
          <table:table-cell/>
          <table:table-cell table:formula="of:=&quot;0b&quot;&amp;[.A140]&amp;[.B140]&amp;[.C140]&amp;[.D140]&amp;[.E140]&amp;[.F140]&amp;[.G140]&amp;[.H140]&amp;&quot;,&quot;" office:value-type="string" office:string-value="0b11000110," calcext:value-type="string">
            <text:p>0b11000110,</text:p>
          </table:table-cell>
          <table:table-cell table:number-columns-repeated="1014"/>
        </table:table-row>
        <table:table-row table:style-name="ro1">
          <table:table-cell table:style-name="ce57" office:value-type="float" office:value="1" calcext:value-type="float">
            <text:p>1</text:p>
          </table:table-cell>
          <table:table-cell table:style-name="ce191" office:value-type="float" office:value="1" calcext:value-type="float">
            <text:p>1</text:p>
          </table:table-cell>
          <table:table-cell table:number-columns-repeated="3" table:style-name="ce233" office:value-type="float" office:value="0" calcext:value-type="float">
            <text:p>0</text:p>
          </table:table-cell>
          <table:table-cell table:number-columns-repeated="2" table:style-name="ce296" office:value-type="float" office:value="1" calcext:value-type="float">
            <text:p>1</text:p>
          </table:table-cell>
          <table:table-cell table:style-name="ce341" office:value-type="float" office:value="0" calcext:value-type="float">
            <text:p>0</text:p>
          </table:table-cell>
          <table:table-cell/>
          <table:table-cell table:formula="of:=&quot;0b&quot;&amp;[.A141]&amp;[.B141]&amp;[.C141]&amp;[.D141]&amp;[.E141]&amp;[.F141]&amp;[.G141]&amp;[.H141]&amp;&quot;,&quot;" office:value-type="string" office:string-value="0b11000110," calcext:value-type="string">
            <text:p>0b11000110,</text:p>
          </table:table-cell>
          <table:table-cell table:number-columns-repeated="1014"/>
        </table:table-row>
        <table:table-row table:style-name="ro1">
          <table:table-cell table:style-name="ce57" office:value-type="float" office:value="1" calcext:value-type="float">
            <text:p>1</text:p>
          </table:table-cell>
          <table:table-cell table:style-name="ce192" office:value-type="float" office:value="1" calcext:value-type="float">
            <text:p>1</text:p>
          </table:table-cell>
          <table:table-cell table:number-columns-repeated="3" table:style-name="ce192" office:value-type="float" office:value="0" calcext:value-type="float">
            <text:p>0</text:p>
          </table:table-cell>
          <table:table-cell table:number-columns-repeated="2" table:style-name="ce296" office:value-type="float" office:value="1" calcext:value-type="float">
            <text:p>1</text:p>
          </table:table-cell>
          <table:table-cell table:style-name="ce341" office:value-type="float" office:value="0" calcext:value-type="float">
            <text:p>0</text:p>
          </table:table-cell>
          <table:table-cell/>
          <table:table-cell table:formula="of:=&quot;0b&quot;&amp;[.A142]&amp;[.B142]&amp;[.C142]&amp;[.D142]&amp;[.E142]&amp;[.F142]&amp;[.G142]&amp;[.H142]&amp;&quot;,&quot;" office:value-type="string" office:string-value="0b11000110," calcext:value-type="string">
            <text:p>0b11000110,</text:p>
          </table:table-cell>
          <table:table-cell table:number-columns-repeated="1014"/>
        </table:table-row>
        <table:table-row table:style-name="ro1">
          <table:table-cell table:style-name="ce57" office:value-type="float" office:value="1" calcext:value-type="float">
            <text:p>1</text:p>
          </table:table-cell>
          <table:table-cell table:style-name="ce193" office:value-type="float" office:value="1" calcext:value-type="float">
            <text:p>1</text:p>
          </table:table-cell>
          <table:table-cell table:number-columns-repeated="3" table:style-name="ce193" office:value-type="float" office:value="0" calcext:value-type="float">
            <text:p>0</text:p>
          </table:table-cell>
          <table:table-cell table:number-columns-repeated="2" table:style-name="ce296" office:value-type="float" office:value="1" calcext:value-type="float">
            <text:p>1</text:p>
          </table:table-cell>
          <table:table-cell table:style-name="ce341" office:value-type="float" office:value="0" calcext:value-type="float">
            <text:p>0</text:p>
          </table:table-cell>
          <table:table-cell/>
          <table:table-cell table:formula="of:=&quot;0b&quot;&amp;[.A143]&amp;[.B143]&amp;[.C143]&amp;[.D143]&amp;[.E143]&amp;[.F143]&amp;[.G143]&amp;[.H143]&amp;&quot;,&quot;" office:value-type="string" office:string-value="0b11000110," calcext:value-type="string">
            <text:p>0b11000110,</text:p>
          </table:table-cell>
          <table:table-cell table:number-columns-repeated="1014"/>
        </table:table-row>
        <table:table-row table:style-name="ro1">
          <table:table-cell table:style-name="ce57" office:value-type="float" office:value="1" calcext:value-type="float">
            <text:p>1</text:p>
          </table:table-cell>
          <table:table-cell table:number-columns-repeated="4" table:style-name="ce194" office:value-type="float" office:value="1" calcext:value-type="float">
            <text:p>1</text:p>
          </table:table-cell>
          <table:table-cell table:number-columns-repeated="2" table:style-name="ce296" office:value-type="float" office:value="1" calcext:value-type="float">
            <text:p>1</text:p>
          </table:table-cell>
          <table:table-cell table:style-name="ce341" office:value-type="float" office:value="0" calcext:value-type="float">
            <text:p>0</text:p>
          </table:table-cell>
          <table:table-cell/>
          <table:table-cell table:formula="of:=&quot;0b&quot;&amp;[.A144]&amp;[.B144]&amp;[.C144]&amp;[.D144]&amp;[.E144]&amp;[.F144]&amp;[.G144]&amp;[.H144]&amp;&quot;,&quot;" office:value-type="string" office:string-value="0b11111110," calcext:value-type="string">
            <text:p>0b11111110,</text:p>
          </table:table-cell>
          <table:table-cell table:number-columns-repeated="1014"/>
        </table:table-row>
        <table:table-row table:style-name="ro1">
          <table:table-cell table:style-name="ce57" office:value-type="float" office:value="0" calcext:value-type="float">
            <text:p>0</text:p>
          </table:table-cell>
          <table:table-cell table:number-columns-repeated="4" table:style-name="ce195" office:value-type="float" office:value="1" calcext:value-type="float">
            <text:p>1</text:p>
          </table:table-cell>
          <table:table-cell table:style-name="ce296" office:value-type="float" office:value="1" calcext:value-type="float">
            <text:p>1</text:p>
          </table:table-cell>
          <table:table-cell table:style-name="ce296" office:value-type="float" office:value="0" calcext:value-type="float">
            <text:p>0</text:p>
          </table:table-cell>
          <table:table-cell table:style-name="ce341" office:value-type="float" office:value="0" calcext:value-type="float">
            <text:p>0</text:p>
          </table:table-cell>
          <table:table-cell/>
          <table:table-cell table:formula="of:=&quot;0b&quot;&amp;[.A145]&amp;[.B145]&amp;[.C145]&amp;[.D145]&amp;[.E145]&amp;[.F145]&amp;[.G145]&amp;[.H145]&amp;&quot;,&quot;" office:value-type="string" office:string-value="0b01111100," calcext:value-type="string">
            <text:p>0b01111100,</text:p>
          </table:table-cell>
          <table:table-cell table:number-columns-repeated="1014"/>
        </table:table-row>
        <table:table-row table:style-name="ro1">
          <table:table-cell table:style-name="ce57" office:value-type="float" office:value="1" calcext:value-type="float">
            <text:p>1</text:p>
          </table:table-cell>
          <table:table-cell table:number-columns-repeated="4" table:style-name="ce196" office:value-type="float" office:value="1" calcext:value-type="float">
            <text:p>1</text:p>
          </table:table-cell>
          <table:table-cell table:number-columns-repeated="2" table:style-name="ce296" office:value-type="float" office:value="1" calcext:value-type="float">
            <text:p>1</text:p>
          </table:table-cell>
          <table:table-cell table:style-name="ce341" office:value-type="float" office:value="0" calcext:value-type="float">
            <text:p>0</text:p>
          </table:table-cell>
          <table:table-cell/>
          <table:table-cell table:formula="of:=&quot;0b&quot;&amp;[.A146]&amp;[.B146]&amp;[.C146]&amp;[.D146]&amp;[.E146]&amp;[.F146]&amp;[.G146]&amp;[.H146]&amp;&quot;,&quot;" office:value-type="string" office:string-value="0b11111110," calcext:value-type="string">
            <text:p>0b11111110,</text:p>
          </table:table-cell>
          <table:table-cell table:number-columns-repeated="1014"/>
        </table:table-row>
        <table:table-row table:style-name="ro1">
          <table:table-cell table:style-name="ce57" office:value-type="float" office:value="1" calcext:value-type="float">
            <text:p>1</text:p>
          </table:table-cell>
          <table:table-cell table:style-name="ce197" office:value-type="float" office:value="1" calcext:value-type="float">
            <text:p>1</text:p>
          </table:table-cell>
          <table:table-cell table:number-columns-repeated="3" table:style-name="ce197" office:value-type="float" office:value="0" calcext:value-type="float">
            <text:p>0</text:p>
          </table:table-cell>
          <table:table-cell table:number-columns-repeated="2" table:style-name="ce296" office:value-type="float" office:value="1" calcext:value-type="float">
            <text:p>1</text:p>
          </table:table-cell>
          <table:table-cell table:style-name="ce341" office:value-type="float" office:value="0" calcext:value-type="float">
            <text:p>0</text:p>
          </table:table-cell>
          <table:table-cell/>
          <table:table-cell table:formula="of:=&quot;0b&quot;&amp;[.A147]&amp;[.B147]&amp;[.C147]&amp;[.D147]&amp;[.E147]&amp;[.F147]&amp;[.G147]&amp;[.H147]&amp;&quot;,&quot;" office:value-type="string" office:string-value="0b11000110," calcext:value-type="string">
            <text:p>0b11000110,</text:p>
          </table:table-cell>
          <table:table-cell table:number-columns-repeated="1014"/>
        </table:table-row>
        <table:table-row table:style-name="ro1">
          <table:table-cell table:style-name="ce57" office:value-type="float" office:value="1" calcext:value-type="float">
            <text:p>1</text:p>
          </table:table-cell>
          <table:table-cell table:style-name="ce198" office:value-type="float" office:value="1" calcext:value-type="float">
            <text:p>1</text:p>
          </table:table-cell>
          <table:table-cell table:number-columns-repeated="3" table:style-name="ce198" office:value-type="float" office:value="0" calcext:value-type="float">
            <text:p>0</text:p>
          </table:table-cell>
          <table:table-cell table:number-columns-repeated="2" table:style-name="ce296" office:value-type="float" office:value="1" calcext:value-type="float">
            <text:p>1</text:p>
          </table:table-cell>
          <table:table-cell table:style-name="ce341" office:value-type="float" office:value="0" calcext:value-type="float">
            <text:p>0</text:p>
          </table:table-cell>
          <table:table-cell/>
          <table:table-cell table:formula="of:=&quot;0b&quot;&amp;[.A148]&amp;[.B148]&amp;[.C148]&amp;[.D148]&amp;[.E148]&amp;[.F148]&amp;[.G148]&amp;[.H148]&amp;&quot;,&quot;" office:value-type="string" office:string-value="0b11000110," calcext:value-type="string">
            <text:p>0b11000110,</text:p>
          </table:table-cell>
          <table:table-cell table:number-columns-repeated="1014"/>
        </table:table-row>
        <table:table-row table:style-name="ro1">
          <table:table-cell table:style-name="ce57" office:value-type="float" office:value="1" calcext:value-type="float">
            <text:p>1</text:p>
          </table:table-cell>
          <table:table-cell table:style-name="ce199" office:value-type="float" office:value="1" calcext:value-type="float">
            <text:p>1</text:p>
          </table:table-cell>
          <table:table-cell table:number-columns-repeated="3" table:style-name="ce234" office:value-type="float" office:value="0" calcext:value-type="float">
            <text:p>0</text:p>
          </table:table-cell>
          <table:table-cell table:number-columns-repeated="2" table:style-name="ce296" office:value-type="float" office:value="1" calcext:value-type="float">
            <text:p>1</text:p>
          </table:table-cell>
          <table:table-cell table:style-name="ce341" office:value-type="float" office:value="0" calcext:value-type="float">
            <text:p>0</text:p>
          </table:table-cell>
          <table:table-cell/>
          <table:table-cell table:formula="of:=&quot;0b&quot;&amp;[.A149]&amp;[.B149]&amp;[.C149]&amp;[.D149]&amp;[.E149]&amp;[.F149]&amp;[.G149]&amp;[.H149]&amp;&quot;,&quot;" office:value-type="string" office:string-value="0b11000110," calcext:value-type="string">
            <text:p>0b11000110,</text:p>
          </table:table-cell>
          <table:table-cell table:number-columns-repeated="1014"/>
        </table:table-row>
        <table:table-row table:style-name="ro1">
          <table:table-cell table:style-name="ce58" office:value-type="float" office:value="1" calcext:value-type="float">
            <text:p>1</text:p>
          </table:table-cell>
          <table:table-cell table:style-name="ce200" office:value-type="float" office:value="1" calcext:value-type="float">
            <text:p>1</text:p>
          </table:table-cell>
          <table:table-cell table:number-columns-repeated="3" table:style-name="ce200" office:value-type="float" office:value="0" calcext:value-type="float">
            <text:p>0</text:p>
          </table:table-cell>
          <table:table-cell table:number-columns-repeated="2" table:style-name="ce296" office:value-type="float" office:value="1" calcext:value-type="float">
            <text:p>1</text:p>
          </table:table-cell>
          <table:table-cell table:style-name="ce341" office:value-type="float" office:value="0" calcext:value-type="float">
            <text:p>0</text:p>
          </table:table-cell>
          <table:table-cell/>
          <table:table-cell table:formula="of:=&quot;0b&quot;&amp;[.A150]&amp;[.B150]&amp;[.C150]&amp;[.D150]&amp;[.E150]&amp;[.F150]&amp;[.G150]&amp;[.H150]&amp;&quot;,&quot;" office:value-type="string" office:string-value="0b11000110," calcext:value-type="string">
            <text:p>0b11000110,</text:p>
          </table:table-cell>
          <table:table-cell table:number-columns-repeated="1014"/>
        </table:table-row>
        <table:table-row table:style-name="ro1">
          <table:table-cell table:style-name="ce59" office:value-type="float" office:value="1" calcext:value-type="float">
            <text:p>1</text:p>
          </table:table-cell>
          <table:table-cell table:number-columns-repeated="4" table:style-name="ce201" office:value-type="float" office:value="1" calcext:value-type="float">
            <text:p>1</text:p>
          </table:table-cell>
          <table:table-cell table:number-columns-repeated="2" table:style-name="ce296" office:value-type="float" office:value="1" calcext:value-type="float">
            <text:p>1</text:p>
          </table:table-cell>
          <table:table-cell table:style-name="ce341" office:value-type="float" office:value="0" calcext:value-type="float">
            <text:p>0</text:p>
          </table:table-cell>
          <table:table-cell/>
          <table:table-cell table:formula="of:=&quot;0b&quot;&amp;[.A151]&amp;[.B151]&amp;[.C151]&amp;[.D151]&amp;[.E151]&amp;[.F151]&amp;[.G151]&amp;[.H151]&amp;&quot;,&quot;" office:value-type="string" office:string-value="0b11111110," calcext:value-type="string">
            <text:p>0b11111110,</text:p>
          </table:table-cell>
          <table:table-cell table:number-columns-repeated="1014"/>
        </table:table-row>
        <table:table-row table:style-name="ro1">
          <table:table-cell table:style-name="ce60" office:value-type="float" office:value="0" calcext:value-type="float">
            <text:p>0</text:p>
          </table:table-cell>
          <table:table-cell table:number-columns-repeated="4" table:style-name="ce202" office:value-type="float" office:value="1" calcext:value-type="float">
            <text:p>1</text:p>
          </table:table-cell>
          <table:table-cell table:style-name="ce296" office:value-type="float" office:value="1" calcext:value-type="float">
            <text:p>1</text:p>
          </table:table-cell>
          <table:table-cell table:style-name="ce296" office:value-type="float" office:value="0" calcext:value-type="float">
            <text:p>0</text:p>
          </table:table-cell>
          <table:table-cell table:style-name="ce341" office:value-type="float" office:value="0" calcext:value-type="float">
            <text:p>0</text:p>
          </table:table-cell>
          <table:table-cell/>
          <table:table-cell table:formula="of:=&quot;0b&quot;&amp;[.A152]&amp;[.B152]&amp;[.C152]&amp;[.D152]&amp;[.E152]&amp;[.F152]&amp;[.G152]&amp;[.H152]&amp;&quot;,&quot;" office:value-type="string" office:string-value="0b01111100," calcext:value-type="string">
            <text:p>0b01111100,</text:p>
          </table:table-cell>
          <table:table-cell table:number-columns-repeated="1014"/>
        </table:table-row>
        <table:table-row table:style-name="ro1">
          <table:table-cell table:style-name="ce61" office:value-type="float" office:value="0" calcext:value-type="float">
            <text:p>0</text:p>
          </table:table-cell>
          <table:table-cell table:number-columns-repeated="6" table:style-name="ce203" office:value-type="float" office:value="0" calcext:value-type="float">
            <text:p>0</text:p>
          </table:table-cell>
          <table:table-cell table:style-name="ce342" office:value-type="float" office:value="0" calcext:value-type="float">
            <text:p>0</text:p>
          </table:table-cell>
          <table:table-cell/>
          <table:table-cell table:formula="of:=&quot;0b&quot;&amp;[.A153]&amp;[.B153]&amp;[.C153]&amp;[.D153]&amp;[.E153]&amp;[.F153]&amp;[.G153]&amp;[.H153]" office:value-type="string" office:string-value="0b00000000" calcext:value-type="string">
            <text:p>0b00000000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85" table:number-columns-repeated="6"/>
          <table:table-cell table:style-name="ce318"/>
          <table:table-cell/>
          <table:table-cell office:value-type="string" calcext:value-type="string">
            <text:p>},{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5"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314" office:value-type="float" office:value="0" calcext:value-type="float">
            <text:p>0</text:p>
          </table:table-cell>
          <table:table-cell/>
          <table:table-cell table:formula="of:=&quot;0b&quot;&amp;[.A155]&amp;[.B155]&amp;[.C155]&amp;[.D155]&amp;[.E155]&amp;[.F155]&amp;[.G155]&amp;[.H155]&amp;&quot;,&quot;" office:value-type="string" office:string-value="0b01111100," calcext:value-type="string">
            <text:p>0b01111100,</text:p>
          </table:table-cell>
          <table:table-cell table:number-columns-repeated="1014"/>
        </table:table-row>
        <table:table-row table:style-name="ro1">
          <table:table-cell table:style-name="ce62" office:value-type="float" office:value="1" calcext:value-type="float">
            <text:p>1</text:p>
          </table:table-cell>
          <table:table-cell table:number-columns-repeated="4" table:style-name="ce20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43" office:value-type="float" office:value="0" calcext:value-type="float">
            <text:p>0</text:p>
          </table:table-cell>
          <table:table-cell/>
          <table:table-cell table:formula="of:=&quot;0b&quot;&amp;[.A156]&amp;[.B156]&amp;[.C156]&amp;[.D156]&amp;[.E156]&amp;[.F156]&amp;[.G156]&amp;[.H156]&amp;&quot;,&quot;" office:value-type="string" office:string-value="0b11111110," calcext:value-type="string">
            <text:p>0b11111110,</text:p>
          </table:table-cell>
          <table:table-cell table:number-columns-repeated="1014"/>
        </table:table-row>
        <table:table-row table:style-name="ro1">
          <table:table-cell table:style-name="ce62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 table:number-columns-repeated="3" table:style-name="ce20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43" office:value-type="float" office:value="0" calcext:value-type="float">
            <text:p>0</text:p>
          </table:table-cell>
          <table:table-cell/>
          <table:table-cell table:formula="of:=&quot;0b&quot;&amp;[.A157]&amp;[.B157]&amp;[.C157]&amp;[.D157]&amp;[.E157]&amp;[.F157]&amp;[.G157]&amp;[.H157]&amp;&quot;,&quot;" office:value-type="string" office:string-value="0b11000110," calcext:value-type="string">
            <text:p>0b11000110,</text:p>
          </table:table-cell>
          <table:table-cell table:number-columns-repeated="1014"/>
        </table:table-row>
        <table:table-row table:style-name="ro1">
          <table:table-cell table:style-name="ce62" office:value-type="float" office:value="1" calcext:value-type="float">
            <text:p>1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3" table:style-name="ce23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43" office:value-type="float" office:value="0" calcext:value-type="float">
            <text:p>0</text:p>
          </table:table-cell>
          <table:table-cell/>
          <table:table-cell table:formula="of:=&quot;0b&quot;&amp;[.A158]&amp;[.B158]&amp;[.C158]&amp;[.D158]&amp;[.E158]&amp;[.F158]&amp;[.G158]&amp;[.H158]&amp;&quot;,&quot;" office:value-type="string" office:string-value="0b11000110," calcext:value-type="string">
            <text:p>0b11000110,</text:p>
          </table:table-cell>
          <table:table-cell table:number-columns-repeated="1014"/>
        </table:table-row>
        <table:table-row table:style-name="ro1">
          <table:table-cell table:style-name="ce62" office:value-type="float" office:value="1" calcext:value-type="float">
            <text:p>1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3" table:style-name="ce20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43" office:value-type="float" office:value="0" calcext:value-type="float">
            <text:p>0</text:p>
          </table:table-cell>
          <table:table-cell/>
          <table:table-cell table:formula="of:=&quot;0b&quot;&amp;[.A159]&amp;[.B159]&amp;[.C159]&amp;[.D159]&amp;[.E159]&amp;[.F159]&amp;[.G159]&amp;[.H159]&amp;&quot;,&quot;" office:value-type="string" office:string-value="0b11000110," calcext:value-type="string">
            <text:p>0b11000110,</text:p>
          </table:table-cell>
          <table:table-cell table:number-columns-repeated="1014"/>
        </table:table-row>
        <table:table-row table:style-name="ro1">
          <table:table-cell table:style-name="ce62" office:value-type="float" office:value="1" calcext:value-type="float">
            <text:p>1</text:p>
          </table:table-cell>
          <table:table-cell table:style-name="ce208" office:value-type="float" office:value="1" calcext:value-type="float">
            <text:p>1</text:p>
          </table:table-cell>
          <table:table-cell table:number-columns-repeated="3" table:style-name="ce20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43" office:value-type="float" office:value="0" calcext:value-type="float">
            <text:p>0</text:p>
          </table:table-cell>
          <table:table-cell/>
          <table:table-cell table:formula="of:=&quot;0b&quot;&amp;[.A160]&amp;[.B160]&amp;[.C160]&amp;[.D160]&amp;[.E160]&amp;[.F160]&amp;[.G160]&amp;[.H160]&amp;&quot;,&quot;" office:value-type="string" office:string-value="0b11000110," calcext:value-type="string">
            <text:p>0b11000110,</text:p>
          </table:table-cell>
          <table:table-cell table:number-columns-repeated="1014"/>
        </table:table-row>
        <table:table-row table:style-name="ro1">
          <table:table-cell table:style-name="ce62" office:value-type="float" office:value="1" calcext:value-type="float">
            <text:p>1</text:p>
          </table:table-cell>
          <table:table-cell table:number-columns-repeated="4" table:style-name="ce20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43" office:value-type="float" office:value="0" calcext:value-type="float">
            <text:p>0</text:p>
          </table:table-cell>
          <table:table-cell/>
          <table:table-cell table:formula="of:=&quot;0b&quot;&amp;[.A161]&amp;[.B161]&amp;[.C161]&amp;[.D161]&amp;[.E161]&amp;[.F161]&amp;[.G161]&amp;[.H161]&amp;&quot;,&quot;" office:value-type="string" office:string-value="0b11111110," calcext:value-type="string">
            <text:p>0b11111110,</text:p>
          </table:table-cell>
          <table:table-cell table:number-columns-repeated="1014"/>
        </table:table-row>
        <table:table-row table:style-name="ro1">
          <table:table-cell table:style-name="ce62" office:value-type="float" office:value="0" calcext:value-type="float">
            <text:p>0</text:p>
          </table:table-cell>
          <table:table-cell table:number-columns-repeated="4" table:style-name="ce21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43" office:value-type="float" office:value="0" calcext:value-type="float">
            <text:p>0</text:p>
          </table:table-cell>
          <table:table-cell/>
          <table:table-cell table:formula="of:=&quot;0b&quot;&amp;[.A162]&amp;[.B162]&amp;[.C162]&amp;[.D162]&amp;[.E162]&amp;[.F162]&amp;[.G162]&amp;[.H162]&amp;&quot;,&quot;" office:value-type="string" office:string-value="0b01111110," calcext:value-type="string">
            <text:p>0b01111110,</text:p>
          </table:table-cell>
          <table:table-cell table:number-columns-repeated="1014"/>
        </table:table-row>
        <table:table-row table:style-name="ro1">
          <table:table-cell table:style-name="ce62" office:value-type="float" office:value="0" calcext:value-type="float">
            <text:p>0</text:p>
          </table:table-cell>
          <table:table-cell table:number-columns-repeated="4" table:style-name="ce2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43" office:value-type="float" office:value="0" calcext:value-type="float">
            <text:p>0</text:p>
          </table:table-cell>
          <table:table-cell/>
          <table:table-cell table:formula="of:=&quot;0b&quot;&amp;[.A163]&amp;[.B163]&amp;[.C163]&amp;[.D163]&amp;[.E163]&amp;[.F163]&amp;[.G163]&amp;[.H163]&amp;&quot;,&quot;" office:value-type="string" office:string-value="0b00000110," calcext:value-type="string">
            <text:p>0b00000110,</text:p>
          </table:table-cell>
          <table:table-cell table:number-columns-repeated="1014"/>
        </table:table-row>
        <table:table-row table:style-name="ro1">
          <table:table-cell table:style-name="ce62" office:value-type="float" office:value="0" calcext:value-type="float">
            <text:p>0</text:p>
          </table:table-cell>
          <table:table-cell table:number-columns-repeated="4" table:style-name="ce2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43" office:value-type="float" office:value="0" calcext:value-type="float">
            <text:p>0</text:p>
          </table:table-cell>
          <table:table-cell/>
          <table:table-cell table:formula="of:=&quot;0b&quot;&amp;[.A164]&amp;[.B164]&amp;[.C164]&amp;[.D164]&amp;[.E164]&amp;[.F164]&amp;[.G164]&amp;[.H164]&amp;&quot;,&quot;" office:value-type="string" office:string-value="0b00000110," calcext:value-type="string">
            <text:p>0b00000110,</text:p>
          </table:table-cell>
          <table:table-cell table:number-columns-repeated="1014"/>
        </table:table-row>
        <table:table-row table:style-name="ro1">
          <table:table-cell table:style-name="ce63" office:value-type="float" office:value="0" calcext:value-type="float">
            <text:p>0</text:p>
          </table:table-cell>
          <table:table-cell table:number-columns-repeated="2" table:style-name="ce213" office:value-type="float" office:value="0" calcext:value-type="float">
            <text:p>0</text:p>
          </table:table-cell>
          <table:table-cell table:number-columns-repeated="2" table:style-name="ce25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43" office:value-type="float" office:value="0" calcext:value-type="float">
            <text:p>0</text:p>
          </table:table-cell>
          <table:table-cell/>
          <table:table-cell table:formula="of:=&quot;0b&quot;&amp;[.A165]&amp;[.B165]&amp;[.C165]&amp;[.D165]&amp;[.E165]&amp;[.F165]&amp;[.G165]&amp;[.H165]&amp;&quot;,&quot;" office:value-type="string" office:string-value="0b00000110," calcext:value-type="string">
            <text:p>0b00000110,</text:p>
          </table:table-cell>
          <table:table-cell table:number-columns-repeated="1014"/>
        </table:table-row>
        <table:table-row table:style-name="ro1">
          <table:table-cell table:style-name="ce62" office:value-type="float" office:value="0" calcext:value-type="float">
            <text:p>0</text:p>
          </table:table-cell>
          <table:table-cell table:number-columns-repeated="4" table:style-name="ce2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43" office:value-type="float" office:value="0" calcext:value-type="float">
            <text:p>0</text:p>
          </table:table-cell>
          <table:table-cell/>
          <table:table-cell table:formula="of:=&quot;0b&quot;&amp;[.A166]&amp;[.B166]&amp;[.C166]&amp;[.D166]&amp;[.E166]&amp;[.F166]&amp;[.G166]&amp;[.H166]&amp;&quot;,&quot;" office:value-type="string" office:string-value="0b00000110," calcext:value-type="string">
            <text:p>0b00000110,</text:p>
          </table:table-cell>
          <table:table-cell table:number-columns-repeated="1014"/>
        </table:table-row>
        <table:table-row table:style-name="ro1">
          <table:table-cell table:style-name="ce64" office:value-type="float" office:value="0" calcext:value-type="float">
            <text:p>0</text:p>
          </table:table-cell>
          <table:table-cell table:number-columns-repeated="4" table:style-name="ce2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43" office:value-type="float" office:value="0" calcext:value-type="float">
            <text:p>0</text:p>
          </table:table-cell>
          <table:table-cell/>
          <table:table-cell table:formula="of:=&quot;0b&quot;&amp;[.A167]&amp;[.B167]&amp;[.C167]&amp;[.D167]&amp;[.E167]&amp;[.F167]&amp;[.G167]&amp;[.H167]&amp;&quot;,&quot;" office:value-type="string" office:string-value="0b00000110," calcext:value-type="string">
            <text:p>0b00000110,</text:p>
          </table:table-cell>
          <table:table-cell table:number-columns-repeated="1014"/>
        </table:table-row>
        <table:table-row table:style-name="ro1">
          <table:table-cell table:style-name="ce65" office:value-type="float" office:value="0" calcext:value-type="float">
            <text:p>0</text:p>
          </table:table-cell>
          <table:table-cell table:number-columns-repeated="4" table:style-name="ce21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43" office:value-type="float" office:value="0" calcext:value-type="float">
            <text:p>0</text:p>
          </table:table-cell>
          <table:table-cell/>
          <table:table-cell table:formula="of:=&quot;0b&quot;&amp;[.A168]&amp;[.B168]&amp;[.C168]&amp;[.D168]&amp;[.E168]&amp;[.F168]&amp;[.G168]&amp;[.H168]&amp;&quot;,&quot;" office:value-type="string" office:string-value="0b01111110," calcext:value-type="string">
            <text:p>0b01111110,</text:p>
          </table:table-cell>
          <table:table-cell table:number-columns-repeated="1014"/>
        </table:table-row>
        <table:table-row table:style-name="ro1">
          <table:table-cell table:style-name="ce66" office:value-type="float" office:value="0" calcext:value-type="float">
            <text:p>0</text:p>
          </table:table-cell>
          <table:table-cell table:number-columns-repeated="4" table:style-name="ce21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43" office:value-type="float" office:value="0" calcext:value-type="float">
            <text:p>0</text:p>
          </table:table-cell>
          <table:table-cell/>
          <table:table-cell table:formula="of:=&quot;0b&quot;&amp;[.A169]&amp;[.B169]&amp;[.C169]&amp;[.D169]&amp;[.E169]&amp;[.F169]&amp;[.G169]&amp;[.H169]&amp;&quot;,&quot;" office:value-type="string" office:string-value="0b01111100," calcext:value-type="string">
            <text:p>0b01111100,</text:p>
          </table:table-cell>
          <table:table-cell table:number-columns-repeated="1014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number-columns-repeated="6" table:style-name="ce85" office:value-type="float" office:value="0" calcext:value-type="float">
            <text:p>0</text:p>
          </table:table-cell>
          <table:table-cell table:style-name="ce318" office:value-type="float" office:value="0" calcext:value-type="float">
            <text:p>0</text:p>
          </table:table-cell>
          <table:table-cell/>
          <table:table-cell table:formula="of:=&quot;0b&quot;&amp;[.A170]&amp;[.B170]&amp;[.C170]&amp;[.D170]&amp;[.E170]&amp;[.F170]&amp;[.G170]&amp;[.H170]" office:value-type="string" office:string-value="0b00000000" calcext:value-type="string">
            <text:p>0b00000000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}}</text:p>
          </table:table-cell>
          <table:table-cell table:number-columns-repeated="1014"/>
        </table:table-row>
        <table:table-row table:style-name="ro1" table:number-rows-repeated="104840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Number font'.H154:'Number font'.H1048576 'Number font'.A1:'Number font'.H1 'Number font'.A154:'Number font'.G155 'Number font'.A35:'Number font'.H35 'Number font'.C46:'Number font'.F52 'Number font'.A86:'Number font'.H86 'Number font'.A170:'Number font'.G1048576 'Number font'.A166:'Number font'.A166 'Number font'.F156:'Number font'.G169 'Number font'.A137:'Number font'.H137 'Number font'.A120:'Number font'.H120 'Number font'.H103:'Number font'.H103 'Number font'.A97:'Number font'.D103 'Number font'.F69:'Number font'.H69 'Number font'.E54:'Number font'.E69 'Number font'.G52:'Number font'.H52 'Number font'.A3:'Number font'.H18 'Number font'.A54:'Number font'.C55 'Number font'.A63:'Number font'.D69 'Number font'.A37:'Number font'.A40 'Number font'.A42:'Number font'.B52 'Number font'.E38:'Number font'.F44 'Number font'.C42:'Number font'.D44 'Number font'.D54:'Number font'.D57 'Number font'.A59:'Number font'.D61 'Number font'.D88:'Number font'.G91 'Number font'.E93:'Number font'.G103 'Number font'.A88:'Number font'.C95 'Number font'.D93:'Number font'.D95 'Number font'.A156:'Number font'.A164">
            <calcext:condition calcext:apply-style-name="無題1" calcext:value="=1" calcext:base-cell-address="'Number font'.A1"/>
          </calcext:conditional-format>
          <calcext:conditional-format calcext:target-range-address="'Number font'.B156:'Number font'.E156">
            <calcext:condition calcext:apply-style-name="無題1" calcext:value="=1" calcext:base-cell-address="'Number font'.B156"/>
          </calcext:conditional-format>
          <calcext:conditional-format calcext:target-range-address="'Number font'.B157:'Number font'.E157">
            <calcext:condition calcext:apply-style-name="無題1" calcext:value="=1" calcext:base-cell-address="'Number font'.B157"/>
          </calcext:conditional-format>
          <calcext:conditional-format calcext:target-range-address="'Number font'.B158:'Number font'.B158">
            <calcext:condition calcext:apply-style-name="無題1" calcext:value="=1" calcext:base-cell-address="'Number font'.B158"/>
          </calcext:conditional-format>
          <calcext:conditional-format calcext:target-range-address="'Number font'.B159:'Number font'.E159">
            <calcext:condition calcext:apply-style-name="無題1" calcext:value="=1" calcext:base-cell-address="'Number font'.B159"/>
          </calcext:conditional-format>
          <calcext:conditional-format calcext:target-range-address="'Number font'.B160:'Number font'.E160">
            <calcext:condition calcext:apply-style-name="無題1" calcext:value="=1" calcext:base-cell-address="'Number font'.B160"/>
          </calcext:conditional-format>
          <calcext:conditional-format calcext:target-range-address="'Number font'.B161:'Number font'.E161">
            <calcext:condition calcext:apply-style-name="無題1" calcext:value="=1" calcext:base-cell-address="'Number font'.B161"/>
          </calcext:conditional-format>
          <calcext:conditional-format calcext:target-range-address="'Number font'.B162:'Number font'.E162">
            <calcext:condition calcext:apply-style-name="無題1" calcext:value="=1" calcext:base-cell-address="'Number font'.B162"/>
          </calcext:conditional-format>
          <calcext:conditional-format calcext:target-range-address="'Number font'.B163:'Number font'.E163">
            <calcext:condition calcext:apply-style-name="無題1" calcext:value="=1" calcext:base-cell-address="'Number font'.B163"/>
          </calcext:conditional-format>
          <calcext:conditional-format calcext:target-range-address="'Number font'.B164:'Number font'.E164">
            <calcext:condition calcext:apply-style-name="無題1" calcext:value="=1" calcext:base-cell-address="'Number font'.B164"/>
          </calcext:conditional-format>
          <calcext:conditional-format calcext:target-range-address="'Number font'.D165:'Number font'.E165">
            <calcext:condition calcext:apply-style-name="無題1" calcext:value="=1" calcext:base-cell-address="'Number font'.D165"/>
          </calcext:conditional-format>
          <calcext:conditional-format calcext:target-range-address="'Number font'.B166:'Number font'.E166">
            <calcext:condition calcext:apply-style-name="無題1" calcext:value="=1" calcext:base-cell-address="'Number font'.B166"/>
          </calcext:conditional-format>
          <calcext:conditional-format calcext:target-range-address="'Number font'.B167:'Number font'.E167">
            <calcext:condition calcext:apply-style-name="無題1" calcext:value="=1" calcext:base-cell-address="'Number font'.B167"/>
          </calcext:conditional-format>
          <calcext:conditional-format calcext:target-range-address="'Number font'.B168:'Number font'.E168">
            <calcext:condition calcext:apply-style-name="無題1" calcext:value="=1" calcext:base-cell-address="'Number font'.B168"/>
          </calcext:conditional-format>
          <calcext:conditional-format calcext:target-range-address="'Number font'.B169:'Number font'.E169">
            <calcext:condition calcext:apply-style-name="無題1" calcext:value="=1" calcext:base-cell-address="'Number font'.B169"/>
          </calcext:conditional-format>
          <calcext:conditional-format calcext:target-range-address="'Number font'.A167:'Number font'.A167">
            <calcext:condition calcext:apply-style-name="無題1" calcext:value="=1" calcext:base-cell-address="'Number font'.A167"/>
          </calcext:conditional-format>
          <calcext:conditional-format calcext:target-range-address="'Number font'.A168:'Number font'.A168">
            <calcext:condition calcext:apply-style-name="無題1" calcext:value="=1" calcext:base-cell-address="'Number font'.A168"/>
          </calcext:conditional-format>
          <calcext:conditional-format calcext:target-range-address="'Number font'.A169:'Number font'.A169">
            <calcext:condition calcext:apply-style-name="無題1" calcext:value="=1" calcext:base-cell-address="'Number font'.A169"/>
          </calcext:conditional-format>
          <calcext:conditional-format calcext:target-range-address="'Number font'.H138:'Number font'.H153 'Number font'.A138:'Number font'.G138 'Number font'.A153:'Number font'.G153 'Number font'.A139:'Number font'.A149 'Number font'.F139:'Number font'.G152">
            <calcext:condition calcext:apply-style-name="無題1" calcext:value="=1" calcext:base-cell-address="'Number font'.A138"/>
          </calcext:conditional-format>
          <calcext:conditional-format calcext:target-range-address="'Number font'.B139:'Number font'.E139">
            <calcext:condition calcext:apply-style-name="無題1" calcext:value="=1" calcext:base-cell-address="'Number font'.B139"/>
          </calcext:conditional-format>
          <calcext:conditional-format calcext:target-range-address="'Number font'.B140:'Number font'.E140">
            <calcext:condition calcext:apply-style-name="無題1" calcext:value="=1" calcext:base-cell-address="'Number font'.B140"/>
          </calcext:conditional-format>
          <calcext:conditional-format calcext:target-range-address="'Number font'.B141:'Number font'.B141">
            <calcext:condition calcext:apply-style-name="無題1" calcext:value="=1" calcext:base-cell-address="'Number font'.B141"/>
          </calcext:conditional-format>
          <calcext:conditional-format calcext:target-range-address="'Number font'.B142:'Number font'.E142">
            <calcext:condition calcext:apply-style-name="無題1" calcext:value="=1" calcext:base-cell-address="'Number font'.B142"/>
          </calcext:conditional-format>
          <calcext:conditional-format calcext:target-range-address="'Number font'.B143:'Number font'.E143">
            <calcext:condition calcext:apply-style-name="無題1" calcext:value="=1" calcext:base-cell-address="'Number font'.B143"/>
          </calcext:conditional-format>
          <calcext:conditional-format calcext:target-range-address="'Number font'.B144:'Number font'.E144">
            <calcext:condition calcext:apply-style-name="無題1" calcext:value="=1" calcext:base-cell-address="'Number font'.B144"/>
          </calcext:conditional-format>
          <calcext:conditional-format calcext:target-range-address="'Number font'.B145:'Number font'.E145">
            <calcext:condition calcext:apply-style-name="無題1" calcext:value="=1" calcext:base-cell-address="'Number font'.B145"/>
          </calcext:conditional-format>
          <calcext:conditional-format calcext:target-range-address="'Number font'.B146:'Number font'.E146">
            <calcext:condition calcext:apply-style-name="無題1" calcext:value="=1" calcext:base-cell-address="'Number font'.B146"/>
          </calcext:conditional-format>
          <calcext:conditional-format calcext:target-range-address="'Number font'.B147:'Number font'.E147">
            <calcext:condition calcext:apply-style-name="無題1" calcext:value="=1" calcext:base-cell-address="'Number font'.B147"/>
          </calcext:conditional-format>
          <calcext:conditional-format calcext:target-range-address="'Number font'.B148:'Number font'.E148">
            <calcext:condition calcext:apply-style-name="無題1" calcext:value="=1" calcext:base-cell-address="'Number font'.B148"/>
          </calcext:conditional-format>
          <calcext:conditional-format calcext:target-range-address="'Number font'.B149:'Number font'.B149">
            <calcext:condition calcext:apply-style-name="無題1" calcext:value="=1" calcext:base-cell-address="'Number font'.B149"/>
          </calcext:conditional-format>
          <calcext:conditional-format calcext:target-range-address="'Number font'.B150:'Number font'.E150">
            <calcext:condition calcext:apply-style-name="無題1" calcext:value="=1" calcext:base-cell-address="'Number font'.B150"/>
          </calcext:conditional-format>
          <calcext:conditional-format calcext:target-range-address="'Number font'.B151:'Number font'.E151">
            <calcext:condition calcext:apply-style-name="無題1" calcext:value="=1" calcext:base-cell-address="'Number font'.B151"/>
          </calcext:conditional-format>
          <calcext:conditional-format calcext:target-range-address="'Number font'.B152:'Number font'.E152">
            <calcext:condition calcext:apply-style-name="無題1" calcext:value="=1" calcext:base-cell-address="'Number font'.B152"/>
          </calcext:conditional-format>
          <calcext:conditional-format calcext:target-range-address="'Number font'.A150:'Number font'.A150">
            <calcext:condition calcext:apply-style-name="無題1" calcext:value="=1" calcext:base-cell-address="'Number font'.A150"/>
          </calcext:conditional-format>
          <calcext:conditional-format calcext:target-range-address="'Number font'.A151:'Number font'.A151">
            <calcext:condition calcext:apply-style-name="無題1" calcext:value="=1" calcext:base-cell-address="'Number font'.A151"/>
          </calcext:conditional-format>
          <calcext:conditional-format calcext:target-range-address="'Number font'.A152:'Number font'.A152">
            <calcext:condition calcext:apply-style-name="無題1" calcext:value="=1" calcext:base-cell-address="'Number font'.A152"/>
          </calcext:conditional-format>
          <calcext:conditional-format calcext:target-range-address="'Number font'.H121:'Number font'.H136 'Number font'.A121:'Number font'.G121 'Number font'.A136:'Number font'.G136 'Number font'.A122:'Number font'.A132 'Number font'.F122:'Number font'.G135">
            <calcext:condition calcext:apply-style-name="無題1" calcext:value="=1" calcext:base-cell-address="'Number font'.A121"/>
          </calcext:conditional-format>
          <calcext:conditional-format calcext:target-range-address="'Number font'.B122:'Number font'.E122">
            <calcext:condition calcext:apply-style-name="無題1" calcext:value="=1" calcext:base-cell-address="'Number font'.B122"/>
          </calcext:conditional-format>
          <calcext:conditional-format calcext:target-range-address="'Number font'.B123:'Number font'.E123">
            <calcext:condition calcext:apply-style-name="無題1" calcext:value="=1" calcext:base-cell-address="'Number font'.B123"/>
          </calcext:conditional-format>
          <calcext:conditional-format calcext:target-range-address="'Number font'.B124:'Number font'.E124">
            <calcext:condition calcext:apply-style-name="無題1" calcext:value="=1" calcext:base-cell-address="'Number font'.B124"/>
          </calcext:conditional-format>
          <calcext:conditional-format calcext:target-range-address="'Number font'.B125:'Number font'.E125">
            <calcext:condition calcext:apply-style-name="無題1" calcext:value="=1" calcext:base-cell-address="'Number font'.B125"/>
          </calcext:conditional-format>
          <calcext:conditional-format calcext:target-range-address="'Number font'.B126:'Number font'.E126">
            <calcext:condition calcext:apply-style-name="無題1" calcext:value="=1" calcext:base-cell-address="'Number font'.B126"/>
          </calcext:conditional-format>
          <calcext:conditional-format calcext:target-range-address="'Number font'.B127:'Number font'.E127">
            <calcext:condition calcext:apply-style-name="無題1" calcext:value="=1" calcext:base-cell-address="'Number font'.B127"/>
          </calcext:conditional-format>
          <calcext:conditional-format calcext:target-range-address="'Number font'.B128:'Number font'.E128">
            <calcext:condition calcext:apply-style-name="無題1" calcext:value="=1" calcext:base-cell-address="'Number font'.B128"/>
          </calcext:conditional-format>
          <calcext:conditional-format calcext:target-range-address="'Number font'.B129:'Number font'.E129">
            <calcext:condition calcext:apply-style-name="無題1" calcext:value="=1" calcext:base-cell-address="'Number font'.B129"/>
          </calcext:conditional-format>
          <calcext:conditional-format calcext:target-range-address="'Number font'.B130:'Number font'.E130">
            <calcext:condition calcext:apply-style-name="無題1" calcext:value="=1" calcext:base-cell-address="'Number font'.B130"/>
          </calcext:conditional-format>
          <calcext:conditional-format calcext:target-range-address="'Number font'.B131:'Number font'.E131">
            <calcext:condition calcext:apply-style-name="無題1" calcext:value="=1" calcext:base-cell-address="'Number font'.B131"/>
          </calcext:conditional-format>
          <calcext:conditional-format calcext:target-range-address="'Number font'.B132:'Number font'.E132">
            <calcext:condition calcext:apply-style-name="無題1" calcext:value="=1" calcext:base-cell-address="'Number font'.B132"/>
          </calcext:conditional-format>
          <calcext:conditional-format calcext:target-range-address="'Number font'.B133:'Number font'.E133">
            <calcext:condition calcext:apply-style-name="無題1" calcext:value="=1" calcext:base-cell-address="'Number font'.B133"/>
          </calcext:conditional-format>
          <calcext:conditional-format calcext:target-range-address="'Number font'.B134:'Number font'.E134">
            <calcext:condition calcext:apply-style-name="無題1" calcext:value="=1" calcext:base-cell-address="'Number font'.B134"/>
          </calcext:conditional-format>
          <calcext:conditional-format calcext:target-range-address="'Number font'.B135:'Number font'.E135">
            <calcext:condition calcext:apply-style-name="無題1" calcext:value="=1" calcext:base-cell-address="'Number font'.B135"/>
          </calcext:conditional-format>
          <calcext:conditional-format calcext:target-range-address="'Number font'.A133:'Number font'.A133">
            <calcext:condition calcext:apply-style-name="無題1" calcext:value="=1" calcext:base-cell-address="'Number font'.A133"/>
          </calcext:conditional-format>
          <calcext:conditional-format calcext:target-range-address="'Number font'.A134:'Number font'.A134">
            <calcext:condition calcext:apply-style-name="無題1" calcext:value="=1" calcext:base-cell-address="'Number font'.A134"/>
          </calcext:conditional-format>
          <calcext:conditional-format calcext:target-range-address="'Number font'.A135:'Number font'.A135">
            <calcext:condition calcext:apply-style-name="無題1" calcext:value="=1" calcext:base-cell-address="'Number font'.A135"/>
          </calcext:conditional-format>
          <calcext:conditional-format calcext:target-range-address="'Number font'.H104:'Number font'.H119 'Number font'.A104:'Number font'.G104 'Number font'.A119:'Number font'.G119 'Number font'.A105:'Number font'.A115 'Number font'.F110:'Number font'.G118 'Number font'.F105:'Number font'.G108">
            <calcext:condition calcext:apply-style-name="無題1" calcext:value="=1" calcext:base-cell-address="'Number font'.A104"/>
          </calcext:conditional-format>
          <calcext:conditional-format calcext:target-range-address="'Number font'.B105:'Number font'.E105">
            <calcext:condition calcext:apply-style-name="無題1" calcext:value="=1" calcext:base-cell-address="'Number font'.B105"/>
          </calcext:conditional-format>
          <calcext:conditional-format calcext:target-range-address="'Number font'.B106:'Number font'.E106">
            <calcext:condition calcext:apply-style-name="無題1" calcext:value="=1" calcext:base-cell-address="'Number font'.B106"/>
          </calcext:conditional-format>
          <calcext:conditional-format calcext:target-range-address="'Number font'.B107:'Number font'.E107">
            <calcext:condition calcext:apply-style-name="無題1" calcext:value="=1" calcext:base-cell-address="'Number font'.B107"/>
          </calcext:conditional-format>
          <calcext:conditional-format calcext:target-range-address="'Number font'.B108:'Number font'.E108">
            <calcext:condition calcext:apply-style-name="無題1" calcext:value="=1" calcext:base-cell-address="'Number font'.B108"/>
          </calcext:conditional-format>
          <calcext:conditional-format calcext:target-range-address="'Number font'.B109:'Number font'.C109">
            <calcext:condition calcext:apply-style-name="無題1" calcext:value="=1" calcext:base-cell-address="'Number font'.B109"/>
          </calcext:conditional-format>
          <calcext:conditional-format calcext:target-range-address="'Number font'.B110:'Number font'.E110">
            <calcext:condition calcext:apply-style-name="無題1" calcext:value="=1" calcext:base-cell-address="'Number font'.B110"/>
          </calcext:conditional-format>
          <calcext:conditional-format calcext:target-range-address="'Number font'.B111:'Number font'.E111">
            <calcext:condition calcext:apply-style-name="無題1" calcext:value="=1" calcext:base-cell-address="'Number font'.B111"/>
          </calcext:conditional-format>
          <calcext:conditional-format calcext:target-range-address="'Number font'.B112:'Number font'.E112">
            <calcext:condition calcext:apply-style-name="無題1" calcext:value="=1" calcext:base-cell-address="'Number font'.B112"/>
          </calcext:conditional-format>
          <calcext:conditional-format calcext:target-range-address="'Number font'.B113:'Number font'.E113">
            <calcext:condition calcext:apply-style-name="無題1" calcext:value="=1" calcext:base-cell-address="'Number font'.B113"/>
          </calcext:conditional-format>
          <calcext:conditional-format calcext:target-range-address="'Number font'.B114:'Number font'.E114">
            <calcext:condition calcext:apply-style-name="無題1" calcext:value="=1" calcext:base-cell-address="'Number font'.B114"/>
          </calcext:conditional-format>
          <calcext:conditional-format calcext:target-range-address="'Number font'.B115:'Number font'.E115">
            <calcext:condition calcext:apply-style-name="無題1" calcext:value="=1" calcext:base-cell-address="'Number font'.B115"/>
          </calcext:conditional-format>
          <calcext:conditional-format calcext:target-range-address="'Number font'.B116:'Number font'.E116">
            <calcext:condition calcext:apply-style-name="無題1" calcext:value="=1" calcext:base-cell-address="'Number font'.B116"/>
          </calcext:conditional-format>
          <calcext:conditional-format calcext:target-range-address="'Number font'.B117:'Number font'.E117">
            <calcext:condition calcext:apply-style-name="無題1" calcext:value="=1" calcext:base-cell-address="'Number font'.B117"/>
          </calcext:conditional-format>
          <calcext:conditional-format calcext:target-range-address="'Number font'.B118:'Number font'.E118">
            <calcext:condition calcext:apply-style-name="無題1" calcext:value="=1" calcext:base-cell-address="'Number font'.B118"/>
          </calcext:conditional-format>
          <calcext:conditional-format calcext:target-range-address="'Number font'.A116:'Number font'.A116">
            <calcext:condition calcext:apply-style-name="無題1" calcext:value="=1" calcext:base-cell-address="'Number font'.A116"/>
          </calcext:conditional-format>
          <calcext:conditional-format calcext:target-range-address="'Number font'.A117:'Number font'.A117">
            <calcext:condition calcext:apply-style-name="無題1" calcext:value="=1" calcext:base-cell-address="'Number font'.A117"/>
          </calcext:conditional-format>
          <calcext:conditional-format calcext:target-range-address="'Number font'.A118:'Number font'.A118">
            <calcext:condition calcext:apply-style-name="無題1" calcext:value="=1" calcext:base-cell-address="'Number font'.A118"/>
          </calcext:conditional-format>
          <calcext:conditional-format calcext:target-range-address="'Number font'.H87:'Number font'.H102 'Number font'.A87:'Number font'.G87 'Number font'.A102:'Number font'.G102 'Number font'.A97:'Number font'.A98 'Number font'.F93:'Number font'.G101 'Number font'.F88:'Number font'.G91 'Number font'.A88:'Number font'.A95">
            <calcext:condition calcext:apply-style-name="無題1" calcext:value="=1" calcext:base-cell-address="'Number font'.A87"/>
          </calcext:conditional-format>
          <calcext:conditional-format calcext:target-range-address="'Number font'.B88:'Number font'.E88">
            <calcext:condition calcext:apply-style-name="無題1" calcext:value="=1" calcext:base-cell-address="'Number font'.B88"/>
          </calcext:conditional-format>
          <calcext:conditional-format calcext:target-range-address="'Number font'.B89:'Number font'.E89">
            <calcext:condition calcext:apply-style-name="無題1" calcext:value="=1" calcext:base-cell-address="'Number font'.B89"/>
          </calcext:conditional-format>
          <calcext:conditional-format calcext:target-range-address="'Number font'.B90:'Number font'.E90">
            <calcext:condition calcext:apply-style-name="無題1" calcext:value="=1" calcext:base-cell-address="'Number font'.B90"/>
          </calcext:conditional-format>
          <calcext:conditional-format calcext:target-range-address="'Number font'.B91:'Number font'.E91">
            <calcext:condition calcext:apply-style-name="無題1" calcext:value="=1" calcext:base-cell-address="'Number font'.B91"/>
          </calcext:conditional-format>
          <calcext:conditional-format calcext:target-range-address="'Number font'.B92:'Number font'.C92">
            <calcext:condition calcext:apply-style-name="無題1" calcext:value="=1" calcext:base-cell-address="'Number font'.B92"/>
          </calcext:conditional-format>
          <calcext:conditional-format calcext:target-range-address="'Number font'.B93:'Number font'.E93">
            <calcext:condition calcext:apply-style-name="無題1" calcext:value="=1" calcext:base-cell-address="'Number font'.B93"/>
          </calcext:conditional-format>
          <calcext:conditional-format calcext:target-range-address="'Number font'.B94:'Number font'.E94">
            <calcext:condition calcext:apply-style-name="無題1" calcext:value="=1" calcext:base-cell-address="'Number font'.B94"/>
          </calcext:conditional-format>
          <calcext:conditional-format calcext:target-range-address="'Number font'.B95:'Number font'.E95">
            <calcext:condition calcext:apply-style-name="無題1" calcext:value="=1" calcext:base-cell-address="'Number font'.B95"/>
          </calcext:conditional-format>
          <calcext:conditional-format calcext:target-range-address="'Number font'.E96:'Number font'.E96">
            <calcext:condition calcext:apply-style-name="無題1" calcext:value="=1" calcext:base-cell-address="'Number font'.E96"/>
          </calcext:conditional-format>
          <calcext:conditional-format calcext:target-range-address="'Number font'.B97:'Number font'.E97">
            <calcext:condition calcext:apply-style-name="無題1" calcext:value="=1" calcext:base-cell-address="'Number font'.B97"/>
          </calcext:conditional-format>
          <calcext:conditional-format calcext:target-range-address="'Number font'.B98:'Number font'.E98">
            <calcext:condition calcext:apply-style-name="無題1" calcext:value="=1" calcext:base-cell-address="'Number font'.B98"/>
          </calcext:conditional-format>
          <calcext:conditional-format calcext:target-range-address="'Number font'.B99:'Number font'.E99">
            <calcext:condition calcext:apply-style-name="無題1" calcext:value="=1" calcext:base-cell-address="'Number font'.B99"/>
          </calcext:conditional-format>
          <calcext:conditional-format calcext:target-range-address="'Number font'.B100:'Number font'.E100">
            <calcext:condition calcext:apply-style-name="無題1" calcext:value="=1" calcext:base-cell-address="'Number font'.B100"/>
          </calcext:conditional-format>
          <calcext:conditional-format calcext:target-range-address="'Number font'.B101:'Number font'.E101">
            <calcext:condition calcext:apply-style-name="無題1" calcext:value="=1" calcext:base-cell-address="'Number font'.B101"/>
          </calcext:conditional-format>
          <calcext:conditional-format calcext:target-range-address="'Number font'.A99:'Number font'.A99">
            <calcext:condition calcext:apply-style-name="無題1" calcext:value="=1" calcext:base-cell-address="'Number font'.A99"/>
          </calcext:conditional-format>
          <calcext:conditional-format calcext:target-range-address="'Number font'.A100:'Number font'.A100">
            <calcext:condition calcext:apply-style-name="無題1" calcext:value="=1" calcext:base-cell-address="'Number font'.A100"/>
          </calcext:conditional-format>
          <calcext:conditional-format calcext:target-range-address="'Number font'.A101:'Number font'.A101">
            <calcext:condition calcext:apply-style-name="無題1" calcext:value="=1" calcext:base-cell-address="'Number font'.A101"/>
          </calcext:conditional-format>
          <calcext:conditional-format calcext:target-range-address="'Number font'.H70:'Number font'.H85 'Number font'.A70:'Number font'.G70 'Number font'.A85:'Number font'.G85 'Number font'.A71:'Number font'.A81 'Number font'.F71:'Number font'.G84">
            <calcext:condition calcext:apply-style-name="無題1" calcext:value="=1" calcext:base-cell-address="'Number font'.A70"/>
          </calcext:conditional-format>
          <calcext:conditional-format calcext:target-range-address="'Number font'.B71:'Number font'.E71">
            <calcext:condition calcext:apply-style-name="無題1" calcext:value="=1" calcext:base-cell-address="'Number font'.B71"/>
          </calcext:conditional-format>
          <calcext:conditional-format calcext:target-range-address="'Number font'.B72:'Number font'.E72">
            <calcext:condition calcext:apply-style-name="無題1" calcext:value="=1" calcext:base-cell-address="'Number font'.B72"/>
          </calcext:conditional-format>
          <calcext:conditional-format calcext:target-range-address="'Number font'.B73:'Number font'.E73">
            <calcext:condition calcext:apply-style-name="無題1" calcext:value="=1" calcext:base-cell-address="'Number font'.B73"/>
          </calcext:conditional-format>
          <calcext:conditional-format calcext:target-range-address="'Number font'.B74:'Number font'.E74">
            <calcext:condition calcext:apply-style-name="無題1" calcext:value="=1" calcext:base-cell-address="'Number font'.B74"/>
          </calcext:conditional-format>
          <calcext:conditional-format calcext:target-range-address="'Number font'.B75:'Number font'.E75">
            <calcext:condition calcext:apply-style-name="無題1" calcext:value="=1" calcext:base-cell-address="'Number font'.B75"/>
          </calcext:conditional-format>
          <calcext:conditional-format calcext:target-range-address="'Number font'.B76:'Number font'.E76">
            <calcext:condition calcext:apply-style-name="無題1" calcext:value="=1" calcext:base-cell-address="'Number font'.B76"/>
          </calcext:conditional-format>
          <calcext:conditional-format calcext:target-range-address="'Number font'.B77:'Number font'.E77">
            <calcext:condition calcext:apply-style-name="無題1" calcext:value="=1" calcext:base-cell-address="'Number font'.B77"/>
          </calcext:conditional-format>
          <calcext:conditional-format calcext:target-range-address="'Number font'.B78:'Number font'.E78">
            <calcext:condition calcext:apply-style-name="無題1" calcext:value="=1" calcext:base-cell-address="'Number font'.B78"/>
          </calcext:conditional-format>
          <calcext:conditional-format calcext:target-range-address="'Number font'.B79:'Number font'.E79">
            <calcext:condition calcext:apply-style-name="無題1" calcext:value="=1" calcext:base-cell-address="'Number font'.B79"/>
          </calcext:conditional-format>
          <calcext:conditional-format calcext:target-range-address="'Number font'.B80:'Number font'.E80">
            <calcext:condition calcext:apply-style-name="無題1" calcext:value="=1" calcext:base-cell-address="'Number font'.B80"/>
          </calcext:conditional-format>
          <calcext:conditional-format calcext:target-range-address="'Number font'.B81:'Number font'.E81">
            <calcext:condition calcext:apply-style-name="無題1" calcext:value="=1" calcext:base-cell-address="'Number font'.B81"/>
          </calcext:conditional-format>
          <calcext:conditional-format calcext:target-range-address="'Number font'.B82:'Number font'.E82">
            <calcext:condition calcext:apply-style-name="無題1" calcext:value="=1" calcext:base-cell-address="'Number font'.B82"/>
          </calcext:conditional-format>
          <calcext:conditional-format calcext:target-range-address="'Number font'.B83:'Number font'.E83">
            <calcext:condition calcext:apply-style-name="無題1" calcext:value="=1" calcext:base-cell-address="'Number font'.B83"/>
          </calcext:conditional-format>
          <calcext:conditional-format calcext:target-range-address="'Number font'.B84:'Number font'.E84">
            <calcext:condition calcext:apply-style-name="無題1" calcext:value="=1" calcext:base-cell-address="'Number font'.B84"/>
          </calcext:conditional-format>
          <calcext:conditional-format calcext:target-range-address="'Number font'.A82:'Number font'.A82">
            <calcext:condition calcext:apply-style-name="無題1" calcext:value="=1" calcext:base-cell-address="'Number font'.A82"/>
          </calcext:conditional-format>
          <calcext:conditional-format calcext:target-range-address="'Number font'.A83:'Number font'.A83">
            <calcext:condition calcext:apply-style-name="無題1" calcext:value="=1" calcext:base-cell-address="'Number font'.A83"/>
          </calcext:conditional-format>
          <calcext:conditional-format calcext:target-range-address="'Number font'.A84:'Number font'.A84">
            <calcext:condition calcext:apply-style-name="無題1" calcext:value="=1" calcext:base-cell-address="'Number font'.A84"/>
          </calcext:conditional-format>
          <calcext:conditional-format calcext:target-range-address="'Number font'.H53:'Number font'.H68 'Number font'.A53:'Number font'.G53 'Number font'.A68:'Number font'.G68 'Number font'.A63:'Number font'.A64 'Number font'.F54:'Number font'.G67 'Number font'.A54:'Number font'.A55 'Number font'.A59:'Number font'.A61">
            <calcext:condition calcext:apply-style-name="無題1" calcext:value="=1" calcext:base-cell-address="'Number font'.A53"/>
          </calcext:conditional-format>
          <calcext:conditional-format calcext:target-range-address="'Number font'.B54:'Number font'.E54">
            <calcext:condition calcext:apply-style-name="無題1" calcext:value="=1" calcext:base-cell-address="'Number font'.B54"/>
          </calcext:conditional-format>
          <calcext:conditional-format calcext:target-range-address="'Number font'.B55:'Number font'.E55">
            <calcext:condition calcext:apply-style-name="無題1" calcext:value="=1" calcext:base-cell-address="'Number font'.B55"/>
          </calcext:conditional-format>
          <calcext:conditional-format calcext:target-range-address="'Number font'.D56:'Number font'.E56">
            <calcext:condition calcext:apply-style-name="無題1" calcext:value="=1" calcext:base-cell-address="'Number font'.D56"/>
          </calcext:conditional-format>
          <calcext:conditional-format calcext:target-range-address="'Number font'.D57:'Number font'.E57">
            <calcext:condition calcext:apply-style-name="無題1" calcext:value="=1" calcext:base-cell-address="'Number font'.D57"/>
          </calcext:conditional-format>
          <calcext:conditional-format calcext:target-range-address="'Number font'.E58:'Number font'.E58">
            <calcext:condition calcext:apply-style-name="無題1" calcext:value="=1" calcext:base-cell-address="'Number font'.E58"/>
          </calcext:conditional-format>
          <calcext:conditional-format calcext:target-range-address="'Number font'.B59:'Number font'.E59">
            <calcext:condition calcext:apply-style-name="無題1" calcext:value="=1" calcext:base-cell-address="'Number font'.B59"/>
          </calcext:conditional-format>
          <calcext:conditional-format calcext:target-range-address="'Number font'.B60:'Number font'.E60">
            <calcext:condition calcext:apply-style-name="無題1" calcext:value="=1" calcext:base-cell-address="'Number font'.B60"/>
          </calcext:conditional-format>
          <calcext:conditional-format calcext:target-range-address="'Number font'.B61:'Number font'.E61">
            <calcext:condition calcext:apply-style-name="無題1" calcext:value="=1" calcext:base-cell-address="'Number font'.B61"/>
          </calcext:conditional-format>
          <calcext:conditional-format calcext:target-range-address="'Number font'.E62:'Number font'.E62">
            <calcext:condition calcext:apply-style-name="無題1" calcext:value="=1" calcext:base-cell-address="'Number font'.E62"/>
          </calcext:conditional-format>
          <calcext:conditional-format calcext:target-range-address="'Number font'.B63:'Number font'.E63">
            <calcext:condition calcext:apply-style-name="無題1" calcext:value="=1" calcext:base-cell-address="'Number font'.B63"/>
          </calcext:conditional-format>
          <calcext:conditional-format calcext:target-range-address="'Number font'.B64:'Number font'.E64">
            <calcext:condition calcext:apply-style-name="無題1" calcext:value="=1" calcext:base-cell-address="'Number font'.B64"/>
          </calcext:conditional-format>
          <calcext:conditional-format calcext:target-range-address="'Number font'.B65:'Number font'.E65">
            <calcext:condition calcext:apply-style-name="無題1" calcext:value="=1" calcext:base-cell-address="'Number font'.B65"/>
          </calcext:conditional-format>
          <calcext:conditional-format calcext:target-range-address="'Number font'.B66:'Number font'.E66">
            <calcext:condition calcext:apply-style-name="無題1" calcext:value="=1" calcext:base-cell-address="'Number font'.B66"/>
          </calcext:conditional-format>
          <calcext:conditional-format calcext:target-range-address="'Number font'.B67:'Number font'.E67">
            <calcext:condition calcext:apply-style-name="無題1" calcext:value="=1" calcext:base-cell-address="'Number font'.B67"/>
          </calcext:conditional-format>
          <calcext:conditional-format calcext:target-range-address="'Number font'.A65:'Number font'.A65">
            <calcext:condition calcext:apply-style-name="無題1" calcext:value="=1" calcext:base-cell-address="'Number font'.A65"/>
          </calcext:conditional-format>
          <calcext:conditional-format calcext:target-range-address="'Number font'.A66:'Number font'.A66">
            <calcext:condition calcext:apply-style-name="無題1" calcext:value="=1" calcext:base-cell-address="'Number font'.A66"/>
          </calcext:conditional-format>
          <calcext:conditional-format calcext:target-range-address="'Number font'.A67:'Number font'.A67">
            <calcext:condition calcext:apply-style-name="無題1" calcext:value="=1" calcext:base-cell-address="'Number font'.A67"/>
          </calcext:conditional-format>
          <calcext:conditional-format calcext:target-range-address="'Number font'.H36:'Number font'.H51 'Number font'.A36:'Number font'.G36 'Number font'.A51:'Number font'.G51 'Number font'.A42:'Number font'.A47 'Number font'.F46:'Number font'.G50 'Number font'.A37:'Number font'.A40 'Number font'.F41:'Number font'.G44 'Number font'.G37:'Number font'.G40">
            <calcext:condition calcext:apply-style-name="無題1" calcext:value="=1" calcext:base-cell-address="'Number font'.A36"/>
          </calcext:conditional-format>
          <calcext:conditional-format calcext:target-range-address="'Number font'.E41:'Number font'.E41">
            <calcext:condition calcext:apply-style-name="無題1" calcext:value="=1" calcext:base-cell-address="'Number font'.E41"/>
          </calcext:conditional-format>
          <calcext:conditional-format calcext:target-range-address="'Number font'.B42:'Number font'.E42">
            <calcext:condition calcext:apply-style-name="無題1" calcext:value="=1" calcext:base-cell-address="'Number font'.B42"/>
          </calcext:conditional-format>
          <calcext:conditional-format calcext:target-range-address="'Number font'.B43:'Number font'.E43">
            <calcext:condition calcext:apply-style-name="無題1" calcext:value="=1" calcext:base-cell-address="'Number font'.B43"/>
          </calcext:conditional-format>
          <calcext:conditional-format calcext:target-range-address="'Number font'.B44:'Number font'.E44">
            <calcext:condition calcext:apply-style-name="無題1" calcext:value="=1" calcext:base-cell-address="'Number font'.B44"/>
          </calcext:conditional-format>
          <calcext:conditional-format calcext:target-range-address="'Number font'.B45:'Number font'.B45">
            <calcext:condition calcext:apply-style-name="無題1" calcext:value="=1" calcext:base-cell-address="'Number font'.B45"/>
          </calcext:conditional-format>
          <calcext:conditional-format calcext:target-range-address="'Number font'.B46:'Number font'.E46">
            <calcext:condition calcext:apply-style-name="無題1" calcext:value="=1" calcext:base-cell-address="'Number font'.B46"/>
          </calcext:conditional-format>
          <calcext:conditional-format calcext:target-range-address="'Number font'.B47:'Number font'.E47">
            <calcext:condition calcext:apply-style-name="無題1" calcext:value="=1" calcext:base-cell-address="'Number font'.B47"/>
          </calcext:conditional-format>
          <calcext:conditional-format calcext:target-range-address="'Number font'.B48:'Number font'.E48">
            <calcext:condition calcext:apply-style-name="無題1" calcext:value="=1" calcext:base-cell-address="'Number font'.B48"/>
          </calcext:conditional-format>
          <calcext:conditional-format calcext:target-range-address="'Number font'.B49:'Number font'.E49">
            <calcext:condition calcext:apply-style-name="無題1" calcext:value="=1" calcext:base-cell-address="'Number font'.B49"/>
          </calcext:conditional-format>
          <calcext:conditional-format calcext:target-range-address="'Number font'.B50:'Number font'.E50">
            <calcext:condition calcext:apply-style-name="無題1" calcext:value="=1" calcext:base-cell-address="'Number font'.B50"/>
          </calcext:conditional-format>
          <calcext:conditional-format calcext:target-range-address="'Number font'.A48:'Number font'.A48">
            <calcext:condition calcext:apply-style-name="無題1" calcext:value="=1" calcext:base-cell-address="'Number font'.A48"/>
          </calcext:conditional-format>
          <calcext:conditional-format calcext:target-range-address="'Number font'.A49:'Number font'.A49">
            <calcext:condition calcext:apply-style-name="無題1" calcext:value="=1" calcext:base-cell-address="'Number font'.A49"/>
          </calcext:conditional-format>
          <calcext:conditional-format calcext:target-range-address="'Number font'.A50:'Number font'.A50">
            <calcext:condition calcext:apply-style-name="無題1" calcext:value="=1" calcext:base-cell-address="'Number font'.A50"/>
          </calcext:conditional-format>
          <calcext:conditional-format calcext:target-range-address="'Number font'.H19:'Number font'.H34 'Number font'.A34:'Number font'.G34">
            <calcext:condition calcext:apply-style-name="無題1" calcext:value="=1" calcext:base-cell-address="'Number font'.A19"/>
          </calcext:conditional-format>
          <calcext:conditional-format calcext:target-range-address="'Number font'.H2:'Number font'.H17 'Number font'.A2:'Number font'.G2 'Number font'.A17:'Number font'.G17 'Number font'.A3:'Number font'.A13 'Number font'.F3:'Number font'.G16">
            <calcext:condition calcext:apply-style-name="無題1" calcext:value="=1" calcext:base-cell-address="'Number font'.A2"/>
          </calcext:conditional-format>
          <calcext:conditional-format calcext:target-range-address="'Number font'.B3:'Number font'.E3">
            <calcext:condition calcext:apply-style-name="無題1" calcext:value="=1" calcext:base-cell-address="'Number font'.B3"/>
          </calcext:conditional-format>
          <calcext:conditional-format calcext:target-range-address="'Number font'.B4:'Number font'.E4">
            <calcext:condition calcext:apply-style-name="無題1" calcext:value="=1" calcext:base-cell-address="'Number font'.B4"/>
          </calcext:conditional-format>
          <calcext:conditional-format calcext:target-range-address="'Number font'.B5:'Number font'.E5">
            <calcext:condition calcext:apply-style-name="無題1" calcext:value="=1" calcext:base-cell-address="'Number font'.B5"/>
          </calcext:conditional-format>
          <calcext:conditional-format calcext:target-range-address="'Number font'.B6:'Number font'.E6">
            <calcext:condition calcext:apply-style-name="無題1" calcext:value="=1" calcext:base-cell-address="'Number font'.B6"/>
          </calcext:conditional-format>
          <calcext:conditional-format calcext:target-range-address="'Number font'.B7:'Number font'.E7">
            <calcext:condition calcext:apply-style-name="無題1" calcext:value="=1" calcext:base-cell-address="'Number font'.B7"/>
          </calcext:conditional-format>
          <calcext:conditional-format calcext:target-range-address="'Number font'.B8:'Number font'.E8">
            <calcext:condition calcext:apply-style-name="無題1" calcext:value="=1" calcext:base-cell-address="'Number font'.B8"/>
          </calcext:conditional-format>
          <calcext:conditional-format calcext:target-range-address="'Number font'.B9:'Number font'.E9">
            <calcext:condition calcext:apply-style-name="無題1" calcext:value="=1" calcext:base-cell-address="'Number font'.B9"/>
          </calcext:conditional-format>
          <calcext:conditional-format calcext:target-range-address="'Number font'.B10:'Number font'.E10">
            <calcext:condition calcext:apply-style-name="無題1" calcext:value="=1" calcext:base-cell-address="'Number font'.B10"/>
          </calcext:conditional-format>
          <calcext:conditional-format calcext:target-range-address="'Number font'.B11:'Number font'.E11">
            <calcext:condition calcext:apply-style-name="無題1" calcext:value="=1" calcext:base-cell-address="'Number font'.B11"/>
          </calcext:conditional-format>
          <calcext:conditional-format calcext:target-range-address="'Number font'.B12:'Number font'.E12">
            <calcext:condition calcext:apply-style-name="無題1" calcext:value="=1" calcext:base-cell-address="'Number font'.B12"/>
          </calcext:conditional-format>
          <calcext:conditional-format calcext:target-range-address="'Number font'.B13:'Number font'.E13">
            <calcext:condition calcext:apply-style-name="無題1" calcext:value="=1" calcext:base-cell-address="'Number font'.B13"/>
          </calcext:conditional-format>
          <calcext:conditional-format calcext:target-range-address="'Number font'.B14:'Number font'.E14">
            <calcext:condition calcext:apply-style-name="無題1" calcext:value="=1" calcext:base-cell-address="'Number font'.B14"/>
          </calcext:conditional-format>
          <calcext:conditional-format calcext:target-range-address="'Number font'.B15:'Number font'.E15">
            <calcext:condition calcext:apply-style-name="無題1" calcext:value="=1" calcext:base-cell-address="'Number font'.B15"/>
          </calcext:conditional-format>
          <calcext:conditional-format calcext:target-range-address="'Number font'.B16:'Number font'.E16">
            <calcext:condition calcext:apply-style-name="無題1" calcext:value="=1" calcext:base-cell-address="'Number font'.B16"/>
          </calcext:conditional-format>
          <calcext:conditional-format calcext:target-range-address="'Number font'.A14:'Number font'.A14">
            <calcext:condition calcext:apply-style-name="無題1" calcext:value="=1" calcext:base-cell-address="'Number font'.A14"/>
          </calcext:conditional-format>
          <calcext:conditional-format calcext:target-range-address="'Number font'.A15:'Number font'.A15">
            <calcext:condition calcext:apply-style-name="無題1" calcext:value="=1" calcext:base-cell-address="'Number font'.A15"/>
          </calcext:conditional-format>
          <calcext:conditional-format calcext:target-range-address="'Number font'.A16:'Number font'.A16">
            <calcext:condition calcext:apply-style-name="無題1" calcext:value="=1" calcext:base-cell-address="'Number font'.A16"/>
          </calcext:conditional-format>
          <calcext:conditional-format calcext:target-range-address="'Number font'.A56:'Number font'.C57">
            <calcext:condition calcext:apply-style-name="無題1" calcext:value="=1" calcext:base-cell-address="'Number font'.A56"/>
          </calcext:conditional-format>
          <calcext:conditional-format calcext:target-range-address="'Number font'.A56:'Number font'.A57">
            <calcext:condition calcext:apply-style-name="無題1" calcext:value="=1" calcext:base-cell-address="'Number font'.A56"/>
          </calcext:conditional-format>
          <calcext:conditional-format calcext:target-range-address="'Number font'.B56:'Number font'.C56">
            <calcext:condition calcext:apply-style-name="無題1" calcext:value="=1" calcext:base-cell-address="'Number font'.B56"/>
          </calcext:conditional-format>
          <calcext:conditional-format calcext:target-range-address="'Number font'.B57:'Number font'.C57">
            <calcext:condition calcext:apply-style-name="無題1" calcext:value="=1" calcext:base-cell-address="'Number font'.B57"/>
          </calcext:conditional-format>
          <calcext:conditional-format calcext:target-range-address="'Number font'.A19:'Number font'.A30">
            <calcext:condition calcext:apply-style-name="無題1" calcext:value="=1" calcext:base-cell-address="'Number font'.A19"/>
          </calcext:conditional-format>
          <calcext:conditional-format calcext:target-range-address="'Number font'.A31:'Number font'.A31">
            <calcext:condition calcext:apply-style-name="無題1" calcext:value="=1" calcext:base-cell-address="'Number font'.A31"/>
          </calcext:conditional-format>
          <calcext:conditional-format calcext:target-range-address="'Number font'.A32:'Number font'.A32">
            <calcext:condition calcext:apply-style-name="無題1" calcext:value="=1" calcext:base-cell-address="'Number font'.A32"/>
          </calcext:conditional-format>
          <calcext:conditional-format calcext:target-range-address="'Number font'.A33:'Number font'.A33">
            <calcext:condition calcext:apply-style-name="無題1" calcext:value="=1" calcext:base-cell-address="'Number font'.A33"/>
          </calcext:conditional-format>
          <calcext:conditional-format calcext:target-range-address="'Number font'.G19:'Number font'.G19">
            <calcext:condition calcext:apply-style-name="無題1" calcext:value="=1" calcext:base-cell-address="'Number font'.G19"/>
          </calcext:conditional-format>
          <calcext:conditional-format calcext:target-range-address="'Number font'.G20:'Number font'.G20">
            <calcext:condition calcext:apply-style-name="無題1" calcext:value="=1" calcext:base-cell-address="'Number font'.G20"/>
          </calcext:conditional-format>
          <calcext:conditional-format calcext:target-range-address="'Number font'.G21:'Number font'.G21">
            <calcext:condition calcext:apply-style-name="無題1" calcext:value="=1" calcext:base-cell-address="'Number font'.G21"/>
          </calcext:conditional-format>
          <calcext:conditional-format calcext:target-range-address="'Number font'.G22:'Number font'.G22">
            <calcext:condition calcext:apply-style-name="無題1" calcext:value="=1" calcext:base-cell-address="'Number font'.G22"/>
          </calcext:conditional-format>
          <calcext:conditional-format calcext:target-range-address="'Number font'.G23:'Number font'.G23">
            <calcext:condition calcext:apply-style-name="無題1" calcext:value="=1" calcext:base-cell-address="'Number font'.G23"/>
          </calcext:conditional-format>
          <calcext:conditional-format calcext:target-range-address="'Number font'.A41:'Number font'.D41">
            <calcext:condition calcext:apply-style-name="無題1" calcext:value="=1" calcext:base-cell-address="'Number font'.A41"/>
          </calcext:conditional-format>
          <calcext:conditional-format calcext:target-range-address="'Number font'.A41:'Number font'.A41">
            <calcext:condition calcext:apply-style-name="無題1" calcext:value="=1" calcext:base-cell-address="'Number font'.A41"/>
          </calcext:conditional-format>
          <calcext:conditional-format calcext:target-range-address="'Number font'.B41:'Number font'.D41">
            <calcext:condition calcext:apply-style-name="無題1" calcext:value="=1" calcext:base-cell-address="'Number font'.B41"/>
          </calcext:conditional-format>
          <calcext:conditional-format calcext:target-range-address="'Number font'.E45:'Number font'.G45">
            <calcext:condition calcext:apply-style-name="無題1" calcext:value="=1" calcext:base-cell-address="'Number font'.E45"/>
          </calcext:conditional-format>
          <calcext:conditional-format calcext:target-range-address="'Number font'.E45:'Number font'.G45">
            <calcext:condition calcext:apply-style-name="無題1" calcext:value="=1" calcext:base-cell-address="'Number font'.E45"/>
          </calcext:conditional-format>
          <calcext:conditional-format calcext:target-range-address="'Number font'.A58:'Number font'.D58">
            <calcext:condition calcext:apply-style-name="無題1" calcext:value="=1" calcext:base-cell-address="'Number font'.A58"/>
          </calcext:conditional-format>
          <calcext:conditional-format calcext:target-range-address="'Number font'.A58:'Number font'.A58">
            <calcext:condition calcext:apply-style-name="無題1" calcext:value="=1" calcext:base-cell-address="'Number font'.A58"/>
          </calcext:conditional-format>
          <calcext:conditional-format calcext:target-range-address="'Number font'.B58:'Number font'.D58">
            <calcext:condition calcext:apply-style-name="無題1" calcext:value="=1" calcext:base-cell-address="'Number font'.B58"/>
          </calcext:conditional-format>
          <calcext:conditional-format calcext:target-range-address="'Number font'.A62:'Number font'.D62">
            <calcext:condition calcext:apply-style-name="無題1" calcext:value="=1" calcext:base-cell-address="'Number font'.A62"/>
          </calcext:conditional-format>
          <calcext:conditional-format calcext:target-range-address="'Number font'.A62:'Number font'.A62">
            <calcext:condition calcext:apply-style-name="無題1" calcext:value="=1" calcext:base-cell-address="'Number font'.A62"/>
          </calcext:conditional-format>
          <calcext:conditional-format calcext:target-range-address="'Number font'.B62:'Number font'.D62">
            <calcext:condition calcext:apply-style-name="無題1" calcext:value="=1" calcext:base-cell-address="'Number font'.B62"/>
          </calcext:conditional-format>
          <calcext:conditional-format calcext:target-range-address="'Number font'.D92:'Number font'.G92">
            <calcext:condition calcext:apply-style-name="無題1" calcext:value="=1" calcext:base-cell-address="'Number font'.D92"/>
          </calcext:conditional-format>
          <calcext:conditional-format calcext:target-range-address="'Number font'.D92:'Number font'.D92">
            <calcext:condition calcext:apply-style-name="無題1" calcext:value="=1" calcext:base-cell-address="'Number font'.D92"/>
          </calcext:conditional-format>
          <calcext:conditional-format calcext:target-range-address="'Number font'.E92:'Number font'.G92">
            <calcext:condition calcext:apply-style-name="無題1" calcext:value="=1" calcext:base-cell-address="'Number font'.E92"/>
          </calcext:conditional-format>
          <calcext:conditional-format calcext:target-range-address="'Number font'.A96:'Number font'.D96">
            <calcext:condition calcext:apply-style-name="無題1" calcext:value="=1" calcext:base-cell-address="'Number font'.A96"/>
          </calcext:conditional-format>
          <calcext:conditional-format calcext:target-range-address="'Number font'.A96:'Number font'.A96">
            <calcext:condition calcext:apply-style-name="無題1" calcext:value="=1" calcext:base-cell-address="'Number font'.A96"/>
          </calcext:conditional-format>
          <calcext:conditional-format calcext:target-range-address="'Number font'.B96:'Number font'.D96">
            <calcext:condition calcext:apply-style-name="無題1" calcext:value="=1" calcext:base-cell-address="'Number font'.B96"/>
          </calcext:conditional-format>
          <calcext:conditional-format calcext:target-range-address="'Number font'.D109:'Number font'.G109">
            <calcext:condition calcext:apply-style-name="無題1" calcext:value="=1" calcext:base-cell-address="'Number font'.D109"/>
          </calcext:conditional-format>
          <calcext:conditional-format calcext:target-range-address="'Number font'.D109:'Number font'.D109">
            <calcext:condition calcext:apply-style-name="無題1" calcext:value="=1" calcext:base-cell-address="'Number font'.D109"/>
          </calcext:conditional-format>
          <calcext:conditional-format calcext:target-range-address="'Number font'.E109:'Number font'.G109">
            <calcext:condition calcext:apply-style-name="無題1" calcext:value="=1" calcext:base-cell-address="'Number font'.E109"/>
          </calcext:conditional-format>
          <calcext:conditional-format calcext:target-range-address="'Number font'.C141:'Number font'.E141">
            <calcext:condition calcext:apply-style-name="無題1" calcext:value="=1" calcext:base-cell-address="'Number font'.C141"/>
          </calcext:conditional-format>
          <calcext:conditional-format calcext:target-range-address="'Number font'.C149:'Number font'.E149">
            <calcext:condition calcext:apply-style-name="無題1" calcext:value="=1" calcext:base-cell-address="'Number font'.C149"/>
          </calcext:conditional-format>
          <calcext:conditional-format calcext:target-range-address="'Number font'.C158:'Number font'.E158">
            <calcext:condition calcext:apply-style-name="無題1" calcext:value="=1" calcext:base-cell-address="'Number font'.C158"/>
          </calcext:conditional-format>
          <calcext:conditional-format calcext:target-range-address="'Number font'.A165:'Number font'.A165">
            <calcext:condition calcext:apply-style-name="無題1" calcext:value="=1" calcext:base-cell-address="'Number font'.A165"/>
          </calcext:conditional-format>
          <calcext:conditional-format calcext:target-range-address="'Number font'.B165:'Number font'.C165">
            <calcext:condition calcext:apply-style-name="無題1" calcext:value="=1" calcext:base-cell-address="'Number font'.B165"/>
          </calcext:conditional-format>
          <calcext:conditional-format calcext:target-range-address="'Number font'.G24:'Number font'.G24">
            <calcext:condition calcext:apply-style-name="無題1" calcext:value="=1" calcext:base-cell-address="'Number font'.G24"/>
          </calcext:conditional-format>
          <calcext:conditional-format calcext:target-range-address="'Number font'.G25:'Number font'.G25">
            <calcext:condition calcext:apply-style-name="無題1" calcext:value="=1" calcext:base-cell-address="'Number font'.G25"/>
          </calcext:conditional-format>
          <calcext:conditional-format calcext:target-range-address="'Number font'.G26:'Number font'.G26">
            <calcext:condition calcext:apply-style-name="無題1" calcext:value="=1" calcext:base-cell-address="'Number font'.G26"/>
          </calcext:conditional-format>
          <calcext:conditional-format calcext:target-range-address="'Number font'.G27:'Number font'.G27">
            <calcext:condition calcext:apply-style-name="無題1" calcext:value="=1" calcext:base-cell-address="'Number font'.G27"/>
          </calcext:conditional-format>
          <calcext:conditional-format calcext:target-range-address="'Number font'.G28:'Number font'.G28">
            <calcext:condition calcext:apply-style-name="無題1" calcext:value="=1" calcext:base-cell-address="'Number font'.G28"/>
          </calcext:conditional-format>
          <calcext:conditional-format calcext:target-range-address="'Number font'.G29:'Number font'.G29">
            <calcext:condition calcext:apply-style-name="無題1" calcext:value="=1" calcext:base-cell-address="'Number font'.G29"/>
          </calcext:conditional-format>
          <calcext:conditional-format calcext:target-range-address="'Number font'.G30:'Number font'.G30">
            <calcext:condition calcext:apply-style-name="無題1" calcext:value="=1" calcext:base-cell-address="'Number font'.G30"/>
          </calcext:conditional-format>
          <calcext:conditional-format calcext:target-range-address="'Number font'.G31:'Number font'.G31">
            <calcext:condition calcext:apply-style-name="無題1" calcext:value="=1" calcext:base-cell-address="'Number font'.G31"/>
          </calcext:conditional-format>
          <calcext:conditional-format calcext:target-range-address="'Number font'.G32:'Number font'.G32">
            <calcext:condition calcext:apply-style-name="無題1" calcext:value="=1" calcext:base-cell-address="'Number font'.G32"/>
          </calcext:conditional-format>
          <calcext:conditional-format calcext:target-range-address="'Number font'.G33:'Number font'.G33">
            <calcext:condition calcext:apply-style-name="無題1" calcext:value="=1" calcext:base-cell-address="'Number font'.G33"/>
          </calcext:conditional-format>
          <calcext:conditional-format calcext:target-range-address="'Number font'.B37:'Number font'.F40">
            <calcext:condition calcext:apply-style-name="無題1" calcext:value="=1" calcext:base-cell-address="'Number font'.B37"/>
          </calcext:conditional-format>
          <calcext:conditional-format calcext:target-range-address="'Number font'.F37:'Number font'.F40">
            <calcext:condition calcext:apply-style-name="無題1" calcext:value="=1" calcext:base-cell-address="'Number font'.F37"/>
          </calcext:conditional-format>
          <calcext:conditional-format calcext:target-range-address="'Number font'.B37:'Number font'.E37">
            <calcext:condition calcext:apply-style-name="無題1" calcext:value="=1" calcext:base-cell-address="'Number font'.B37"/>
          </calcext:conditional-format>
          <calcext:conditional-format calcext:target-range-address="'Number font'.B38:'Number font'.E38">
            <calcext:condition calcext:apply-style-name="無題1" calcext:value="=1" calcext:base-cell-address="'Number font'.B38"/>
          </calcext:conditional-format>
          <calcext:conditional-format calcext:target-range-address="'Number font'.B39:'Number font'.E39">
            <calcext:condition calcext:apply-style-name="無題1" calcext:value="=1" calcext:base-cell-address="'Number font'.B39"/>
          </calcext:conditional-format>
          <calcext:conditional-format calcext:target-range-address="'Number font'.B40:'Number font'.E40">
            <calcext:condition calcext:apply-style-name="無題1" calcext:value="=1" calcext:base-cell-address="'Number font'.B40"/>
          </calcext:conditional-format>
          <calcext:conditional-format calcext:target-range-address="'Number font'.D19:'Number font'.F19">
            <calcext:condition calcext:apply-style-name="無題1" calcext:value="=1" calcext:base-cell-address="'Number font'.D19"/>
          </calcext:conditional-format>
          <calcext:conditional-format calcext:target-range-address="'Number font'.D20:'Number font'.F20">
            <calcext:condition calcext:apply-style-name="無題1" calcext:value="=1" calcext:base-cell-address="'Number font'.D20"/>
          </calcext:conditional-format>
          <calcext:conditional-format calcext:target-range-address="'Number font'.D21:'Number font'.F21">
            <calcext:condition calcext:apply-style-name="無題1" calcext:value="=1" calcext:base-cell-address="'Number font'.D21"/>
          </calcext:conditional-format>
          <calcext:conditional-format calcext:target-range-address="'Number font'.D22:'Number font'.F22">
            <calcext:condition calcext:apply-style-name="無題1" calcext:value="=1" calcext:base-cell-address="'Number font'.D22"/>
          </calcext:conditional-format>
          <calcext:conditional-format calcext:target-range-address="'Number font'.F23:'Number font'.F23 'Number font'.D23:'Number font'.D23">
            <calcext:condition calcext:apply-style-name="無題1" calcext:value="=1" calcext:base-cell-address="'Number font'.D23"/>
          </calcext:conditional-format>
          <calcext:conditional-format calcext:target-range-address="'Number font'.D24:'Number font'.D24">
            <calcext:condition calcext:apply-style-name="無題1" calcext:value="=1" calcext:base-cell-address="'Number font'.D24"/>
          </calcext:conditional-format>
          <calcext:conditional-format calcext:target-range-address="'Number font'.D25:'Number font'.D25">
            <calcext:condition calcext:apply-style-name="無題1" calcext:value="=1" calcext:base-cell-address="'Number font'.D25"/>
          </calcext:conditional-format>
          <calcext:conditional-format calcext:target-range-address="'Number font'.D26:'Number font'.D26">
            <calcext:condition calcext:apply-style-name="無題1" calcext:value="=1" calcext:base-cell-address="'Number font'.D26"/>
          </calcext:conditional-format>
          <calcext:conditional-format calcext:target-range-address="'Number font'.D27:'Number font'.D27">
            <calcext:condition calcext:apply-style-name="無題1" calcext:value="=1" calcext:base-cell-address="'Number font'.D27"/>
          </calcext:conditional-format>
          <calcext:conditional-format calcext:target-range-address="'Number font'.D28:'Number font'.D28">
            <calcext:condition calcext:apply-style-name="無題1" calcext:value="=1" calcext:base-cell-address="'Number font'.D28"/>
          </calcext:conditional-format>
          <calcext:conditional-format calcext:target-range-address="'Number font'.D29:'Number font'.D29">
            <calcext:condition calcext:apply-style-name="無題1" calcext:value="=1" calcext:base-cell-address="'Number font'.D29"/>
          </calcext:conditional-format>
          <calcext:conditional-format calcext:target-range-address="'Number font'.D30:'Number font'.D30">
            <calcext:condition calcext:apply-style-name="無題1" calcext:value="=1" calcext:base-cell-address="'Number font'.D30"/>
          </calcext:conditional-format>
          <calcext:conditional-format calcext:target-range-address="'Number font'.D31:'Number font'.D31">
            <calcext:condition calcext:apply-style-name="無題1" calcext:value="=1" calcext:base-cell-address="'Number font'.D31"/>
          </calcext:conditional-format>
          <calcext:conditional-format calcext:target-range-address="'Number font'.D32:'Number font'.D32">
            <calcext:condition calcext:apply-style-name="無題1" calcext:value="=1" calcext:base-cell-address="'Number font'.D32"/>
          </calcext:conditional-format>
          <calcext:conditional-format calcext:target-range-address="'Number font'.D33:'Number font'.E33">
            <calcext:condition calcext:apply-style-name="無題1" calcext:value="=1" calcext:base-cell-address="'Number font'.D33"/>
          </calcext:conditional-format>
          <calcext:conditional-format calcext:target-range-address="'Number font'.B19:'Number font'.C19 'Number font'.B20:'Number font'.B30">
            <calcext:condition calcext:apply-style-name="無題1" calcext:value="=1" calcext:base-cell-address="'Number font'.B19"/>
          </calcext:conditional-format>
          <calcext:conditional-format calcext:target-range-address="'Number font'.C20:'Number font'.C20">
            <calcext:condition calcext:apply-style-name="無題1" calcext:value="=1" calcext:base-cell-address="'Number font'.C20"/>
          </calcext:conditional-format>
          <calcext:conditional-format calcext:target-range-address="'Number font'.C21:'Number font'.C21">
            <calcext:condition calcext:apply-style-name="無題1" calcext:value="=1" calcext:base-cell-address="'Number font'.C21"/>
          </calcext:conditional-format>
          <calcext:conditional-format calcext:target-range-address="'Number font'.C22:'Number font'.C22">
            <calcext:condition calcext:apply-style-name="無題1" calcext:value="=1" calcext:base-cell-address="'Number font'.C22"/>
          </calcext:conditional-format>
          <calcext:conditional-format calcext:target-range-address="'Number font'.C23:'Number font'.C23">
            <calcext:condition calcext:apply-style-name="無題1" calcext:value="=1" calcext:base-cell-address="'Number font'.C23"/>
          </calcext:conditional-format>
          <calcext:conditional-format calcext:target-range-address="'Number font'.C24:'Number font'.C24">
            <calcext:condition calcext:apply-style-name="無題1" calcext:value="=1" calcext:base-cell-address="'Number font'.C24"/>
          </calcext:conditional-format>
          <calcext:conditional-format calcext:target-range-address="'Number font'.C25:'Number font'.C25">
            <calcext:condition calcext:apply-style-name="無題1" calcext:value="=1" calcext:base-cell-address="'Number font'.C25"/>
          </calcext:conditional-format>
          <calcext:conditional-format calcext:target-range-address="'Number font'.C26:'Number font'.C26">
            <calcext:condition calcext:apply-style-name="無題1" calcext:value="=1" calcext:base-cell-address="'Number font'.C26"/>
          </calcext:conditional-format>
          <calcext:conditional-format calcext:target-range-address="'Number font'.C27:'Number font'.C27">
            <calcext:condition calcext:apply-style-name="無題1" calcext:value="=1" calcext:base-cell-address="'Number font'.C27"/>
          </calcext:conditional-format>
          <calcext:conditional-format calcext:target-range-address="'Number font'.C28:'Number font'.C28">
            <calcext:condition calcext:apply-style-name="無題1" calcext:value="=1" calcext:base-cell-address="'Number font'.C28"/>
          </calcext:conditional-format>
          <calcext:conditional-format calcext:target-range-address="'Number font'.C29:'Number font'.C29">
            <calcext:condition calcext:apply-style-name="無題1" calcext:value="=1" calcext:base-cell-address="'Number font'.C29"/>
          </calcext:conditional-format>
          <calcext:conditional-format calcext:target-range-address="'Number font'.C30:'Number font'.C30">
            <calcext:condition calcext:apply-style-name="無題1" calcext:value="=1" calcext:base-cell-address="'Number font'.C30"/>
          </calcext:conditional-format>
          <calcext:conditional-format calcext:target-range-address="'Number font'.C31:'Number font'.C31">
            <calcext:condition calcext:apply-style-name="無題1" calcext:value="=1" calcext:base-cell-address="'Number font'.C31"/>
          </calcext:conditional-format>
          <calcext:conditional-format calcext:target-range-address="'Number font'.C32:'Number font'.C32">
            <calcext:condition calcext:apply-style-name="無題1" calcext:value="=1" calcext:base-cell-address="'Number font'.C32"/>
          </calcext:conditional-format>
          <calcext:conditional-format calcext:target-range-address="'Number font'.C33:'Number font'.C33">
            <calcext:condition calcext:apply-style-name="無題1" calcext:value="=1" calcext:base-cell-address="'Number font'.C33"/>
          </calcext:conditional-format>
          <calcext:conditional-format calcext:target-range-address="'Number font'.B31:'Number font'.B31">
            <calcext:condition calcext:apply-style-name="無題1" calcext:value="=1" calcext:base-cell-address="'Number font'.B31"/>
          </calcext:conditional-format>
          <calcext:conditional-format calcext:target-range-address="'Number font'.B32:'Number font'.B32">
            <calcext:condition calcext:apply-style-name="無題1" calcext:value="=1" calcext:base-cell-address="'Number font'.B32"/>
          </calcext:conditional-format>
          <calcext:conditional-format calcext:target-range-address="'Number font'.B33:'Number font'.B33">
            <calcext:condition calcext:apply-style-name="無題1" calcext:value="=1" calcext:base-cell-address="'Number font'.B33"/>
          </calcext:conditional-format>
          <calcext:conditional-format calcext:target-range-address="'Number font'.F24:'Number font'.F24">
            <calcext:condition calcext:apply-style-name="無題1" calcext:value="=1" calcext:base-cell-address="'Number font'.F24"/>
          </calcext:conditional-format>
          <calcext:conditional-format calcext:target-range-address="'Number font'.F25:'Number font'.F25">
            <calcext:condition calcext:apply-style-name="無題1" calcext:value="=1" calcext:base-cell-address="'Number font'.F25"/>
          </calcext:conditional-format>
          <calcext:conditional-format calcext:target-range-address="'Number font'.F26:'Number font'.F26">
            <calcext:condition calcext:apply-style-name="無題1" calcext:value="=1" calcext:base-cell-address="'Number font'.F26"/>
          </calcext:conditional-format>
          <calcext:conditional-format calcext:target-range-address="'Number font'.F27:'Number font'.F27">
            <calcext:condition calcext:apply-style-name="無題1" calcext:value="=1" calcext:base-cell-address="'Number font'.F27"/>
          </calcext:conditional-format>
          <calcext:conditional-format calcext:target-range-address="'Number font'.F28:'Number font'.F28">
            <calcext:condition calcext:apply-style-name="無題1" calcext:value="=1" calcext:base-cell-address="'Number font'.F28"/>
          </calcext:conditional-format>
          <calcext:conditional-format calcext:target-range-address="'Number font'.F29:'Number font'.F29">
            <calcext:condition calcext:apply-style-name="無題1" calcext:value="=1" calcext:base-cell-address="'Number font'.F29"/>
          </calcext:conditional-format>
          <calcext:conditional-format calcext:target-range-address="'Number font'.F30:'Number font'.F30">
            <calcext:condition calcext:apply-style-name="無題1" calcext:value="=1" calcext:base-cell-address="'Number font'.F30"/>
          </calcext:conditional-format>
          <calcext:conditional-format calcext:target-range-address="'Number font'.F31:'Number font'.F31">
            <calcext:condition calcext:apply-style-name="無題1" calcext:value="=1" calcext:base-cell-address="'Number font'.F31"/>
          </calcext:conditional-format>
          <calcext:conditional-format calcext:target-range-address="'Number font'.F32:'Number font'.F32">
            <calcext:condition calcext:apply-style-name="無題1" calcext:value="=1" calcext:base-cell-address="'Number font'.F32"/>
          </calcext:conditional-format>
          <calcext:conditional-format calcext:target-range-address="'Number font'.F33:'Number font'.F33">
            <calcext:condition calcext:apply-style-name="無題1" calcext:value="=1" calcext:base-cell-address="'Number font'.F33"/>
          </calcext:conditional-format>
          <calcext:conditional-format calcext:target-range-address="'Number font'.E23:'Number font'.E23">
            <calcext:condition calcext:apply-style-name="無題1" calcext:value="=1" calcext:base-cell-address="'Number font'.E23"/>
          </calcext:conditional-format>
          <calcext:conditional-format calcext:target-range-address="'Number font'.E24:'Number font'.E24">
            <calcext:condition calcext:apply-style-name="無題1" calcext:value="=1" calcext:base-cell-address="'Number font'.E24"/>
          </calcext:conditional-format>
          <calcext:conditional-format calcext:target-range-address="'Number font'.E25:'Number font'.E25">
            <calcext:condition calcext:apply-style-name="無題1" calcext:value="=1" calcext:base-cell-address="'Number font'.E25"/>
          </calcext:conditional-format>
          <calcext:conditional-format calcext:target-range-address="'Number font'.E26:'Number font'.E26">
            <calcext:condition calcext:apply-style-name="無題1" calcext:value="=1" calcext:base-cell-address="'Number font'.E26"/>
          </calcext:conditional-format>
          <calcext:conditional-format calcext:target-range-address="'Number font'.E27:'Number font'.E27">
            <calcext:condition calcext:apply-style-name="無題1" calcext:value="=1" calcext:base-cell-address="'Number font'.E27"/>
          </calcext:conditional-format>
          <calcext:conditional-format calcext:target-range-address="'Number font'.E28:'Number font'.E28">
            <calcext:condition calcext:apply-style-name="無題1" calcext:value="=1" calcext:base-cell-address="'Number font'.E28"/>
          </calcext:conditional-format>
          <calcext:conditional-format calcext:target-range-address="'Number font'.E29:'Number font'.E29">
            <calcext:condition calcext:apply-style-name="無題1" calcext:value="=1" calcext:base-cell-address="'Number font'.E29"/>
          </calcext:conditional-format>
          <calcext:conditional-format calcext:target-range-address="'Number font'.E30:'Number font'.E30">
            <calcext:condition calcext:apply-style-name="無題1" calcext:value="=1" calcext:base-cell-address="'Number font'.E30"/>
          </calcext:conditional-format>
          <calcext:conditional-format calcext:target-range-address="'Number font'.E31:'Number font'.E31">
            <calcext:condition calcext:apply-style-name="無題1" calcext:value="=1" calcext:base-cell-address="'Number font'.E31"/>
          </calcext:conditional-format>
          <calcext:conditional-format calcext:target-range-address="'Number font'.E32:'Number font'.E32">
            <calcext:condition calcext:apply-style-name="無題1" calcext:value="=1" calcext:base-cell-address="'Number font'.E32"/>
          </calcext:conditional-format>
          <calcext:conditional-format calcext:target-range-address="'Number font'.C45:'Number font'.D45">
            <calcext:condition calcext:apply-style-name="無題1" calcext:value="=1" calcext:base-cell-address="'Number font'.C45"/>
          </calcext:conditional-format>
          <calcext:conditional-format calcext:target-range-address="'Number font'.C45:'Number font'.D45">
            <calcext:condition calcext:apply-style-name="無題1" calcext:value="=1" calcext:base-cell-address="'Number font'.C4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3333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0">0000/00/00</text:date>, <text:time style:data-style-name="N2" text:time-value="00:41:54.611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3T08:45:09.336000000</meta:creation-date>
    <dc:date>2016-04-10T00:42:15.049000000</dc:date>
    <meta:editing-duration>PT2H44M1S</meta:editing-duration>
    <meta:editing-cycles>44</meta:editing-cycles>
    <meta:generator>LibreOffice/5.0.0.5$Windows_x86 LibreOffice_project/1b1a90865e348b492231e1c451437d7a15bb262b</meta:generator>
    <meta:document-statistic meta:table-count="1" meta:cell-count="1451" meta:object-count="0"/>
  </office:meta>
</office:document-meta>
</file>